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6.7118in" svg:y="0.7504in">
            <draw:object draw:notify-on-update-of-ranges="Sheet1.C2:Sheet1.C500 Sheet1.D3:Sheet1.D5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PS:</text:p>
          </table:table-cell>
          <table:table-cell/>
          <table:table-cell office:value-type="float" office:value="19.4859" calcext:value-type="float">
            <text:p>19.4859</text:p>
          </table:table-cell>
          <table:table-cell/>
        </table:table-row>
        <table:table-row table:style-name="ro1">
          <table:table-cell office:value-type="float" office:value="0.461206" calcext:value-type="float">
            <text:p>0.461206</text:p>
          </table:table-cell>
          <table:table-cell office:value-type="float" office:value="0.0979185" calcext:value-type="float">
            <text:p>0.0979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154167" calcext:value-type="float">
            <text:p>-0.0154167</text:p>
          </table:table-cell>
          <table:table-cell office:value-type="float" office:value="-0.0681968" calcext:value-type="float">
            <text:p>-0.0681968</text:p>
          </table:table-cell>
          <table:table-cell table:formula="of:=[.C2]+[.A3]/96*0.5" office:value-type="float" office:value="-0.0000802953125" calcext:value-type="float">
            <text:p>-8.02953125E-005</text:p>
          </table:table-cell>
          <table:table-cell table:formula="of:=[.D2]+[.B3]/61.2*0.5" office:value-type="float" office:value="-0.000557163398692811" calcext:value-type="float">
            <text:p>-0.0005571634</text:p>
          </table:table-cell>
        </table:table-row>
        <table:table-row table:style-name="ro1">
          <table:table-cell office:value-type="float" office:value="-0.376196" calcext:value-type="float">
            <text:p>-0.376196</text:p>
          </table:table-cell>
          <table:table-cell office:value-type="float" office:value="-0.562537" calcext:value-type="float">
            <text:p>-0.562537</text:p>
          </table:table-cell>
          <table:table-cell table:formula="of:=[.C3]+[.A4]/96*0.5" office:value-type="float" office:value="-0.00203964947916667" calcext:value-type="float">
            <text:p>-0.0020396495</text:p>
          </table:table-cell>
          <table:table-cell table:formula="of:=[.D3]+[.B4]/61.2*0.5" office:value-type="float" office:value="-0.00515305392156863" calcext:value-type="float">
            <text:p>-0.0051530539</text:p>
          </table:table-cell>
        </table:table-row>
        <table:table-row table:style-name="ro1">
          <table:table-cell office:value-type="float" office:value="-0.302824" calcext:value-type="float">
            <text:p>-0.302824</text:p>
          </table:table-cell>
          <table:table-cell office:value-type="float" office:value="-1.27698" calcext:value-type="float">
            <text:p>-1.27698</text:p>
          </table:table-cell>
          <table:table-cell table:formula="of:=[.C4]+[.A5]/96*0.5" office:value-type="float" office:value="-0.0036168578125" calcext:value-type="float">
            <text:p>-0.0036168578</text:p>
          </table:table-cell>
          <table:table-cell table:formula="of:=[.D4]+[.B5]/61.2*0.5" office:value-type="float" office:value="-0.0155858970588235" calcext:value-type="float">
            <text:p>-0.0155858971</text:p>
          </table:table-cell>
        </table:table-row>
        <table:table-row table:style-name="ro1">
          <table:table-cell office:value-type="float" office:value="-0.142273" calcext:value-type="float">
            <text:p>-0.142273</text:p>
          </table:table-cell>
          <table:table-cell office:value-type="float" office:value="-1.78804" calcext:value-type="float">
            <text:p>-1.78804</text:p>
          </table:table-cell>
          <table:table-cell table:formula="of:=[.C5]+[.A6]/96*0.5" office:value-type="float" office:value="-0.00435786302083333" calcext:value-type="float">
            <text:p>-0.004357863</text:p>
          </table:table-cell>
          <table:table-cell table:formula="of:=[.D5]+[.B6]/61.2*0.5" office:value-type="float" office:value="-0.030194066993464" calcext:value-type="float">
            <text:p>-0.030194067</text:p>
          </table:table-cell>
        </table:table-row>
        <table:table-row table:style-name="ro1">
          <table:table-cell office:value-type="float" office:value="0.0158996" calcext:value-type="float">
            <text:p>0.0158996</text:p>
          </table:table-cell>
          <table:table-cell office:value-type="float" office:value="-1.9438" calcext:value-type="float">
            <text:p>-1.9438</text:p>
          </table:table-cell>
          <table:table-cell table:formula="of:=[.C6]+[.A7]/96*0.5" office:value-type="float" office:value="-0.00427505260416667" calcext:value-type="float">
            <text:p>-0.0042750526</text:p>
          </table:table-cell>
          <table:table-cell table:formula="of:=[.D6]+[.B7]/61.2*0.5" office:value-type="float" office:value="-0.0460747859477124" calcext:value-type="float">
            <text:p>-0.0460747859</text:p>
          </table:table-cell>
        </table:table-row>
        <table:table-row table:style-name="ro1">
          <table:table-cell office:value-type="float" office:value="0.102827" calcext:value-type="float">
            <text:p>0.102827</text:p>
          </table:table-cell>
          <table:table-cell office:value-type="float" office:value="-1.68413" calcext:value-type="float">
            <text:p>-1.68413</text:p>
          </table:table-cell>
          <table:table-cell table:formula="of:=[.C7]+[.A8]/96*0.5" office:value-type="float" office:value="-0.0037394953125" calcext:value-type="float">
            <text:p>-0.0037394953</text:p>
          </table:table-cell>
          <table:table-cell table:formula="of:=[.D7]+[.B8]/61.2*0.5" office:value-type="float" office:value="-0.0598340179738562" calcext:value-type="float">
            <text:p>-0.059834018</text:p>
          </table:table-cell>
        </table:table-row>
        <table:table-row table:style-name="ro1">
          <table:table-cell office:value-type="float" office:value="0.158643" calcext:value-type="float">
            <text:p>0.158643</text:p>
          </table:table-cell>
          <table:table-cell office:value-type="float" office:value="-1.08342" calcext:value-type="float">
            <text:p>-1.08342</text:p>
          </table:table-cell>
          <table:table-cell table:formula="of:=[.C8]+[.A9]/96*0.5" office:value-type="float" office:value="-0.0029132296875" calcext:value-type="float">
            <text:p>-0.0029132297</text:p>
          </table:table-cell>
          <table:table-cell table:formula="of:=[.D8]+[.B9]/61.2*0.5" office:value-type="float" office:value="-0.0686854885620915" calcext:value-type="float">
            <text:p>-0.0686854886</text:p>
          </table:table-cell>
        </table:table-row>
        <table:table-row table:style-name="ro1">
          <table:table-cell office:value-type="float" office:value="0.207692" calcext:value-type="float">
            <text:p>0.207692</text:p>
          </table:table-cell>
          <table:table-cell office:value-type="float" office:value="-0.460636" calcext:value-type="float">
            <text:p>-0.460636</text:p>
          </table:table-cell>
          <table:table-cell table:formula="of:=[.C9]+[.A10]/96*0.5" office:value-type="float" office:value="-0.00183150052083333" calcext:value-type="float">
            <text:p>-0.0018315005</text:p>
          </table:table-cell>
          <table:table-cell table:formula="of:=[.D9]+[.B10]/61.2*0.5" office:value-type="float" office:value="-0.0724488545751634" calcext:value-type="float">
            <text:p>-0.0724488546</text:p>
          </table:table-cell>
        </table:table-row>
        <table:table-row table:style-name="ro1">
          <table:table-cell office:value-type="float" office:value="0.0948912" calcext:value-type="float">
            <text:p>0.0948912</text:p>
          </table:table-cell>
          <table:table-cell office:value-type="float" office:value="0.0599095" calcext:value-type="float">
            <text:p>0.0599095</text:p>
          </table:table-cell>
          <table:table-cell table:formula="of:=[.C10]+[.A11]/96*0.5" office:value-type="float" office:value="-0.00133727552083333" calcext:value-type="float">
            <text:p>-0.0013372755</text:p>
          </table:table-cell>
          <table:table-cell table:formula="of:=[.D10]+[.B11]/61.2*0.5" office:value-type="float" office:value="-0.071959397875817" calcext:value-type="float">
            <text:p>-0.0719593979</text:p>
          </table:table-cell>
        </table:table-row>
        <table:table-row table:style-name="ro1">
          <table:table-cell office:value-type="float" office:value="-0.26276" calcext:value-type="float">
            <text:p>-0.26276</text:p>
          </table:table-cell>
          <table:table-cell office:value-type="float" office:value="1.26652" calcext:value-type="float">
            <text:p>1.26652</text:p>
          </table:table-cell>
          <table:table-cell table:formula="of:=[.C11]+[.A12]/96*0.5" office:value-type="float" office:value="-0.0027058171875" calcext:value-type="float">
            <text:p>-0.0027058172</text:p>
          </table:table-cell>
          <table:table-cell table:formula="of:=[.D11]+[.B12]/61.2*0.5" office:value-type="float" office:value="-0.061612012254902" calcext:value-type="float">
            <text:p>-0.0616120123</text:p>
          </table:table-cell>
        </table:table-row>
        <table:table-row table:style-name="ro1">
          <table:table-cell office:value-type="float" office:value="-0.723177" calcext:value-type="float">
            <text:p>-0.723177</text:p>
          </table:table-cell>
          <table:table-cell office:value-type="float" office:value="0.487958" calcext:value-type="float">
            <text:p>0.487958</text:p>
          </table:table-cell>
          <table:table-cell table:formula="of:=[.C12]+[.A13]/96*0.5" office:value-type="float" office:value="-0.0064723640625" calcext:value-type="float">
            <text:p>-0.0064723641</text:p>
          </table:table-cell>
          <table:table-cell table:formula="of:=[.D12]+[.B13]/61.2*0.5" office:value-type="float" office:value="-0.0576254272875817" calcext:value-type="float">
            <text:p>-0.0576254273</text:p>
          </table:table-cell>
        </table:table-row>
        <table:table-row table:style-name="ro1">
          <table:table-cell office:value-type="float" office:value="-1.18931" calcext:value-type="float">
            <text:p>-1.18931</text:p>
          </table:table-cell>
          <table:table-cell office:value-type="float" office:value="0.442296" calcext:value-type="float">
            <text:p>0.442296</text:p>
          </table:table-cell>
          <table:table-cell table:formula="of:=[.C13]+[.A14]/96*0.5" office:value-type="float" office:value="-0.0126666869791667" calcext:value-type="float">
            <text:p>-0.012666687</text:p>
          </table:table-cell>
          <table:table-cell table:formula="of:=[.D13]+[.B14]/61.2*0.5" office:value-type="float" office:value="-0.054011897875817" calcext:value-type="float">
            <text:p>-0.0540118979</text:p>
          </table:table-cell>
        </table:table-row>
        <table:table-row table:style-name="ro1">
          <table:table-cell office:value-type="float" office:value="-0.0778966" calcext:value-type="float">
            <text:p>-0.0778966</text:p>
          </table:table-cell>
          <table:table-cell office:value-type="float" office:value="0.326636" calcext:value-type="float">
            <text:p>0.326636</text:p>
          </table:table-cell>
          <table:table-cell table:formula="of:=[.C14]+[.A15]/96*0.5" office:value-type="float" office:value="-0.0130723984375" calcext:value-type="float">
            <text:p>-0.0130723984</text:p>
          </table:table-cell>
          <table:table-cell table:formula="of:=[.D14]+[.B15]/61.2*0.5" office:value-type="float" office:value="-0.0513433031045752" calcext:value-type="float">
            <text:p>-0.0513433031</text:p>
          </table:table-cell>
        </table:table-row>
        <table:table-row table:style-name="ro1">
          <table:table-cell office:value-type="float" office:value="0.0797959" calcext:value-type="float">
            <text:p>0.0797959</text:p>
          </table:table-cell>
          <table:table-cell office:value-type="float" office:value="0.619057" calcext:value-type="float">
            <text:p>0.619057</text:p>
          </table:table-cell>
          <table:table-cell table:formula="of:=[.C15]+[.A16]/96*0.5" office:value-type="float" office:value="-0.0126567947916667" calcext:value-type="float">
            <text:p>-0.0126567948</text:p>
          </table:table-cell>
          <table:table-cell table:formula="of:=[.D15]+[.B16]/61.2*0.5" office:value-type="float" office:value="-0.046285647875817" calcext:value-type="float">
            <text:p>-0.0462856479</text:p>
          </table:table-cell>
        </table:table-row>
        <table:table-row table:style-name="ro1">
          <table:table-cell office:value-type="float" office:value="0.0841598" calcext:value-type="float">
            <text:p>0.0841598</text:p>
          </table:table-cell>
          <table:table-cell office:value-type="float" office:value="1.63662" calcext:value-type="float">
            <text:p>1.63662</text:p>
          </table:table-cell>
          <table:table-cell table:formula="of:=[.C16]+[.A17]/96*0.5" office:value-type="float" office:value="-0.0122184625" calcext:value-type="float">
            <text:p>-0.0122184625</text:p>
          </table:table-cell>
          <table:table-cell table:formula="of:=[.D16]+[.B17]/61.2*0.5" office:value-type="float" office:value="-0.0329145694444444" calcext:value-type="float">
            <text:p>-0.0329145694</text:p>
          </table:table-cell>
        </table:table-row>
        <table:table-row table:style-name="ro1">
          <table:table-cell office:value-type="float" office:value="-0.389361" calcext:value-type="float">
            <text:p>-0.389361</text:p>
          </table:table-cell>
          <table:table-cell office:value-type="float" office:value="1.08889" calcext:value-type="float">
            <text:p>1.08889</text:p>
          </table:table-cell>
          <table:table-cell table:formula="of:=[.C17]+[.A18]/96*0.5" office:value-type="float" office:value="-0.014246384375" calcext:value-type="float">
            <text:p>-0.0142463844</text:p>
          </table:table-cell>
          <table:table-cell table:formula="of:=[.D17]+[.B18]/61.2*0.5" office:value-type="float" office:value="-0.0240184093137255" calcext:value-type="float">
            <text:p>-0.0240184093</text:p>
          </table:table-cell>
        </table:table-row>
        <table:table-row table:style-name="ro1">
          <table:table-cell office:value-type="float" office:value="0.228531" calcext:value-type="float">
            <text:p>0.228531</text:p>
          </table:table-cell>
          <table:table-cell office:value-type="float" office:value="-0.0271029" calcext:value-type="float">
            <text:p>-0.0271029</text:p>
          </table:table-cell>
          <table:table-cell table:formula="of:=[.C18]+[.A19]/96*0.5" office:value-type="float" office:value="-0.01305611875" calcext:value-type="float">
            <text:p>-0.0130561188</text:p>
          </table:table-cell>
          <table:table-cell table:formula="of:=[.D18]+[.B19]/61.2*0.5" office:value-type="float" office:value="-0.0242398382352941" calcext:value-type="float">
            <text:p>-0.0242398382</text:p>
          </table:table-cell>
        </table:table-row>
        <table:table-row table:style-name="ro1">
          <table:table-cell office:value-type="float" office:value="0.227352" calcext:value-type="float">
            <text:p>0.227352</text:p>
          </table:table-cell>
          <table:table-cell office:value-type="float" office:value="-0.292993" calcext:value-type="float">
            <text:p>-0.292993</text:p>
          </table:table-cell>
          <table:table-cell table:formula="of:=[.C19]+[.A20]/96*0.5" office:value-type="float" office:value="-0.01187199375" calcext:value-type="float">
            <text:p>-0.0118719938</text:p>
          </table:table-cell>
          <table:table-cell table:formula="of:=[.D19]+[.B20]/61.2*0.5" office:value-type="float" office:value="-0.0266335718954248" calcext:value-type="float">
            <text:p>-0.0266335719</text:p>
          </table:table-cell>
        </table:table-row>
        <table:table-row table:style-name="ro1">
          <table:table-cell office:value-type="float" office:value="0.343539" calcext:value-type="float">
            <text:p>0.343539</text:p>
          </table:table-cell>
          <table:table-cell office:value-type="float" office:value="-0.714292" calcext:value-type="float">
            <text:p>-0.714292</text:p>
          </table:table-cell>
          <table:table-cell table:formula="of:=[.C20]+[.A21]/96*0.5" office:value-type="float" office:value="-0.010082728125" calcext:value-type="float">
            <text:p>-0.0100827281</text:p>
          </table:table-cell>
          <table:table-cell table:formula="of:=[.D20]+[.B21]/61.2*0.5" office:value-type="float" office:value="-0.0324692908496732" calcext:value-type="float">
            <text:p>-0.0324692908</text:p>
          </table:table-cell>
        </table:table-row>
        <table:table-row table:style-name="ro1">
          <table:table-cell office:value-type="float" office:value="0.0418881" calcext:value-type="float">
            <text:p>0.0418881</text:p>
          </table:table-cell>
          <table:table-cell office:value-type="float" office:value="-0.135838" calcext:value-type="float">
            <text:p>-0.135838</text:p>
          </table:table-cell>
          <table:table-cell table:formula="of:=[.C21]+[.A22]/96*0.5" office:value-type="float" office:value="-0.0098645609375" calcext:value-type="float">
            <text:p>-0.0098645609</text:p>
          </table:table-cell>
          <table:table-cell table:formula="of:=[.D21]+[.B22]/61.2*0.5" office:value-type="float" office:value="-0.0335790784313726" calcext:value-type="float">
            <text:p>-0.0335790784</text:p>
          </table:table-cell>
        </table:table-row>
        <table:table-row table:style-name="ro1">
          <table:table-cell office:value-type="float" office:value="0.289423" calcext:value-type="float">
            <text:p>0.289423</text:p>
          </table:table-cell>
          <table:table-cell office:value-type="float" office:value="-0.186196" calcext:value-type="float">
            <text:p>-0.186196</text:p>
          </table:table-cell>
          <table:table-cell table:formula="of:=[.C22]+[.A23]/96*0.5" office:value-type="float" office:value="-0.00835714947916667" calcext:value-type="float">
            <text:p>-0.0083571495</text:p>
          </table:table-cell>
          <table:table-cell table:formula="of:=[.D22]+[.B23]/61.2*0.5" office:value-type="float" office:value="-0.0351002875816994" calcext:value-type="float">
            <text:p>-0.0351002876</text:p>
          </table:table-cell>
        </table:table-row>
        <table:table-row table:style-name="ro1">
          <table:table-cell office:value-type="float" office:value="0.0296565" calcext:value-type="float">
            <text:p>0.0296565</text:p>
          </table:table-cell>
          <table:table-cell office:value-type="float" office:value="-0.184035" calcext:value-type="float">
            <text:p>-0.184035</text:p>
          </table:table-cell>
          <table:table-cell table:formula="of:=[.C23]+[.A24]/96*0.5" office:value-type="float" office:value="-0.00820268854166667" calcext:value-type="float">
            <text:p>-0.0082026885</text:p>
          </table:table-cell>
          <table:table-cell table:formula="of:=[.D23]+[.B24]/61.2*0.5" office:value-type="float" office:value="-0.036603841503268" calcext:value-type="float">
            <text:p>-0.0366038415</text:p>
          </table:table-cell>
        </table:table-row>
        <table:table-row table:style-name="ro1">
          <table:table-cell office:value-type="float" office:value="-0.193853" calcext:value-type="float">
            <text:p>-0.193853</text:p>
          </table:table-cell>
          <table:table-cell office:value-type="float" office:value="-0.102893" calcext:value-type="float">
            <text:p>-0.102893</text:p>
          </table:table-cell>
          <table:table-cell table:formula="of:=[.C24]+[.A25]/96*0.5" office:value-type="float" office:value="-0.00921233958333334" calcext:value-type="float">
            <text:p>-0.0092123396</text:p>
          </table:table-cell>
          <table:table-cell table:formula="of:=[.D24]+[.B25]/61.2*0.5" office:value-type="float" office:value="-0.0374444705882353" calcext:value-type="float">
            <text:p>-0.0374444706</text:p>
          </table:table-cell>
        </table:table-row>
        <table:table-row table:style-name="ro1">
          <table:table-cell office:value-type="float" office:value="-0.707179" calcext:value-type="float">
            <text:p>-0.707179</text:p>
          </table:table-cell>
          <table:table-cell office:value-type="float" office:value="-0.582428" calcext:value-type="float">
            <text:p>-0.582428</text:p>
          </table:table-cell>
          <table:table-cell table:formula="of:=[.C25]+[.A26]/96*0.5" office:value-type="float" office:value="-0.0128955635416667" calcext:value-type="float">
            <text:p>-0.0128955635</text:p>
          </table:table-cell>
          <table:table-cell table:formula="of:=[.D25]+[.B26]/61.2*0.5" office:value-type="float" office:value="-0.0422028692810458" calcext:value-type="float">
            <text:p>-0.0422028693</text:p>
          </table:table-cell>
        </table:table-row>
        <table:table-row table:style-name="ro1">
          <table:table-cell office:value-type="float" office:value="-0.45473" calcext:value-type="float">
            <text:p>-0.45473</text:p>
          </table:table-cell>
          <table:table-cell office:value-type="float" office:value="-0.29845" calcext:value-type="float">
            <text:p>-0.29845</text:p>
          </table:table-cell>
          <table:table-cell table:formula="of:=[.C26]+[.A27]/96*0.5" office:value-type="float" office:value="-0.0152639489583333" calcext:value-type="float">
            <text:p>-0.015263949</text:p>
          </table:table-cell>
          <table:table-cell table:formula="of:=[.D26]+[.B27]/61.2*0.5" office:value-type="float" office:value="-0.0446411862745098" calcext:value-type="float">
            <text:p>-0.0446411863</text:p>
          </table:table-cell>
        </table:table-row>
        <table:table-row table:style-name="ro1">
          <table:table-cell office:value-type="float" office:value="-1.11037" calcext:value-type="float">
            <text:p>-1.11037</text:p>
          </table:table-cell>
          <table:table-cell office:value-type="float" office:value="-0.141433" calcext:value-type="float">
            <text:p>-0.141433</text:p>
          </table:table-cell>
          <table:table-cell table:formula="of:=[.C27]+[.A28]/96*0.5" office:value-type="float" office:value="-0.0210471260416667" calcext:value-type="float">
            <text:p>-0.021047126</text:p>
          </table:table-cell>
          <table:table-cell table:formula="of:=[.D27]+[.B28]/61.2*0.5" office:value-type="float" office:value="-0.0457966846405229" calcext:value-type="float">
            <text:p>-0.0457966846</text:p>
          </table:table-cell>
        </table:table-row>
        <table:table-row table:style-name="ro1">
          <table:table-cell office:value-type="float" office:value="-0.771527" calcext:value-type="float">
            <text:p>-0.771527</text:p>
          </table:table-cell>
          <table:table-cell office:value-type="float" office:value="0.378446" calcext:value-type="float">
            <text:p>0.378446</text:p>
          </table:table-cell>
          <table:table-cell table:formula="of:=[.C28]+[.A29]/96*0.5" office:value-type="float" office:value="-0.0250654958333333" calcext:value-type="float">
            <text:p>-0.0250654958</text:p>
          </table:table-cell>
          <table:table-cell table:formula="of:=[.D28]+[.B29]/61.2*0.5" office:value-type="float" office:value="-0.0427048055555556" calcext:value-type="float">
            <text:p>-0.0427048056</text:p>
          </table:table-cell>
        </table:table-row>
        <table:table-row table:style-name="ro1">
          <table:table-cell office:value-type="float" office:value="-0.213593" calcext:value-type="float">
            <text:p>-0.213593</text:p>
          </table:table-cell>
          <table:table-cell office:value-type="float" office:value="0.0330115" calcext:value-type="float">
            <text:p>0.0330115</text:p>
          </table:table-cell>
          <table:table-cell table:formula="of:=[.C29]+[.A30]/96*0.5" office:value-type="float" office:value="-0.026177959375" calcext:value-type="float">
            <text:p>-0.0261779594</text:p>
          </table:table-cell>
          <table:table-cell table:formula="of:=[.D29]+[.B30]/61.2*0.5" office:value-type="float" office:value="-0.0424351037581699" calcext:value-type="float">
            <text:p>-0.0424351038</text:p>
          </table:table-cell>
        </table:table-row>
        <table:table-row table:style-name="ro1">
          <table:table-cell office:value-type="float" office:value="-0.487421" calcext:value-type="float">
            <text:p>-0.487421</text:p>
          </table:table-cell>
          <table:table-cell office:value-type="float" office:value="-0.372765" calcext:value-type="float">
            <text:p>-0.372765</text:p>
          </table:table-cell>
          <table:table-cell table:formula="of:=[.C30]+[.A31]/96*0.5" office:value-type="float" office:value="-0.0287166104166667" calcext:value-type="float">
            <text:p>-0.0287166104</text:p>
          </table:table-cell>
          <table:table-cell table:formula="of:=[.D30]+[.B31]/61.2*0.5" office:value-type="float" office:value="-0.0454805694444444" calcext:value-type="float">
            <text:p>-0.0454805694</text:p>
          </table:table-cell>
        </table:table-row>
        <table:table-row table:style-name="ro1">
          <table:table-cell office:value-type="float" office:value="0.0468218" calcext:value-type="float">
            <text:p>0.0468218</text:p>
          </table:table-cell>
          <table:table-cell office:value-type="float" office:value="-0.171735" calcext:value-type="float">
            <text:p>-0.171735</text:p>
          </table:table-cell>
          <table:table-cell table:formula="of:=[.C31]+[.A32]/96*0.5" office:value-type="float" office:value="-0.028472746875" calcext:value-type="float">
            <text:p>-0.0284727469</text:p>
          </table:table-cell>
          <table:table-cell table:formula="of:=[.D31]+[.B32]/61.2*0.5" office:value-type="float" office:value="-0.0468836331699346" calcext:value-type="float">
            <text:p>-0.0468836332</text:p>
          </table:table-cell>
        </table:table-row>
        <table:table-row table:style-name="ro1">
          <table:table-cell office:value-type="float" office:value="0.678658" calcext:value-type="float">
            <text:p>0.678658</text:p>
          </table:table-cell>
          <table:table-cell office:value-type="float" office:value="0.0966711" calcext:value-type="float">
            <text:p>0.0966711</text:p>
          </table:table-cell>
          <table:table-cell table:formula="of:=[.C32]+[.A33]/96*0.5" office:value-type="float" office:value="-0.0249380697916667" calcext:value-type="float">
            <text:p>-0.0249380698</text:p>
          </table:table-cell>
          <table:table-cell table:formula="of:=[.D32]+[.B33]/61.2*0.5" office:value-type="float" office:value="-0.0460938366013072" calcext:value-type="float">
            <text:p>-0.0460938366</text:p>
          </table:table-cell>
        </table:table-row>
        <table:table-row table:style-name="ro1">
          <table:table-cell office:value-type="float" office:value="0.212634" calcext:value-type="float">
            <text:p>0.212634</text:p>
          </table:table-cell>
          <table:table-cell office:value-type="float" office:value="0.235252" calcext:value-type="float">
            <text:p>0.235252</text:p>
          </table:table-cell>
          <table:table-cell table:formula="of:=[.C33]+[.A34]/96*0.5" office:value-type="float" office:value="-0.0238306010416667" calcext:value-type="float">
            <text:p>-0.023830601</text:p>
          </table:table-cell>
          <table:table-cell table:formula="of:=[.D33]+[.B34]/61.2*0.5" office:value-type="float" office:value="-0.0441718431372549" calcext:value-type="float">
            <text:p>-0.0441718431</text:p>
          </table:table-cell>
        </table:table-row>
        <table:table-row table:style-name="ro1">
          <table:table-cell office:value-type="float" office:value="0.152493" calcext:value-type="float">
            <text:p>0.152493</text:p>
          </table:table-cell>
          <table:table-cell office:value-type="float" office:value="0.349713" calcext:value-type="float">
            <text:p>0.349713</text:p>
          </table:table-cell>
          <table:table-cell table:formula="of:=[.C34]+[.A35]/96*0.5" office:value-type="float" office:value="-0.0230363666666667" calcext:value-type="float">
            <text:p>-0.0230363667</text:p>
          </table:table-cell>
          <table:table-cell table:formula="of:=[.D34]+[.B35]/61.2*0.5" office:value-type="float" office:value="-0.0413147107843137" calcext:value-type="float">
            <text:p>-0.0413147108</text:p>
          </table:table-cell>
        </table:table-row>
        <table:table-row table:style-name="ro1">
          <table:table-cell office:value-type="float" office:value="-0.0711855" calcext:value-type="float">
            <text:p>-0.0711855</text:p>
          </table:table-cell>
          <table:table-cell office:value-type="float" office:value="0.119148" calcext:value-type="float">
            <text:p>0.119148</text:p>
          </table:table-cell>
          <table:table-cell table:formula="of:=[.C35]+[.A36]/96*0.5" office:value-type="float" office:value="-0.0234071244791667" calcext:value-type="float">
            <text:p>-0.0234071245</text:p>
          </table:table-cell>
          <table:table-cell table:formula="of:=[.D35]+[.B36]/61.2*0.5" office:value-type="float" office:value="-0.0403412794117647" calcext:value-type="float">
            <text:p>-0.0403412794</text:p>
          </table:table-cell>
        </table:table-row>
        <table:table-row table:style-name="ro1">
          <table:table-cell office:value-type="float" office:value="0.210182" calcext:value-type="float">
            <text:p>0.210182</text:p>
          </table:table-cell>
          <table:table-cell office:value-type="float" office:value="0.00737908" calcext:value-type="float">
            <text:p>0.00737908</text:p>
          </table:table-cell>
          <table:table-cell table:formula="of:=[.C36]+[.A37]/96*0.5" office:value-type="float" office:value="-0.0223124265625" calcext:value-type="float">
            <text:p>-0.0223124266</text:p>
          </table:table-cell>
          <table:table-cell table:formula="of:=[.D36]+[.B37]/61.2*0.5" office:value-type="float" office:value="-0.0402809928104575" calcext:value-type="float">
            <text:p>-0.0402809928</text:p>
          </table:table-cell>
        </table:table-row>
        <table:table-row table:style-name="ro1">
          <table:table-cell office:value-type="float" office:value="0.611287" calcext:value-type="float">
            <text:p>0.611287</text:p>
          </table:table-cell>
          <table:table-cell office:value-type="float" office:value="-0.0835117" calcext:value-type="float">
            <text:p>-0.0835117</text:p>
          </table:table-cell>
          <table:table-cell table:formula="of:=[.C37]+[.A38]/96*0.5" office:value-type="float" office:value="-0.0191286401041667" calcext:value-type="float">
            <text:p>-0.0191286401</text:p>
          </table:table-cell>
          <table:table-cell table:formula="of:=[.D37]+[.B38]/61.2*0.5" office:value-type="float" office:value="-0.0409632779411765" calcext:value-type="float">
            <text:p>-0.0409632779</text:p>
          </table:table-cell>
        </table:table-row>
        <table:table-row table:style-name="ro1">
          <table:table-cell office:value-type="float" office:value="-0.13323" calcext:value-type="float">
            <text:p>-0.13323</text:p>
          </table:table-cell>
          <table:table-cell office:value-type="float" office:value="0.106866" calcext:value-type="float">
            <text:p>0.106866</text:p>
          </table:table-cell>
          <table:table-cell table:formula="of:=[.C38]+[.A39]/96*0.5" office:value-type="float" office:value="-0.0198225463541667" calcext:value-type="float">
            <text:p>-0.0198225464</text:p>
          </table:table-cell>
          <table:table-cell table:formula="of:=[.D38]+[.B39]/61.2*0.5" office:value-type="float" office:value="-0.0400901897058824" calcext:value-type="float">
            <text:p>-0.0400901897</text:p>
          </table:table-cell>
        </table:table-row>
        <table:table-row table:style-name="ro1">
          <table:table-cell office:value-type="float" office:value="-0.219193" calcext:value-type="float">
            <text:p>-0.219193</text:p>
          </table:table-cell>
          <table:table-cell office:value-type="float" office:value="0.361694" calcext:value-type="float">
            <text:p>0.361694</text:p>
          </table:table-cell>
          <table:table-cell table:formula="of:=[.C39]+[.A40]/96*0.5" office:value-type="float" office:value="-0.0209641765625" calcext:value-type="float">
            <text:p>-0.0209641766</text:p>
          </table:table-cell>
          <table:table-cell table:formula="of:=[.D39]+[.B40]/61.2*0.5" office:value-type="float" office:value="-0.0371351733660131" calcext:value-type="float">
            <text:p>-0.0371351734</text:p>
          </table:table-cell>
        </table:table-row>
        <table:table-row table:style-name="ro1">
          <table:table-cell office:value-type="float" office:value="-0.107446" calcext:value-type="float">
            <text:p>-0.107446</text:p>
          </table:table-cell>
          <table:table-cell office:value-type="float" office:value="0.0426356" calcext:value-type="float">
            <text:p>0.0426356</text:p>
          </table:table-cell>
          <table:table-cell table:formula="of:=[.C40]+[.A41]/96*0.5" office:value-type="float" office:value="-0.0215237911458333" calcext:value-type="float">
            <text:p>-0.0215237911</text:p>
          </table:table-cell>
          <table:table-cell table:formula="of:=[.D40]+[.B41]/61.2*0.5" office:value-type="float" office:value="-0.0367868433006536" calcext:value-type="float">
            <text:p>-0.0367868433</text:p>
          </table:table-cell>
        </table:table-row>
        <table:table-row table:style-name="ro1">
          <table:table-cell office:value-type="float" office:value="-0.371118" calcext:value-type="float">
            <text:p>-0.371118</text:p>
          </table:table-cell>
          <table:table-cell office:value-type="float" office:value="-0.444581" calcext:value-type="float">
            <text:p>-0.444581</text:p>
          </table:table-cell>
          <table:table-cell table:formula="of:=[.C41]+[.A42]/96*0.5" office:value-type="float" office:value="-0.0234566973958333" calcext:value-type="float">
            <text:p>-0.0234566974</text:p>
          </table:table-cell>
          <table:table-cell table:formula="of:=[.D41]+[.B42]/61.2*0.5" office:value-type="float" office:value="-0.0404190410130719" calcext:value-type="float">
            <text:p>-0.040419041</text:p>
          </table:table-cell>
        </table:table-row>
        <table:table-row table:style-name="ro1">
          <table:table-cell office:value-type="float" office:value="-0.446044" calcext:value-type="float">
            <text:p>-0.446044</text:p>
          </table:table-cell>
          <table:table-cell office:value-type="float" office:value="-0.391114" calcext:value-type="float">
            <text:p>-0.391114</text:p>
          </table:table-cell>
          <table:table-cell table:formula="of:=[.C42]+[.A43]/96*0.5" office:value-type="float" office:value="-0.0257798432291667" calcext:value-type="float">
            <text:p>-0.0257798432</text:p>
          </table:table-cell>
          <table:table-cell table:formula="of:=[.D42]+[.B43]/61.2*0.5" office:value-type="float" office:value="-0.0436144168300654" calcext:value-type="float">
            <text:p>-0.0436144168</text:p>
          </table:table-cell>
        </table:table-row>
        <table:table-row table:style-name="ro1">
          <table:table-cell office:value-type="float" office:value="-0.766745" calcext:value-type="float">
            <text:p>-0.766745</text:p>
          </table:table-cell>
          <table:table-cell office:value-type="float" office:value="-0.779777" calcext:value-type="float">
            <text:p>-0.779777</text:p>
          </table:table-cell>
          <table:table-cell table:formula="of:=[.C43]+[.A44]/96*0.5" office:value-type="float" office:value="-0.0297733067708333" calcext:value-type="float">
            <text:p>-0.0297733068</text:p>
          </table:table-cell>
          <table:table-cell table:formula="of:=[.D43]+[.B44]/61.2*0.5" office:value-type="float" office:value="-0.0499851439542484" calcext:value-type="float">
            <text:p>-0.049985144</text:p>
          </table:table-cell>
        </table:table-row>
        <table:table-row table:style-name="ro1">
          <table:table-cell office:value-type="float" office:value="-0.471704" calcext:value-type="float">
            <text:p>-0.471704</text:p>
          </table:table-cell>
          <table:table-cell office:value-type="float" office:value="0.0111251" calcext:value-type="float">
            <text:p>0.0111251</text:p>
          </table:table-cell>
          <table:table-cell table:formula="of:=[.C44]+[.A45]/96*0.5" office:value-type="float" office:value="-0.0322300984375" calcext:value-type="float">
            <text:p>-0.0322300984</text:p>
          </table:table-cell>
          <table:table-cell table:formula="of:=[.D44]+[.B45]/61.2*0.5" office:value-type="float" office:value="-0.0498942526143791" calcext:value-type="float">
            <text:p>-0.0498942526</text:p>
          </table:table-cell>
        </table:table-row>
        <table:table-row table:style-name="ro1">
          <table:table-cell office:value-type="float" office:value="-0.765527" calcext:value-type="float">
            <text:p>-0.765527</text:p>
          </table:table-cell>
          <table:table-cell office:value-type="float" office:value="0.135163" calcext:value-type="float">
            <text:p>0.135163</text:p>
          </table:table-cell>
          <table:table-cell table:formula="of:=[.C45]+[.A46]/96*0.5" office:value-type="float" office:value="-0.0362172182291667" calcext:value-type="float">
            <text:p>-0.0362172182</text:p>
          </table:table-cell>
          <table:table-cell table:formula="of:=[.D45]+[.B46]/61.2*0.5" office:value-type="float" office:value="-0.0487899797385621" calcext:value-type="float">
            <text:p>-0.0487899797</text:p>
          </table:table-cell>
        </table:table-row>
        <table:table-row table:style-name="ro1">
          <table:table-cell office:value-type="float" office:value="-0.685259" calcext:value-type="float">
            <text:p>-0.685259</text:p>
          </table:table-cell>
          <table:table-cell office:value-type="float" office:value="-0.455534" calcext:value-type="float">
            <text:p>-0.455534</text:p>
          </table:table-cell>
          <table:table-cell table:formula="of:=[.C46]+[.A47]/96*0.5" office:value-type="float" office:value="-0.0397862755208333" calcext:value-type="float">
            <text:p>-0.0397862755</text:p>
          </table:table-cell>
          <table:table-cell table:formula="of:=[.D46]+[.B47]/61.2*0.5" office:value-type="float" office:value="-0.052511662745098" calcext:value-type="float">
            <text:p>-0.0525116627</text:p>
          </table:table-cell>
        </table:table-row>
        <table:table-row table:style-name="ro1">
          <table:table-cell office:value-type="float" office:value="-1.36606" calcext:value-type="float">
            <text:p>-1.36606</text:p>
          </table:table-cell>
          <table:table-cell office:value-type="float" office:value="-2.35954" calcext:value-type="float">
            <text:p>-2.35954</text:p>
          </table:table-cell>
          <table:table-cell table:formula="of:=[.C47]+[.A48]/96*0.5" office:value-type="float" office:value="-0.0469011713541667" calcext:value-type="float">
            <text:p>-0.0469011714</text:p>
          </table:table-cell>
          <table:table-cell table:formula="of:=[.D47]+[.B48]/61.2*0.5" office:value-type="float" office:value="-0.0717889503267974" calcext:value-type="float">
            <text:p>-0.0717889503</text:p>
          </table:table-cell>
        </table:table-row>
        <table:table-row table:style-name="ro1">
          <table:table-cell office:value-type="float" office:value="-0.791912" calcext:value-type="float">
            <text:p>-0.791912</text:p>
          </table:table-cell>
          <table:table-cell office:value-type="float" office:value="-3.35528" calcext:value-type="float">
            <text:p>-3.35528</text:p>
          </table:table-cell>
          <table:table-cell table:formula="of:=[.C48]+[.A49]/96*0.5" office:value-type="float" office:value="-0.0510257130208333" calcext:value-type="float">
            <text:p>-0.051025713</text:p>
          </table:table-cell>
          <table:table-cell table:formula="of:=[.D48]+[.B49]/61.2*0.5" office:value-type="float" office:value="-0.099201368627451" calcext:value-type="float">
            <text:p>-0.0992013686</text:p>
          </table:table-cell>
        </table:table-row>
        <table:table-row table:style-name="ro1">
          <table:table-cell office:value-type="float" office:value="0.0520016" calcext:value-type="float">
            <text:p>0.0520016</text:p>
          </table:table-cell>
          <table:table-cell office:value-type="float" office:value="-1.32062" calcext:value-type="float">
            <text:p>-1.32062</text:p>
          </table:table-cell>
          <table:table-cell table:formula="of:=[.C49]+[.A50]/96*0.5" office:value-type="float" office:value="-0.0507548713541667" calcext:value-type="float">
            <text:p>-0.0507548714</text:p>
          </table:table-cell>
          <table:table-cell table:formula="of:=[.D49]+[.B50]/61.2*0.5" office:value-type="float" office:value="-0.109990747712418" calcext:value-type="float">
            <text:p>-0.1099907477</text:p>
          </table:table-cell>
        </table:table-row>
        <table:table-row table:style-name="ro1">
          <table:table-cell office:value-type="float" office:value="-0.889886" calcext:value-type="float">
            <text:p>-0.889886</text:p>
          </table:table-cell>
          <table:table-cell office:value-type="float" office:value="-0.117482" calcext:value-type="float">
            <text:p>-0.117482</text:p>
          </table:table-cell>
          <table:table-cell table:formula="of:=[.C50]+[.A51]/96*0.5" office:value-type="float" office:value="-0.0553896942708333" calcext:value-type="float">
            <text:p>-0.0553896943</text:p>
          </table:table-cell>
          <table:table-cell table:formula="of:=[.D50]+[.B51]/61.2*0.5" office:value-type="float" office:value="-0.110950567973856" calcext:value-type="float">
            <text:p>-0.110950568</text:p>
          </table:table-cell>
        </table:table-row>
        <table:table-row table:style-name="ro1">
          <table:table-cell office:value-type="float" office:value="-0.435863" calcext:value-type="float">
            <text:p>-0.435863</text:p>
          </table:table-cell>
          <table:table-cell office:value-type="float" office:value="0.333628" calcext:value-type="float">
            <text:p>0.333628</text:p>
          </table:table-cell>
          <table:table-cell table:formula="of:=[.C51]+[.A52]/96*0.5" office:value-type="float" office:value="-0.0576598140625" calcext:value-type="float">
            <text:p>-0.0576598141</text:p>
          </table:table-cell>
          <table:table-cell table:formula="of:=[.D51]+[.B52]/61.2*0.5" office:value-type="float" office:value="-0.108224849019608" calcext:value-type="float">
            <text:p>-0.108224849</text:p>
          </table:table-cell>
        </table:table-row>
        <table:table-row table:style-name="ro1">
          <table:table-cell office:value-type="float" office:value="0.473562" calcext:value-type="float">
            <text:p>0.473562</text:p>
          </table:table-cell>
          <table:table-cell office:value-type="float" office:value="-0.0672682" calcext:value-type="float">
            <text:p>-0.0672682</text:p>
          </table:table-cell>
          <table:table-cell table:formula="of:=[.C52]+[.A53]/96*0.5" office:value-type="float" office:value="-0.0551933453125" calcext:value-type="float">
            <text:p>-0.0551933453</text:p>
          </table:table-cell>
          <table:table-cell table:formula="of:=[.D52]+[.B53]/61.2*0.5" office:value-type="float" office:value="-0.108774425816993" calcext:value-type="float">
            <text:p>-0.1087744258</text:p>
          </table:table-cell>
        </table:table-row>
        <table:table-row table:style-name="ro1">
          <table:table-cell office:value-type="float" office:value="0.187382" calcext:value-type="float">
            <text:p>0.187382</text:p>
          </table:table-cell>
          <table:table-cell office:value-type="float" office:value="0.510112" calcext:value-type="float">
            <text:p>0.510112</text:p>
          </table:table-cell>
          <table:table-cell table:formula="of:=[.C53]+[.A54]/96*0.5" office:value-type="float" office:value="-0.0542173973958333" calcext:value-type="float">
            <text:p>-0.0542173974</text:p>
          </table:table-cell>
          <table:table-cell table:formula="of:=[.D53]+[.B54]/61.2*0.5" office:value-type="float" office:value="-0.104606844117647" calcext:value-type="float">
            <text:p>-0.1046068441</text:p>
          </table:table-cell>
        </table:table-row>
        <table:table-row table:style-name="ro1">
          <table:table-cell office:value-type="float" office:value="0.343271" calcext:value-type="float">
            <text:p>0.343271</text:p>
          </table:table-cell>
          <table:table-cell office:value-type="float" office:value="4.55541" calcext:value-type="float">
            <text:p>4.55541</text:p>
          </table:table-cell>
          <table:table-cell table:formula="of:=[.C54]+[.A55]/96*0.5" office:value-type="float" office:value="-0.0524295276041667" calcext:value-type="float">
            <text:p>-0.0524295276</text:p>
          </table:table-cell>
          <table:table-cell table:formula="of:=[.D54]+[.B55]/61.2*0.5" office:value-type="float" office:value="-0.0673894421568628" calcext:value-type="float">
            <text:p>-0.0673894422</text:p>
          </table:table-cell>
        </table:table-row>
        <table:table-row table:style-name="ro1">
          <table:table-cell office:value-type="float" office:value="1.11893" calcext:value-type="float">
            <text:p>1.11893</text:p>
          </table:table-cell>
          <table:table-cell office:value-type="float" office:value="3.47905" calcext:value-type="float">
            <text:p>3.47905</text:p>
          </table:table-cell>
          <table:table-cell table:formula="of:=[.C55]+[.A56]/96*0.5" office:value-type="float" office:value="-0.0466017671875" calcext:value-type="float">
            <text:p>-0.0466017672</text:p>
          </table:table-cell>
          <table:table-cell table:formula="of:=[.D55]+[.B56]/61.2*0.5" office:value-type="float" office:value="-0.0389658310457516" calcext:value-type="float">
            <text:p>-0.038965831</text:p>
          </table:table-cell>
        </table:table-row>
        <table:table-row table:style-name="ro1">
          <table:table-cell office:value-type="float" office:value="2.80131" calcext:value-type="float">
            <text:p>2.80131</text:p>
          </table:table-cell>
          <table:table-cell office:value-type="float" office:value="6.73654" calcext:value-type="float">
            <text:p>6.73654</text:p>
          </table:table-cell>
          <table:table-cell table:formula="of:=[.C56]+[.A57]/96*0.5" office:value-type="float" office:value="-0.0320116109375" calcext:value-type="float">
            <text:p>-0.0320116109</text:p>
          </table:table-cell>
          <table:table-cell table:formula="of:=[.D56]+[.B57]/61.2*0.5" office:value-type="float" office:value="0.0160712604575163" calcext:value-type="float">
            <text:p>0.0160712605</text:p>
          </table:table-cell>
        </table:table-row>
        <table:table-row table:style-name="ro1">
          <table:table-cell office:value-type="float" office:value="0.4237" calcext:value-type="float">
            <text:p>0.4237</text:p>
          </table:table-cell>
          <table:table-cell office:value-type="float" office:value="3.08757" calcext:value-type="float">
            <text:p>3.08757</text:p>
          </table:table-cell>
          <table:table-cell table:formula="of:=[.C57]+[.A58]/96*0.5" office:value-type="float" office:value="-0.0298048401041667" calcext:value-type="float">
            <text:p>-0.0298048401</text:p>
          </table:table-cell>
          <table:table-cell table:formula="of:=[.D57]+[.B58]/61.2*0.5" office:value-type="float" office:value="0.0412965055555555" calcext:value-type="float">
            <text:p>0.0412965056</text:p>
          </table:table-cell>
        </table:table-row>
        <table:table-row table:style-name="ro1">
          <table:table-cell office:value-type="float" office:value="1.63751" calcext:value-type="float">
            <text:p>1.63751</text:p>
          </table:table-cell>
          <table:table-cell office:value-type="float" office:value="3.65488" calcext:value-type="float">
            <text:p>3.65488</text:p>
          </table:table-cell>
          <table:table-cell table:formula="of:=[.C58]+[.A59]/96*0.5" office:value-type="float" office:value="-0.0212761421875" calcext:value-type="float">
            <text:p>-0.0212761422</text:p>
          </table:table-cell>
          <table:table-cell table:formula="of:=[.D58]+[.B59]/61.2*0.5" office:value-type="float" office:value="0.0711566362745098" calcext:value-type="float">
            <text:p>0.0711566363</text:p>
          </table:table-cell>
        </table:table-row>
        <table:table-row table:style-name="ro1">
          <table:table-cell office:value-type="float" office:value="1.62224" calcext:value-type="float">
            <text:p>1.62224</text:p>
          </table:table-cell>
          <table:table-cell office:value-type="float" office:value="0.361374" calcext:value-type="float">
            <text:p>0.361374</text:p>
          </table:table-cell>
          <table:table-cell table:formula="of:=[.C59]+[.A60]/96*0.5" office:value-type="float" office:value="-0.0128269755208333" calcext:value-type="float">
            <text:p>-0.0128269755</text:p>
          </table:table-cell>
          <table:table-cell table:formula="of:=[.D59]+[.B60]/61.2*0.5" office:value-type="float" office:value="0.0741090382352941" calcext:value-type="float">
            <text:p>0.0741090382</text:p>
          </table:table-cell>
        </table:table-row>
        <table:table-row table:style-name="ro1">
          <table:table-cell office:value-type="float" office:value="2.97297" calcext:value-type="float">
            <text:p>2.97297</text:p>
          </table:table-cell>
          <table:table-cell office:value-type="float" office:value="0.567987" calcext:value-type="float">
            <text:p>0.567987</text:p>
          </table:table-cell>
          <table:table-cell table:formula="of:=[.C60]+[.A61]/96*0.5" office:value-type="float" office:value="0.00265724322916667" calcext:value-type="float">
            <text:p>0.0026572432</text:p>
          </table:table-cell>
          <table:table-cell table:formula="of:=[.D60]+[.B61]/61.2*0.5" office:value-type="float" office:value="0.0787494549019608" calcext:value-type="float">
            <text:p>0.0787494549</text:p>
          </table:table-cell>
        </table:table-row>
        <table:table-row table:style-name="ro1">
          <table:table-cell office:value-type="float" office:value="1.91969" calcext:value-type="float">
            <text:p>1.91969</text:p>
          </table:table-cell>
          <table:table-cell office:value-type="float" office:value="2.99819" calcext:value-type="float">
            <text:p>2.99819</text:p>
          </table:table-cell>
          <table:table-cell table:formula="of:=[.C61]+[.A62]/96*0.5" office:value-type="float" office:value="0.0126556286458333" calcext:value-type="float">
            <text:p>0.0126556286</text:p>
          </table:table-cell>
          <table:table-cell table:formula="of:=[.D61]+[.B62]/61.2*0.5" office:value-type="float" office:value="0.10324447124183" calcext:value-type="float">
            <text:p>0.1032444712</text:p>
          </table:table-cell>
        </table:table-row>
        <table:table-row table:style-name="ro1">
          <table:table-cell office:value-type="float" office:value="1.36497" calcext:value-type="float">
            <text:p>1.36497</text:p>
          </table:table-cell>
          <table:table-cell office:value-type="float" office:value="2.15131" calcext:value-type="float">
            <text:p>2.15131</text:p>
          </table:table-cell>
          <table:table-cell table:formula="of:=[.C62]+[.A63]/96*0.5" office:value-type="float" office:value="0.0197648473958333" calcext:value-type="float">
            <text:p>0.0197648474</text:p>
          </table:table-cell>
          <table:table-cell table:formula="of:=[.D62]+[.B63]/61.2*0.5" office:value-type="float" office:value="0.120820533333333" calcext:value-type="float">
            <text:p>0.1208205333</text:p>
          </table:table-cell>
        </table:table-row>
        <table:table-row table:style-name="ro1">
          <table:table-cell office:value-type="float" office:value="1.08995" calcext:value-type="float">
            <text:p>1.08995</text:p>
          </table:table-cell>
          <table:table-cell office:value-type="float" office:value="2.66735" calcext:value-type="float">
            <text:p>2.66735</text:p>
          </table:table-cell>
          <table:table-cell table:formula="of:=[.C63]+[.A64]/96*0.5" office:value-type="float" office:value="0.0254416703125" calcext:value-type="float">
            <text:p>0.0254416703</text:p>
          </table:table-cell>
          <table:table-cell table:formula="of:=[.D63]+[.B64]/61.2*0.5" office:value-type="float" office:value="0.142612608496732" calcext:value-type="float">
            <text:p>0.1426126085</text:p>
          </table:table-cell>
        </table:table-row>
        <table:table-row table:style-name="ro1">
          <table:table-cell office:value-type="float" office:value="0.935458" calcext:value-type="float">
            <text:p>0.935458</text:p>
          </table:table-cell>
          <table:table-cell office:value-type="float" office:value="3.10266" calcext:value-type="float">
            <text:p>3.10266</text:p>
          </table:table-cell>
          <table:table-cell table:formula="of:=[.C64]+[.A65]/96*0.5" office:value-type="float" office:value="0.0303138473958333" calcext:value-type="float">
            <text:p>0.0303138474</text:p>
          </table:table-cell>
          <table:table-cell table:formula="of:=[.D64]+[.B65]/61.2*0.5" office:value-type="float" office:value="0.167961137908497" calcext:value-type="float">
            <text:p>0.1679611379</text:p>
          </table:table-cell>
        </table:table-row>
        <table:table-row table:style-name="ro1">
          <table:table-cell office:value-type="float" office:value="2.31473" calcext:value-type="float">
            <text:p>2.31473</text:p>
          </table:table-cell>
          <table:table-cell office:value-type="float" office:value="5.42537" calcext:value-type="float">
            <text:p>5.42537</text:p>
          </table:table-cell>
          <table:table-cell table:formula="of:=[.C65]+[.A66]/96*0.5" office:value-type="float" office:value="0.0423697328125" calcext:value-type="float">
            <text:p>0.0423697328</text:p>
          </table:table-cell>
          <table:table-cell table:formula="of:=[.D65]+[.B66]/61.2*0.5" office:value-type="float" office:value="0.21228605620915" calcext:value-type="float">
            <text:p>0.2122860562</text:p>
          </table:table-cell>
        </table:table-row>
        <table:table-row table:style-name="ro1">
          <table:table-cell office:value-type="float" office:value="3.26773" calcext:value-type="float">
            <text:p>3.26773</text:p>
          </table:table-cell>
          <table:table-cell office:value-type="float" office:value="2.58911" calcext:value-type="float">
            <text:p>2.58911</text:p>
          </table:table-cell>
          <table:table-cell table:formula="of:=[.C66]+[.A67]/96*0.5" office:value-type="float" office:value="0.0593891598958333" calcext:value-type="float">
            <text:p>0.0593891599</text:p>
          </table:table-cell>
          <table:table-cell table:formula="of:=[.D66]+[.B67]/61.2*0.5" office:value-type="float" office:value="0.233438915686274" calcext:value-type="float">
            <text:p>0.2334389157</text:p>
          </table:table-cell>
        </table:table-row>
        <table:table-row table:style-name="ro1">
          <table:table-cell office:value-type="float" office:value="1.96382" calcext:value-type="float">
            <text:p>1.96382</text:p>
          </table:table-cell>
          <table:table-cell office:value-type="float" office:value="1.19463" calcext:value-type="float">
            <text:p>1.19463</text:p>
          </table:table-cell>
          <table:table-cell table:formula="of:=[.C67]+[.A68]/96*0.5" office:value-type="float" office:value="0.0696173890625" calcext:value-type="float">
            <text:p>0.0696173891</text:p>
          </table:table-cell>
          <table:table-cell table:formula="of:=[.D67]+[.B68]/61.2*0.5" office:value-type="float" office:value="0.243198964705882" calcext:value-type="float">
            <text:p>0.2431989647</text:p>
          </table:table-cell>
        </table:table-row>
        <table:table-row table:style-name="ro1">
          <table:table-cell office:value-type="float" office:value="0.916865" calcext:value-type="float">
            <text:p>0.916865</text:p>
          </table:table-cell>
          <table:table-cell office:value-type="float" office:value="0.448774" calcext:value-type="float">
            <text:p>0.448774</text:p>
          </table:table-cell>
          <table:table-cell table:formula="of:=[.C68]+[.A69]/96*0.5" office:value-type="float" office:value="0.0743927276041667" calcext:value-type="float">
            <text:p>0.0743927276</text:p>
          </table:table-cell>
          <table:table-cell table:formula="of:=[.D68]+[.B69]/61.2*0.5" office:value-type="float" office:value="0.246865418954248" calcext:value-type="float">
            <text:p>0.246865419</text:p>
          </table:table-cell>
        </table:table-row>
        <table:table-row table:style-name="ro1">
          <table:table-cell office:value-type="float" office:value="1.77852" calcext:value-type="float">
            <text:p>1.77852</text:p>
          </table:table-cell>
          <table:table-cell office:value-type="float" office:value="0.77064" calcext:value-type="float">
            <text:p>0.77064</text:p>
          </table:table-cell>
          <table:table-cell table:formula="of:=[.C69]+[.A70]/96*0.5" office:value-type="float" office:value="0.0836558526041667" calcext:value-type="float">
            <text:p>0.0836558526</text:p>
          </table:table-cell>
          <table:table-cell table:formula="of:=[.D69]+[.B70]/61.2*0.5" office:value-type="float" office:value="0.253161497385621" calcext:value-type="float">
            <text:p>0.2531614974</text:p>
          </table:table-cell>
        </table:table-row>
        <table:table-row table:style-name="ro1">
          <table:table-cell office:value-type="float" office:value="1.78856" calcext:value-type="float">
            <text:p>1.78856</text:p>
          </table:table-cell>
          <table:table-cell office:value-type="float" office:value="0.0603122" calcext:value-type="float">
            <text:p>0.0603122</text:p>
          </table:table-cell>
          <table:table-cell table:formula="of:=[.C70]+[.A71]/96*0.5" office:value-type="float" office:value="0.0929712692708333" calcext:value-type="float">
            <text:p>0.0929712693</text:p>
          </table:table-cell>
          <table:table-cell table:formula="of:=[.D70]+[.B71]/61.2*0.5" office:value-type="float" office:value="0.253654244117647" calcext:value-type="float">
            <text:p>0.2536542441</text:p>
          </table:table-cell>
        </table:table-row>
        <table:table-row table:style-name="ro1">
          <table:table-cell office:value-type="float" office:value="5.11939" calcext:value-type="float">
            <text:p>5.11939</text:p>
          </table:table-cell>
          <table:table-cell office:value-type="float" office:value="-0.104568" calcext:value-type="float">
            <text:p>-0.104568</text:p>
          </table:table-cell>
          <table:table-cell table:formula="of:=[.C71]+[.A72]/96*0.5" office:value-type="float" office:value="0.119634758854167" calcext:value-type="float">
            <text:p>0.1196347589</text:p>
          </table:table-cell>
          <table:table-cell table:formula="of:=[.D71]+[.B72]/61.2*0.5" office:value-type="float" office:value="0.252799930392157" calcext:value-type="float">
            <text:p>0.2527999304</text:p>
          </table:table-cell>
        </table:table-row>
        <table:table-row table:style-name="ro1">
          <table:table-cell office:value-type="float" office:value="2.32162" calcext:value-type="float">
            <text:p>2.32162</text:p>
          </table:table-cell>
          <table:table-cell office:value-type="float" office:value="0.424765" calcext:value-type="float">
            <text:p>0.424765</text:p>
          </table:table-cell>
          <table:table-cell table:formula="of:=[.C72]+[.A73]/96*0.5" office:value-type="float" office:value="0.1317265296875" calcext:value-type="float">
            <text:p>0.1317265297</text:p>
          </table:table-cell>
          <table:table-cell table:formula="of:=[.D72]+[.B73]/61.2*0.5" office:value-type="float" office:value="0.256270232679738" calcext:value-type="float">
            <text:p>0.2562702327</text:p>
          </table:table-cell>
        </table:table-row>
        <table:table-row table:style-name="ro1">
          <table:table-cell office:value-type="float" office:value="3.84241" calcext:value-type="float">
            <text:p>3.84241</text:p>
          </table:table-cell>
          <table:table-cell office:value-type="float" office:value="1.68162" calcext:value-type="float">
            <text:p>1.68162</text:p>
          </table:table-cell>
          <table:table-cell table:formula="of:=[.C73]+[.A74]/96*0.5" office:value-type="float" office:value="0.151739081770833" calcext:value-type="float">
            <text:p>0.1517390818</text:p>
          </table:table-cell>
          <table:table-cell table:formula="of:=[.D73]+[.B74]/61.2*0.5" office:value-type="float" office:value="0.270008958169935" calcext:value-type="float">
            <text:p>0.2700089582</text:p>
          </table:table-cell>
        </table:table-row>
        <table:table-row table:style-name="ro1">
          <table:table-cell office:value-type="float" office:value="1.73319" calcext:value-type="float">
            <text:p>1.73319</text:p>
          </table:table-cell>
          <table:table-cell office:value-type="float" office:value="0.821856" calcext:value-type="float">
            <text:p>0.821856</text:p>
          </table:table-cell>
          <table:table-cell table:formula="of:=[.C74]+[.A75]/96*0.5" office:value-type="float" office:value="0.160766113020833" calcext:value-type="float">
            <text:p>0.160766113</text:p>
          </table:table-cell>
          <table:table-cell table:formula="of:=[.D74]+[.B75]/61.2*0.5" office:value-type="float" office:value="0.276723467973856" calcext:value-type="float">
            <text:p>0.276723468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0.246303" calcext:value-type="float">
            <text:p>0.246303</text:p>
          </table:table-cell>
          <table:table-cell table:formula="of:=[.C75]+[.A76]/96*0.5" office:value-type="float" office:value="0.177693196354167" calcext:value-type="float">
            <text:p>0.1776931964</text:p>
          </table:table-cell>
          <table:table-cell table:formula="of:=[.D75]+[.B76]/61.2*0.5" office:value-type="float" office:value="0.278735747385621" calcext:value-type="float">
            <text:p>0.2787357474</text:p>
          </table:table-cell>
        </table:table-row>
        <table:table-row table:style-name="ro1">
          <table:table-cell office:value-type="float" office:value="0.48412" calcext:value-type="float">
            <text:p>0.48412</text:p>
          </table:table-cell>
          <table:table-cell office:value-type="float" office:value="-0.681763" calcext:value-type="float">
            <text:p>-0.681763</text:p>
          </table:table-cell>
          <table:table-cell table:formula="of:=[.C76]+[.A77]/96*0.5" office:value-type="float" office:value="0.1802146546875" calcext:value-type="float">
            <text:p>0.1802146547</text:p>
          </table:table-cell>
          <table:table-cell table:formula="of:=[.D76]+[.B77]/61.2*0.5" office:value-type="float" office:value="0.273165788235294" calcext:value-type="float">
            <text:p>0.2731657882</text:p>
          </table:table-cell>
        </table:table-row>
        <table:table-row table:style-name="ro1">
          <table:table-cell office:value-type="float" office:value="0.062006" calcext:value-type="float">
            <text:p>0.062006</text:p>
          </table:table-cell>
          <table:table-cell office:value-type="float" office:value="-0.193012" calcext:value-type="float">
            <text:p>-0.193012</text:p>
          </table:table-cell>
          <table:table-cell table:formula="of:=[.C77]+[.A78]/96*0.5" office:value-type="float" office:value="0.180537602604167" calcext:value-type="float">
            <text:p>0.1805376026</text:p>
          </table:table-cell>
          <table:table-cell table:formula="of:=[.D77]+[.B78]/61.2*0.5" office:value-type="float" office:value="0.271588892810457" calcext:value-type="float">
            <text:p>0.2715888928</text:p>
          </table:table-cell>
        </table:table-row>
        <table:table-row table:style-name="ro1">
          <table:table-cell office:value-type="float" office:value="3.53448" calcext:value-type="float">
            <text:p>3.53448</text:p>
          </table:table-cell>
          <table:table-cell office:value-type="float" office:value="0.196515" calcext:value-type="float">
            <text:p>0.196515</text:p>
          </table:table-cell>
          <table:table-cell table:formula="of:=[.C78]+[.A79]/96*0.5" office:value-type="float" office:value="0.198946352604167" calcext:value-type="float">
            <text:p>0.1989463526</text:p>
          </table:table-cell>
          <table:table-cell table:formula="of:=[.D78]+[.B79]/61.2*0.5" office:value-type="float" office:value="0.27319440751634" calcext:value-type="float">
            <text:p>0.2731944075</text:p>
          </table:table-cell>
        </table:table-row>
        <table:table-row table:style-name="ro1">
          <table:table-cell office:value-type="float" office:value="3.68742" calcext:value-type="float">
            <text:p>3.68742</text:p>
          </table:table-cell>
          <table:table-cell office:value-type="float" office:value="0.830828" calcext:value-type="float">
            <text:p>0.830828</text:p>
          </table:table-cell>
          <table:table-cell table:formula="of:=[.C79]+[.A80]/96*0.5" office:value-type="float" office:value="0.218151665104167" calcext:value-type="float">
            <text:p>0.2181516651</text:p>
          </table:table-cell>
          <table:table-cell table:formula="of:=[.D79]+[.B80]/61.2*0.5" office:value-type="float" office:value="0.279982217973856" calcext:value-type="float">
            <text:p>0.279982218</text:p>
          </table:table-cell>
        </table:table-row>
        <table:table-row table:style-name="ro1">
          <table:table-cell office:value-type="float" office:value="6.70899" calcext:value-type="float">
            <text:p>6.70899</text:p>
          </table:table-cell>
          <table:table-cell office:value-type="float" office:value="3.49324" calcext:value-type="float">
            <text:p>3.49324</text:p>
          </table:table-cell>
          <table:table-cell table:formula="of:=[.C80]+[.A81]/96*0.5" office:value-type="float" office:value="0.253094321354167" calcext:value-type="float">
            <text:p>0.2530943214</text:p>
          </table:table-cell>
          <table:table-cell table:formula="of:=[.D80]+[.B81]/61.2*0.5" office:value-type="float" office:value="0.308521760457516" calcext:value-type="float">
            <text:p>0.3085217605</text:p>
          </table:table-cell>
        </table:table-row>
        <table:table-row table:style-name="ro1">
          <table:table-cell office:value-type="float" office:value="2.47543" calcext:value-type="float">
            <text:p>2.47543</text:p>
          </table:table-cell>
          <table:table-cell office:value-type="float" office:value="1.86953" calcext:value-type="float">
            <text:p>1.86953</text:p>
          </table:table-cell>
          <table:table-cell table:formula="of:=[.C81]+[.A82]/96*0.5" office:value-type="float" office:value="0.2659871859375" calcext:value-type="float">
            <text:p>0.2659871859</text:p>
          </table:table-cell>
          <table:table-cell table:formula="of:=[.D81]+[.B82]/61.2*0.5" office:value-type="float" office:value="0.323795698366013" calcext:value-type="float">
            <text:p>0.3237956984</text:p>
          </table:table-cell>
        </table:table-row>
        <table:table-row table:style-name="ro1">
          <table:table-cell office:value-type="float" office:value="4.96186" calcext:value-type="float">
            <text:p>4.96186</text:p>
          </table:table-cell>
          <table:table-cell office:value-type="float" office:value="1.67672" calcext:value-type="float">
            <text:p>1.67672</text:p>
          </table:table-cell>
          <table:table-cell table:formula="of:=[.C82]+[.A83]/96*0.5" office:value-type="float" office:value="0.291830206770833" calcext:value-type="float">
            <text:p>0.2918302068</text:p>
          </table:table-cell>
          <table:table-cell table:formula="of:=[.D82]+[.B83]/61.2*0.5" office:value-type="float" office:value="0.33749439117647" calcext:value-type="float">
            <text:p>0.3374943912</text:p>
          </table:table-cell>
        </table:table-row>
        <table:table-row table:style-name="ro1">
          <table:table-cell office:value-type="float" office:value="4.8699" calcext:value-type="float">
            <text:p>4.8699</text:p>
          </table:table-cell>
          <table:table-cell office:value-type="float" office:value="-0.547291" calcext:value-type="float">
            <text:p>-0.547291</text:p>
          </table:table-cell>
          <table:table-cell table:formula="of:=[.C83]+[.A84]/96*0.5" office:value-type="float" office:value="0.317194269270833" calcext:value-type="float">
            <text:p>0.3171942693</text:p>
          </table:table-cell>
          <table:table-cell table:formula="of:=[.D83]+[.B84]/61.2*0.5" office:value-type="float" office:value="0.333023059477124" calcext:value-type="float">
            <text:p>0.3330230595</text:p>
          </table:table-cell>
        </table:table-row>
        <table:table-row table:style-name="ro1">
          <table:table-cell office:value-type="float" office:value="4.35149" calcext:value-type="float">
            <text:p>4.35149</text:p>
          </table:table-cell>
          <table:table-cell office:value-type="float" office:value="-1.28914" calcext:value-type="float">
            <text:p>-1.28914</text:p>
          </table:table-cell>
          <table:table-cell table:formula="of:=[.C84]+[.A85]/96*0.5" office:value-type="float" office:value="0.3398582796875" calcext:value-type="float">
            <text:p>0.3398582797</text:p>
          </table:table-cell>
          <table:table-cell table:formula="of:=[.D84]+[.B85]/61.2*0.5" office:value-type="float" office:value="0.32249086993464" calcext:value-type="float">
            <text:p>0.3224908699</text:p>
          </table:table-cell>
        </table:table-row>
        <table:table-row table:style-name="ro1">
          <table:table-cell office:value-type="float" office:value="7.95228" calcext:value-type="float">
            <text:p>7.95228</text:p>
          </table:table-cell>
          <table:table-cell office:value-type="float" office:value="-2.36643" calcext:value-type="float">
            <text:p>-2.36643</text:p>
          </table:table-cell>
          <table:table-cell table:formula="of:=[.C85]+[.A86]/96*0.5" office:value-type="float" office:value="0.3812764046875" calcext:value-type="float">
            <text:p>0.3812764047</text:p>
          </table:table-cell>
          <table:table-cell table:formula="of:=[.D85]+[.B86]/61.2*0.5" office:value-type="float" office:value="0.303157291503268" calcext:value-type="float">
            <text:p>0.3031572915</text:p>
          </table:table-cell>
        </table:table-row>
        <table:table-row table:style-name="ro1">
          <table:table-cell office:value-type="float" office:value="3.54189" calcext:value-type="float">
            <text:p>3.54189</text:p>
          </table:table-cell>
          <table:table-cell office:value-type="float" office:value="-0.472342" calcext:value-type="float">
            <text:p>-0.472342</text:p>
          </table:table-cell>
          <table:table-cell table:formula="of:=[.C86]+[.A87]/96*0.5" office:value-type="float" office:value="0.3997237484375" calcext:value-type="float">
            <text:p>0.3997237484</text:p>
          </table:table-cell>
          <table:table-cell table:formula="of:=[.D86]+[.B87]/61.2*0.5" office:value-type="float" office:value="0.299298288235294" calcext:value-type="float">
            <text:p>0.2992982882</text:p>
          </table:table-cell>
        </table:table-row>
        <table:table-row table:style-name="ro1">
          <table:table-cell office:value-type="float" office:value="7.96586" calcext:value-type="float">
            <text:p>7.96586</text:p>
          </table:table-cell>
          <table:table-cell office:value-type="float" office:value="-1.28978" calcext:value-type="float">
            <text:p>-1.28978</text:p>
          </table:table-cell>
          <table:table-cell table:formula="of:=[.C87]+[.A88]/96*0.5" office:value-type="float" office:value="0.441212602604167" calcext:value-type="float">
            <text:p>0.4412126026</text:p>
          </table:table-cell>
          <table:table-cell table:formula="of:=[.D87]+[.B88]/61.2*0.5" office:value-type="float" office:value="0.28876086993464" calcext:value-type="float">
            <text:p>0.2887608699</text:p>
          </table:table-cell>
        </table:table-row>
        <table:table-row table:style-name="ro1">
          <table:table-cell office:value-type="float" office:value="7.04532" calcext:value-type="float">
            <text:p>7.04532</text:p>
          </table:table-cell>
          <table:table-cell office:value-type="float" office:value="-1.7352" calcext:value-type="float">
            <text:p>-1.7352</text:p>
          </table:table-cell>
          <table:table-cell table:formula="of:=[.C88]+[.A89]/96*0.5" office:value-type="float" office:value="0.477906977604167" calcext:value-type="float">
            <text:p>0.4779069776</text:p>
          </table:table-cell>
          <table:table-cell table:formula="of:=[.D88]+[.B89]/61.2*0.5" office:value-type="float" office:value="0.274584399346405" calcext:value-type="float">
            <text:p>0.2745843993</text:p>
          </table:table-cell>
        </table:table-row>
        <table:table-row table:style-name="ro1">
          <table:table-cell office:value-type="float" office:value="4.32893" calcext:value-type="float">
            <text:p>4.32893</text:p>
          </table:table-cell>
          <table:table-cell office:value-type="float" office:value="-1.72701" calcext:value-type="float">
            <text:p>-1.72701</text:p>
          </table:table-cell>
          <table:table-cell table:formula="of:=[.C89]+[.A90]/96*0.5" office:value-type="float" office:value="0.500453488020833" calcext:value-type="float">
            <text:p>0.500453488</text:p>
          </table:table-cell>
          <table:table-cell table:formula="of:=[.D89]+[.B90]/61.2*0.5" office:value-type="float" office:value="0.260474840522876" calcext:value-type="float">
            <text:p>0.2604748405</text:p>
          </table:table-cell>
        </table:table-row>
        <table:table-row table:style-name="ro1">
          <table:table-cell office:value-type="float" office:value="8.20223" calcext:value-type="float">
            <text:p>8.20223</text:p>
          </table:table-cell>
          <table:table-cell office:value-type="float" office:value="-3.29854" calcext:value-type="float">
            <text:p>-3.29854</text:p>
          </table:table-cell>
          <table:table-cell table:formula="of:=[.C90]+[.A91]/96*0.5" office:value-type="float" office:value="0.5431734359375" calcext:value-type="float">
            <text:p>0.5431734359</text:p>
          </table:table-cell>
          <table:table-cell table:formula="of:=[.D90]+[.B91]/61.2*0.5" office:value-type="float" office:value="0.233525984313725" calcext:value-type="float">
            <text:p>0.2335259843</text:p>
          </table:table-cell>
        </table:table-row>
        <table:table-row table:style-name="ro1">
          <table:table-cell office:value-type="float" office:value="5.80842" calcext:value-type="float">
            <text:p>5.80842</text:p>
          </table:table-cell>
          <table:table-cell office:value-type="float" office:value="-2.30355" calcext:value-type="float">
            <text:p>-2.30355</text:p>
          </table:table-cell>
          <table:table-cell table:formula="of:=[.C91]+[.A92]/96*0.5" office:value-type="float" office:value="0.5734256234375" calcext:value-type="float">
            <text:p>0.5734256234</text:p>
          </table:table-cell>
          <table:table-cell table:formula="of:=[.D91]+[.B92]/61.2*0.5" office:value-type="float" office:value="0.214706131372549" calcext:value-type="float">
            <text:p>0.2147061314</text:p>
          </table:table-cell>
        </table:table-row>
        <table:table-row table:style-name="ro1">
          <table:table-cell office:value-type="float" office:value="8.52147" calcext:value-type="float">
            <text:p>8.52147</text:p>
          </table:table-cell>
          <table:table-cell office:value-type="float" office:value="-2.21499" calcext:value-type="float">
            <text:p>-2.21499</text:p>
          </table:table-cell>
          <table:table-cell table:formula="of:=[.C92]+[.A93]/96*0.5" office:value-type="float" office:value="0.6178082796875" calcext:value-type="float">
            <text:p>0.6178082797</text:p>
          </table:table-cell>
          <table:table-cell table:formula="of:=[.D92]+[.B93]/61.2*0.5" office:value-type="float" office:value="0.196609807843137" calcext:value-type="float">
            <text:p>0.1966098078</text:p>
          </table:table-cell>
        </table:table-row>
        <table:table-row table:style-name="ro1">
          <table:table-cell office:value-type="float" office:value="4.45927" calcext:value-type="float">
            <text:p>4.45927</text:p>
          </table:table-cell>
          <table:table-cell office:value-type="float" office:value="-0.324279" calcext:value-type="float">
            <text:p>-0.324279</text:p>
          </table:table-cell>
          <table:table-cell table:formula="of:=[.C93]+[.A94]/96*0.5" office:value-type="float" office:value="0.641033644270833" calcext:value-type="float">
            <text:p>0.6410336443</text:p>
          </table:table-cell>
          <table:table-cell table:formula="of:=[.D93]+[.B94]/61.2*0.5" office:value-type="float" office:value="0.193960469607843" calcext:value-type="float">
            <text:p>0.1939604696</text:p>
          </table:table-cell>
        </table:table-row>
        <table:table-row table:style-name="ro1">
          <table:table-cell office:value-type="float" office:value="3.90695" calcext:value-type="float">
            <text:p>3.90695</text:p>
          </table:table-cell>
          <table:table-cell office:value-type="float" office:value="-0.0345991" calcext:value-type="float">
            <text:p>-0.0345991</text:p>
          </table:table-cell>
          <table:table-cell table:formula="of:=[.C94]+[.A95]/96*0.5" office:value-type="float" office:value="0.6613823421875" calcext:value-type="float">
            <text:p>0.6613823422</text:p>
          </table:table-cell>
          <table:table-cell table:formula="of:=[.D94]+[.B95]/61.2*0.5" office:value-type="float" office:value="0.193677797222222" calcext:value-type="float">
            <text:p>0.1936777972</text:p>
          </table:table-cell>
        </table:table-row>
        <table:table-row table:style-name="ro1">
          <table:table-cell office:value-type="float" office:value="4.03501" calcext:value-type="float">
            <text:p>4.03501</text:p>
          </table:table-cell>
          <table:table-cell office:value-type="float" office:value="-0.434896" calcext:value-type="float">
            <text:p>-0.434896</text:p>
          </table:table-cell>
          <table:table-cell table:formula="of:=[.C95]+[.A96]/96*0.5" office:value-type="float" office:value="0.682398019270833" calcext:value-type="float">
            <text:p>0.6823980193</text:p>
          </table:table-cell>
          <table:table-cell table:formula="of:=[.D95]+[.B96]/61.2*0.5" office:value-type="float" office:value="0.190124725326797" calcext:value-type="float">
            <text:p>0.1901247253</text:p>
          </table:table-cell>
        </table:table-row>
        <table:table-row table:style-name="ro1">
          <table:table-cell office:value-type="float" office:value="5.01879" calcext:value-type="float">
            <text:p>5.01879</text:p>
          </table:table-cell>
          <table:table-cell office:value-type="float" office:value="-1.2057" calcext:value-type="float">
            <text:p>-1.2057</text:p>
          </table:table-cell>
          <table:table-cell table:formula="of:=[.C96]+[.A97]/96*0.5" office:value-type="float" office:value="0.708537550520833" calcext:value-type="float">
            <text:p>0.7085375505</text:p>
          </table:table-cell>
          <table:table-cell table:formula="of:=[.D96]+[.B97]/61.2*0.5" office:value-type="float" office:value="0.180274235130719" calcext:value-type="float">
            <text:p>0.1802742351</text:p>
          </table:table-cell>
        </table:table-row>
        <table:table-row table:style-name="ro1">
          <table:table-cell office:value-type="float" office:value="7.37621" calcext:value-type="float">
            <text:p>7.37621</text:p>
          </table:table-cell>
          <table:table-cell office:value-type="float" office:value="-2.52476" calcext:value-type="float">
            <text:p>-2.52476</text:p>
          </table:table-cell>
          <table:table-cell table:formula="of:=[.C97]+[.A98]/96*0.5" office:value-type="float" office:value="0.7469553109375" calcext:value-type="float">
            <text:p>0.7469553109</text:p>
          </table:table-cell>
          <table:table-cell table:formula="of:=[.D97]+[.B98]/61.2*0.5" office:value-type="float" office:value="0.159647110947712" calcext:value-type="float">
            <text:p>0.1596471109</text:p>
          </table:table-cell>
        </table:table-row>
        <table:table-row table:style-name="ro1">
          <table:table-cell office:value-type="float" office:value="6.57957" calcext:value-type="float">
            <text:p>6.57957</text:p>
          </table:table-cell>
          <table:table-cell office:value-type="float" office:value="-3.1527" calcext:value-type="float">
            <text:p>-3.1527</text:p>
          </table:table-cell>
          <table:table-cell table:formula="of:=[.C98]+[.A99]/96*0.5" office:value-type="float" office:value="0.7812239046875" calcext:value-type="float">
            <text:p>0.7812239047</text:p>
          </table:table-cell>
          <table:table-cell table:formula="of:=[.D98]+[.B99]/61.2*0.5" office:value-type="float" office:value="0.133889758006536" calcext:value-type="float">
            <text:p>0.133889758</text:p>
          </table:table-cell>
        </table:table-row>
        <table:table-row table:style-name="ro1">
          <table:table-cell office:value-type="float" office:value="6.46372" calcext:value-type="float">
            <text:p>6.46372</text:p>
          </table:table-cell>
          <table:table-cell office:value-type="float" office:value="-1.5089" calcext:value-type="float">
            <text:p>-1.5089</text:p>
          </table:table-cell>
          <table:table-cell table:formula="of:=[.C99]+[.A100]/96*0.5" office:value-type="float" office:value="0.814889113020833" calcext:value-type="float">
            <text:p>0.814889113</text:p>
          </table:table-cell>
          <table:table-cell table:formula="of:=[.D99]+[.B100]/61.2*0.5" office:value-type="float" office:value="0.121562143627451" calcext:value-type="float">
            <text:p>0.1215621436</text:p>
          </table:table-cell>
        </table:table-row>
        <table:table-row table:style-name="ro1">
          <table:table-cell office:value-type="float" office:value="6.93466" calcext:value-type="float">
            <text:p>6.93466</text:p>
          </table:table-cell>
          <table:table-cell office:value-type="float" office:value="-0.222708" calcext:value-type="float">
            <text:p>-0.222708</text:p>
          </table:table-cell>
          <table:table-cell table:formula="of:=[.C100]+[.A101]/96*0.5" office:value-type="float" office:value="0.851007133854167" calcext:value-type="float">
            <text:p>0.8510071339</text:p>
          </table:table-cell>
          <table:table-cell table:formula="of:=[.D100]+[.B101]/61.2*0.5" office:value-type="float" office:value="0.119742633823529" calcext:value-type="float">
            <text:p>0.1197426338</text:p>
          </table:table-cell>
        </table:table-row>
        <table:table-row table:style-name="ro1">
          <table:table-cell office:value-type="float" office:value="4.01232" calcext:value-type="float">
            <text:p>4.01232</text:p>
          </table:table-cell>
          <table:table-cell office:value-type="float" office:value="0.186791" calcext:value-type="float">
            <text:p>0.186791</text:p>
          </table:table-cell>
          <table:table-cell table:formula="of:=[.C101]+[.A102]/96*0.5" office:value-type="float" office:value="0.871904633854167" calcext:value-type="float">
            <text:p>0.8719046339</text:p>
          </table:table-cell>
          <table:table-cell table:formula="of:=[.D101]+[.B102]/61.2*0.5" office:value-type="float" office:value="0.121268704084967" calcext:value-type="float">
            <text:p>0.1212687041</text:p>
          </table:table-cell>
        </table:table-row>
        <table:table-row table:style-name="ro1">
          <table:table-cell office:value-type="float" office:value="3.91792" calcext:value-type="float">
            <text:p>3.91792</text:p>
          </table:table-cell>
          <table:table-cell office:value-type="float" office:value="0.263158" calcext:value-type="float">
            <text:p>0.263158</text:p>
          </table:table-cell>
          <table:table-cell table:formula="of:=[.C102]+[.A103]/96*0.5" office:value-type="float" office:value="0.8923104671875" calcext:value-type="float">
            <text:p>0.8923104672</text:p>
          </table:table-cell>
          <table:table-cell table:formula="of:=[.D102]+[.B103]/61.2*0.5" office:value-type="float" office:value="0.123418687745098" calcext:value-type="float">
            <text:p>0.1234186877</text:p>
          </table:table-cell>
        </table:table-row>
        <table:table-row table:style-name="ro1">
          <table:table-cell office:value-type="float" office:value="6.87063" calcext:value-type="float">
            <text:p>6.87063</text:p>
          </table:table-cell>
          <table:table-cell office:value-type="float" office:value="0.211119" calcext:value-type="float">
            <text:p>0.211119</text:p>
          </table:table-cell>
          <table:table-cell table:formula="of:=[.C103]+[.A104]/96*0.5" office:value-type="float" office:value="0.9280949984375" calcext:value-type="float">
            <text:p>0.9280949984</text:p>
          </table:table-cell>
          <table:table-cell table:formula="of:=[.D103]+[.B104]/61.2*0.5" office:value-type="float" office:value="0.125143516176471" calcext:value-type="float">
            <text:p>0.1251435162</text:p>
          </table:table-cell>
        </table:table-row>
        <table:table-row table:style-name="ro1">
          <table:table-cell office:value-type="float" office:value="4.92989" calcext:value-type="float">
            <text:p>4.92989</text:p>
          </table:table-cell>
          <table:table-cell office:value-type="float" office:value="-0.24485" calcext:value-type="float">
            <text:p>-0.24485</text:p>
          </table:table-cell>
          <table:table-cell table:formula="of:=[.C104]+[.A105]/96*0.5" office:value-type="float" office:value="0.953771508854167" calcext:value-type="float">
            <text:p>0.9537715089</text:p>
          </table:table-cell>
          <table:table-cell table:formula="of:=[.D104]+[.B105]/61.2*0.5" office:value-type="float" office:value="0.123143107679739" calcext:value-type="float">
            <text:p>0.1231431077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0.0131508" calcext:value-type="float">
            <text:p>0.0131508</text:p>
          </table:table-cell>
          <table:table-cell table:formula="of:=[.C105]+[.A106]/96*0.5" office:value-type="float" office:value="0.9763235921875" calcext:value-type="float">
            <text:p>0.9763235922</text:p>
          </table:table-cell>
          <table:table-cell table:formula="of:=[.D105]+[.B106]/61.2*0.5" office:value-type="float" office:value="0.123250548856209" calcext:value-type="float">
            <text:p>0.1232505489</text:p>
          </table:table-cell>
        </table:table-row>
        <table:table-row table:style-name="ro1">
          <table:table-cell office:value-type="float" office:value="3.36931" calcext:value-type="float">
            <text:p>3.36931</text:p>
          </table:table-cell>
          <table:table-cell office:value-type="float" office:value="0.195111" calcext:value-type="float">
            <text:p>0.195111</text:p>
          </table:table-cell>
          <table:table-cell table:formula="of:=[.C106]+[.A107]/96*0.5" office:value-type="float" office:value="0.993872081770834" calcext:value-type="float">
            <text:p>0.9938720818</text:p>
          </table:table-cell>
          <table:table-cell table:formula="of:=[.D106]+[.B107]/61.2*0.5" office:value-type="float" office:value="0.124844592973856" calcext:value-type="float">
            <text:p>0.124844593</text:p>
          </table:table-cell>
        </table:table-row>
        <table:table-row table:style-name="ro1">
          <table:table-cell office:value-type="float" office:value="1.04494" calcext:value-type="float">
            <text:p>1.04494</text:p>
          </table:table-cell>
          <table:table-cell office:value-type="float" office:value="0.506643" calcext:value-type="float">
            <text:p>0.506643</text:p>
          </table:table-cell>
          <table:table-cell table:formula="of:=[.C107]+[.A108]/96*0.5" office:value-type="float" office:value="0.999314477604167" calcext:value-type="float">
            <text:p>0.9993144776</text:p>
          </table:table-cell>
          <table:table-cell table:formula="of:=[.D107]+[.B108]/61.2*0.5" office:value-type="float" office:value="0.128983833169935" calcext:value-type="float">
            <text:p>0.1289838332</text:p>
          </table:table-cell>
        </table:table-row>
        <table:table-row table:style-name="ro1">
          <table:table-cell office:value-type="float" office:value="4.81454" calcext:value-type="float">
            <text:p>4.81454</text:p>
          </table:table-cell>
          <table:table-cell office:value-type="float" office:value="0.392722" calcext:value-type="float">
            <text:p>0.392722</text:p>
          </table:table-cell>
          <table:table-cell table:formula="of:=[.C108]+[.A109]/96*0.5" office:value-type="float" office:value="1.02439020677083" calcext:value-type="float">
            <text:p>1.0243902068</text:p>
          </table:table-cell>
          <table:table-cell table:formula="of:=[.D108]+[.B109]/61.2*0.5" office:value-type="float" office:value="0.13219234624183" calcext:value-type="float">
            <text:p>0.1321923462</text:p>
          </table:table-cell>
        </table:table-row>
        <table:table-row table:style-name="ro1">
          <table:table-cell office:value-type="float" office:value="7.79644" calcext:value-type="float">
            <text:p>7.79644</text:p>
          </table:table-cell>
          <table:table-cell office:value-type="float" office:value="1.07479" calcext:value-type="float">
            <text:p>1.07479</text:p>
          </table:table-cell>
          <table:table-cell table:formula="of:=[.C109]+[.A110]/96*0.5" office:value-type="float" office:value="1.06499666510417" calcext:value-type="float">
            <text:p>1.0649966651</text:p>
          </table:table-cell>
          <table:table-cell table:formula="of:=[.D109]+[.B110]/61.2*0.5" office:value-type="float" office:value="0.140973310294118" calcext:value-type="float">
            <text:p>0.1409733103</text:p>
          </table:table-cell>
        </table:table-row>
        <table:table-row table:style-name="ro1">
          <table:table-cell office:value-type="float" office:value="6.15291" calcext:value-type="float">
            <text:p>6.15291</text:p>
          </table:table-cell>
          <table:table-cell office:value-type="float" office:value="0.383567" calcext:value-type="float">
            <text:p>0.383567</text:p>
          </table:table-cell>
          <table:table-cell table:formula="of:=[.C110]+[.A111]/96*0.5" office:value-type="float" office:value="1.09704307135417" calcext:value-type="float">
            <text:p>1.0970430714</text:p>
          </table:table-cell>
          <table:table-cell table:formula="of:=[.D110]+[.B111]/61.2*0.5" office:value-type="float" office:value="0.144107027614379" calcext:value-type="float">
            <text:p>0.1441070276</text:p>
          </table:table-cell>
        </table:table-row>
        <table:table-row table:style-name="ro1">
          <table:table-cell office:value-type="float" office:value="6.95787" calcext:value-type="float">
            <text:p>6.95787</text:p>
          </table:table-cell>
          <table:table-cell office:value-type="float" office:value="-1.73088" calcext:value-type="float">
            <text:p>-1.73088</text:p>
          </table:table-cell>
          <table:table-cell table:formula="of:=[.C111]+[.A112]/96*0.5" office:value-type="float" office:value="1.13328197760417" calcext:value-type="float">
            <text:p>1.1332819776</text:p>
          </table:table-cell>
          <table:table-cell table:formula="of:=[.D111]+[.B112]/61.2*0.5" office:value-type="float" office:value="0.129965851143791" calcext:value-type="float">
            <text:p>0.1299658511</text:p>
          </table:table-cell>
        </table:table-row>
        <table:table-row table:style-name="ro1">
          <table:table-cell office:value-type="float" office:value="3.963" calcext:value-type="float">
            <text:p>3.963</text:p>
          </table:table-cell>
          <table:table-cell office:value-type="float" office:value="-1.66571" calcext:value-type="float">
            <text:p>-1.66571</text:p>
          </table:table-cell>
          <table:table-cell table:formula="of:=[.C112]+[.A113]/96*0.5" office:value-type="float" office:value="1.15392260260417" calcext:value-type="float">
            <text:p>1.1539226026</text:p>
          </table:table-cell>
          <table:table-cell table:formula="of:=[.D112]+[.B113]/61.2*0.5" office:value-type="float" office:value="0.116357109313725" calcext:value-type="float">
            <text:p>0.1163571093</text:p>
          </table:table-cell>
        </table:table-row>
        <table:table-row table:style-name="ro1">
          <table:table-cell office:value-type="float" office:value="6.75326" calcext:value-type="float">
            <text:p>6.75326</text:p>
          </table:table-cell>
          <table:table-cell office:value-type="float" office:value="-3.19187" calcext:value-type="float">
            <text:p>-3.19187</text:p>
          </table:table-cell>
          <table:table-cell table:formula="of:=[.C113]+[.A114]/96*0.5" office:value-type="float" office:value="1.18909583177083" calcext:value-type="float">
            <text:p>1.1890958318</text:p>
          </table:table-cell>
          <table:table-cell table:formula="of:=[.D113]+[.B114]/61.2*0.5" office:value-type="float" office:value="0.0902797400326797" calcext:value-type="float">
            <text:p>0.09027974</text:p>
          </table:table-cell>
        </table:table-row>
        <table:table-row table:style-name="ro1">
          <table:table-cell office:value-type="float" office:value="6.76717" calcext:value-type="float">
            <text:p>6.76717</text:p>
          </table:table-cell>
          <table:table-cell office:value-type="float" office:value="-1.23116" calcext:value-type="float">
            <text:p>-1.23116</text:p>
          </table:table-cell>
          <table:table-cell table:formula="of:=[.C114]+[.A115]/96*0.5" office:value-type="float" office:value="1.22434150885417" calcext:value-type="float">
            <text:p>1.2243415089</text:p>
          </table:table-cell>
          <table:table-cell table:formula="of:=[.D114]+[.B115]/61.2*0.5" office:value-type="float" office:value="0.0802212433006535" calcext:value-type="float">
            <text:p>0.0802212433</text:p>
          </table:table-cell>
        </table:table-row>
        <table:table-row table:style-name="ro1">
          <table:table-cell office:value-type="float" office:value="4.12345" calcext:value-type="float">
            <text:p>4.12345</text:p>
          </table:table-cell>
          <table:table-cell office:value-type="float" office:value="0.416936" calcext:value-type="float">
            <text:p>0.416936</text:p>
          </table:table-cell>
          <table:table-cell table:formula="of:=[.C115]+[.A116]/96*0.5" office:value-type="float" office:value="1.2458178109375" calcext:value-type="float">
            <text:p>1.2458178109</text:p>
          </table:table-cell>
          <table:table-cell table:formula="of:=[.D115]+[.B116]/61.2*0.5" office:value-type="float" office:value="0.0836275831699346" calcext:value-type="float">
            <text:p>0.0836275832</text:p>
          </table:table-cell>
        </table:table-row>
        <table:table-row table:style-name="ro1">
          <table:table-cell office:value-type="float" office:value="7.00819" calcext:value-type="float">
            <text:p>7.00819</text:p>
          </table:table-cell>
          <table:table-cell office:value-type="float" office:value="2.54819" calcext:value-type="float">
            <text:p>2.54819</text:p>
          </table:table-cell>
          <table:table-cell table:formula="of:=[.C116]+[.A117]/96*0.5" office:value-type="float" office:value="1.28231880052083" calcext:value-type="float">
            <text:p>1.2823188005</text:p>
          </table:table-cell>
          <table:table-cell table:formula="of:=[.D116]+[.B117]/61.2*0.5" office:value-type="float" office:value="0.104446128921569" calcext:value-type="float">
            <text:p>0.1044461289</text:p>
          </table:table-cell>
        </table:table-row>
        <table:table-row table:style-name="ro1">
          <table:table-cell office:value-type="float" office:value="3.9924" calcext:value-type="float">
            <text:p>3.9924</text:p>
          </table:table-cell>
          <table:table-cell office:value-type="float" office:value="1.62162" calcext:value-type="float">
            <text:p>1.62162</text:p>
          </table:table-cell>
          <table:table-cell table:formula="of:=[.C117]+[.A118]/96*0.5" office:value-type="float" office:value="1.30311255052083" calcext:value-type="float">
            <text:p>1.3031125505</text:p>
          </table:table-cell>
          <table:table-cell table:formula="of:=[.D117]+[.B118]/61.2*0.5" office:value-type="float" office:value="0.117694658333333" calcext:value-type="float">
            <text:p>0.1176946583</text:p>
          </table:table-cell>
        </table:table-row>
        <table:table-row table:style-name="ro1">
          <table:table-cell office:value-type="float" office:value="5.10083" calcext:value-type="float">
            <text:p>5.10083</text:p>
          </table:table-cell>
          <table:table-cell office:value-type="float" office:value="3.12177" calcext:value-type="float">
            <text:p>3.12177</text:p>
          </table:table-cell>
          <table:table-cell table:formula="of:=[.C118]+[.A119]/96*0.5" office:value-type="float" office:value="1.3296793734375" calcext:value-type="float">
            <text:p>1.3296793734</text:p>
          </table:table-cell>
          <table:table-cell table:formula="of:=[.D118]+[.B119]/61.2*0.5" office:value-type="float" office:value="0.143199315196078" calcext:value-type="float">
            <text:p>0.1431993152</text:p>
          </table:table-cell>
        </table:table-row>
        <table:table-row table:style-name="ro1">
          <table:table-cell office:value-type="float" office:value="4.82743" calcext:value-type="float">
            <text:p>4.82743</text:p>
          </table:table-cell>
          <table:table-cell office:value-type="float" office:value="1.63247" calcext:value-type="float">
            <text:p>1.63247</text:p>
          </table:table-cell>
          <table:table-cell table:formula="of:=[.C119]+[.A120]/96*0.5" office:value-type="float" office:value="1.35482223802083" calcext:value-type="float">
            <text:p>1.354822238</text:p>
          </table:table-cell>
          <table:table-cell table:formula="of:=[.D119]+[.B120]/61.2*0.5" office:value-type="float" office:value="0.156536488398693" calcext:value-type="float">
            <text:p>0.1565364884</text:p>
          </table:table-cell>
        </table:table-row>
        <table:table-row table:style-name="ro1">
          <table:table-cell office:value-type="float" office:value="3.0243" calcext:value-type="float">
            <text:p>3.0243</text:p>
          </table:table-cell>
          <table:table-cell office:value-type="float" office:value="0.191294" calcext:value-type="float">
            <text:p>0.191294</text:p>
          </table:table-cell>
          <table:table-cell table:formula="of:=[.C120]+[.A121]/96*0.5" office:value-type="float" office:value="1.37057380052083" calcext:value-type="float">
            <text:p>1.3705738005</text:p>
          </table:table-cell>
          <table:table-cell table:formula="of:=[.D120]+[.B121]/61.2*0.5" office:value-type="float" office:value="0.158099347875817" calcext:value-type="float">
            <text:p>0.1580993479</text:p>
          </table:table-cell>
        </table:table-row>
        <table:table-row table:style-name="ro1">
          <table:table-cell office:value-type="float" office:value="6.60187" calcext:value-type="float">
            <text:p>6.60187</text:p>
          </table:table-cell>
          <table:table-cell office:value-type="float" office:value="0.457494" calcext:value-type="float">
            <text:p>0.457494</text:p>
          </table:table-cell>
          <table:table-cell table:formula="of:=[.C121]+[.A122]/96*0.5" office:value-type="float" office:value="1.40495854010417" calcext:value-type="float">
            <text:p>1.4049585401</text:p>
          </table:table-cell>
          <table:table-cell table:formula="of:=[.D121]+[.B122]/61.2*0.5" office:value-type="float" office:value="0.161837043954248" calcext:value-type="float">
            <text:p>0.161837044</text:p>
          </table:table-cell>
        </table:table-row>
        <table:table-row table:style-name="ro1">
          <table:table-cell office:value-type="float" office:value="3.0144" calcext:value-type="float">
            <text:p>3.0144</text:p>
          </table:table-cell>
          <table:table-cell office:value-type="float" office:value="0.463791" calcext:value-type="float">
            <text:p>0.463791</text:p>
          </table:table-cell>
          <table:table-cell table:formula="of:=[.C122]+[.A123]/96*0.5" office:value-type="float" office:value="1.42065854010417" calcext:value-type="float">
            <text:p>1.4206585401</text:p>
          </table:table-cell>
          <table:table-cell table:formula="of:=[.D122]+[.B123]/61.2*0.5" office:value-type="float" office:value="0.165626186111111" calcext:value-type="float">
            <text:p>0.1656261861</text:p>
          </table:table-cell>
        </table:table-row>
        <table:table-row table:style-name="ro1">
          <table:table-cell office:value-type="float" office:value="6.13454" calcext:value-type="float">
            <text:p>6.13454</text:p>
          </table:table-cell>
          <table:table-cell office:value-type="float" office:value="1.05858" calcext:value-type="float">
            <text:p>1.05858</text:p>
          </table:table-cell>
          <table:table-cell table:formula="of:=[.C123]+[.A124]/96*0.5" office:value-type="float" office:value="1.45260926927083" calcext:value-type="float">
            <text:p>1.4526092693</text:p>
          </table:table-cell>
          <table:table-cell table:formula="of:=[.D123]+[.B124]/61.2*0.5" office:value-type="float" office:value="0.174274715522876" calcext:value-type="float">
            <text:p>0.1742747155</text:p>
          </table:table-cell>
        </table:table-row>
        <table:table-row table:style-name="ro1">
          <table:table-cell office:value-type="float" office:value="3.04937" calcext:value-type="float">
            <text:p>3.04937</text:p>
          </table:table-cell>
          <table:table-cell office:value-type="float" office:value="-0.326732" calcext:value-type="float">
            <text:p>-0.326732</text:p>
          </table:table-cell>
          <table:table-cell table:formula="of:=[.C124]+[.A125]/96*0.5" office:value-type="float" office:value="1.4684914046875" calcext:value-type="float">
            <text:p>1.4684914047</text:p>
          </table:table-cell>
          <table:table-cell table:formula="of:=[.D124]+[.B125]/61.2*0.5" office:value-type="float" office:value="0.171605336437908" calcext:value-type="float">
            <text:p>0.1716053364</text:p>
          </table:table-cell>
        </table:table-row>
        <table:table-row table:style-name="ro1">
          <table:table-cell office:value-type="float" office:value="3.31287" calcext:value-type="float">
            <text:p>3.31287</text:p>
          </table:table-cell>
          <table:table-cell office:value-type="float" office:value="-0.498026" calcext:value-type="float">
            <text:p>-0.498026</text:p>
          </table:table-cell>
          <table:table-cell table:formula="of:=[.C125]+[.A126]/96*0.5" office:value-type="float" office:value="1.4857459359375" calcext:value-type="float">
            <text:p>1.4857459359</text:p>
          </table:table-cell>
          <table:table-cell table:formula="of:=[.D125]+[.B126]/61.2*0.5" office:value-type="float" office:value="0.167536496568627" calcext:value-type="float">
            <text:p>0.1675364966</text:p>
          </table:table-cell>
        </table:table-row>
        <table:table-row table:style-name="ro1">
          <table:table-cell office:value-type="float" office:value="3.09068" calcext:value-type="float">
            <text:p>3.09068</text:p>
          </table:table-cell>
          <table:table-cell office:value-type="float" office:value="-0.260885" calcext:value-type="float">
            <text:p>-0.260885</text:p>
          </table:table-cell>
          <table:table-cell table:formula="of:=[.C126]+[.A127]/96*0.5" office:value-type="float" office:value="1.50184322760417" calcext:value-type="float">
            <text:p>1.5018432276</text:p>
          </table:table-cell>
          <table:table-cell table:formula="of:=[.D126]+[.B127]/61.2*0.5" office:value-type="float" office:value="0.165405083169935" calcext:value-type="float">
            <text:p>0.1654050832</text:p>
          </table:table-cell>
        </table:table-row>
        <table:table-row table:style-name="ro1">
          <table:table-cell office:value-type="float" office:value="6.57295" calcext:value-type="float">
            <text:p>6.57295</text:p>
          </table:table-cell>
          <table:table-cell office:value-type="float" office:value="0.686301" calcext:value-type="float">
            <text:p>0.686301</text:p>
          </table:table-cell>
          <table:table-cell table:formula="of:=[.C127]+[.A128]/96*0.5" office:value-type="float" office:value="1.5360773421875" calcext:value-type="float">
            <text:p>1.5360773422</text:p>
          </table:table-cell>
          <table:table-cell table:formula="of:=[.D127]+[.B128]/61.2*0.5" office:value-type="float" office:value="0.17101211748366" calcext:value-type="float">
            <text:p>0.1710121175</text:p>
          </table:table-cell>
        </table:table-row>
        <table:table-row table:style-name="ro1">
          <table:table-cell office:value-type="float" office:value="3.76093" calcext:value-type="float">
            <text:p>3.76093</text:p>
          </table:table-cell>
          <table:table-cell office:value-type="float" office:value="0.580876" calcext:value-type="float">
            <text:p>0.580876</text:p>
          </table:table-cell>
          <table:table-cell table:formula="of:=[.C128]+[.A129]/96*0.5" office:value-type="float" office:value="1.55566551927083" calcext:value-type="float">
            <text:p>1.5556655193</text:p>
          </table:table-cell>
          <table:table-cell table:formula="of:=[.D128]+[.B129]/61.2*0.5" office:value-type="float" office:value="0.175757836437908" calcext:value-type="float">
            <text:p>0.1757578364</text:p>
          </table:table-cell>
        </table:table-row>
        <table:table-row table:style-name="ro1">
          <table:table-cell office:value-type="float" office:value="3.93022" calcext:value-type="float">
            <text:p>3.93022</text:p>
          </table:table-cell>
          <table:table-cell office:value-type="float" office:value="0.618736" calcext:value-type="float">
            <text:p>0.618736</text:p>
          </table:table-cell>
          <table:table-cell table:formula="of:=[.C129]+[.A130]/96*0.5" office:value-type="float" office:value="1.57613541510417" calcext:value-type="float">
            <text:p>1.5761354151</text:p>
          </table:table-cell>
          <table:table-cell table:formula="of:=[.D129]+[.B130]/61.2*0.5" office:value-type="float" office:value="0.180812869117647" calcext:value-type="float">
            <text:p>0.1808128691</text:p>
          </table:table-cell>
        </table:table-row>
        <table:table-row table:style-name="ro1">
          <table:table-cell office:value-type="float" office:value="4.22619" calcext:value-type="float">
            <text:p>4.22619</text:p>
          </table:table-cell>
          <table:table-cell office:value-type="float" office:value="0.968745" calcext:value-type="float">
            <text:p>0.968745</text:p>
          </table:table-cell>
          <table:table-cell table:formula="of:=[.C130]+[.A131]/96*0.5" office:value-type="float" office:value="1.59814682135417" calcext:value-type="float">
            <text:p>1.5981468214</text:p>
          </table:table-cell>
          <table:table-cell table:formula="of:=[.D130]+[.B131]/61.2*0.5" office:value-type="float" office:value="0.18872745245098" calcext:value-type="float">
            <text:p>0.1887274525</text:p>
          </table:table-cell>
        </table:table-row>
        <table:table-row table:style-name="ro1">
          <table:table-cell office:value-type="float" office:value="4.45538" calcext:value-type="float">
            <text:p>4.45538</text:p>
          </table:table-cell>
          <table:table-cell office:value-type="float" office:value="1.60876" calcext:value-type="float">
            <text:p>1.60876</text:p>
          </table:table-cell>
          <table:table-cell table:formula="of:=[.C131]+[.A132]/96*0.5" office:value-type="float" office:value="1.62135192552083" calcext:value-type="float">
            <text:p>1.6213519255</text:p>
          </table:table-cell>
          <table:table-cell table:formula="of:=[.D131]+[.B132]/61.2*0.5" office:value-type="float" office:value="0.201870916503268" calcext:value-type="float">
            <text:p>0.2018709165</text:p>
          </table:table-cell>
        </table:table-row>
        <table:table-row table:style-name="ro1">
          <table:table-cell office:value-type="float" office:value="4.79705" calcext:value-type="float">
            <text:p>4.79705</text:p>
          </table:table-cell>
          <table:table-cell office:value-type="float" office:value="2.25585" calcext:value-type="float">
            <text:p>2.25585</text:p>
          </table:table-cell>
          <table:table-cell table:formula="of:=[.C132]+[.A133]/96*0.5" office:value-type="float" office:value="1.6463365609375" calcext:value-type="float">
            <text:p>1.6463365609</text:p>
          </table:table-cell>
          <table:table-cell table:formula="of:=[.D132]+[.B133]/61.2*0.5" office:value-type="float" office:value="0.220301063562091" calcext:value-type="float">
            <text:p>0.2203010636</text:p>
          </table:table-cell>
        </table:table-row>
        <table:table-row table:style-name="ro1">
          <table:table-cell office:value-type="float" office:value="4.70183" calcext:value-type="float">
            <text:p>4.70183</text:p>
          </table:table-cell>
          <table:table-cell office:value-type="float" office:value="2.61374" calcext:value-type="float">
            <text:p>2.61374</text:p>
          </table:table-cell>
          <table:table-cell table:formula="of:=[.C133]+[.A134]/96*0.5" office:value-type="float" office:value="1.67082525885417" calcext:value-type="float">
            <text:p>1.6708252589</text:p>
          </table:table-cell>
          <table:table-cell table:formula="of:=[.D133]+[.B134]/61.2*0.5" office:value-type="float" office:value="0.241655148529412" calcext:value-type="float">
            <text:p>0.2416551485</text:p>
          </table:table-cell>
        </table:table-row>
        <table:table-row table:style-name="ro1">
          <table:table-cell office:value-type="float" office:value="0.234708" calcext:value-type="float">
            <text:p>0.234708</text:p>
          </table:table-cell>
          <table:table-cell office:value-type="float" office:value="1.55873" calcext:value-type="float">
            <text:p>1.55873</text:p>
          </table:table-cell>
          <table:table-cell table:formula="of:=[.C134]+[.A135]/96*0.5" office:value-type="float" office:value="1.67204769635417" calcext:value-type="float">
            <text:p>1.6720476964</text:p>
          </table:table-cell>
          <table:table-cell table:formula="of:=[.D134]+[.B135]/61.2*0.5" office:value-type="float" office:value="0.254389870751634" calcext:value-type="float">
            <text:p>0.2543898708</text:p>
          </table:table-cell>
        </table:table-row>
        <table:table-row table:style-name="ro1">
          <table:table-cell office:value-type="float" office:value="6.05508" calcext:value-type="float">
            <text:p>6.05508</text:p>
          </table:table-cell>
          <table:table-cell office:value-type="float" office:value="3.40083" calcext:value-type="float">
            <text:p>3.40083</text:p>
          </table:table-cell>
          <table:table-cell table:formula="of:=[.C135]+[.A136]/96*0.5" office:value-type="float" office:value="1.70358457135417" calcext:value-type="float">
            <text:p>1.7035845714</text:p>
          </table:table-cell>
          <table:table-cell table:formula="of:=[.D135]+[.B136]/61.2*0.5" office:value-type="float" office:value="0.282174429575163" calcext:value-type="float">
            <text:p>0.2821744296</text:p>
          </table:table-cell>
        </table:table-row>
        <table:table-row table:style-name="ro1">
          <table:table-cell office:value-type="float" office:value="6.38049" calcext:value-type="float">
            <text:p>6.38049</text:p>
          </table:table-cell>
          <table:table-cell office:value-type="float" office:value="1.0345" calcext:value-type="float">
            <text:p>1.0345</text:p>
          </table:table-cell>
          <table:table-cell table:formula="of:=[.C136]+[.A137]/96*0.5" office:value-type="float" office:value="1.73681629010417" calcext:value-type="float">
            <text:p>1.7368162901</text:p>
          </table:table-cell>
          <table:table-cell table:formula="of:=[.D136]+[.B137]/61.2*0.5" office:value-type="float" office:value="0.290626226960784" calcext:value-type="float">
            <text:p>0.290626227</text:p>
          </table:table-cell>
        </table:table-row>
        <table:table-row table:style-name="ro1">
          <table:table-cell office:value-type="float" office:value="3.67426" calcext:value-type="float">
            <text:p>3.67426</text:p>
          </table:table-cell>
          <table:table-cell office:value-type="float" office:value="-1.06603" calcext:value-type="float">
            <text:p>-1.06603</text:p>
          </table:table-cell>
          <table:table-cell table:formula="of:=[.C137]+[.A138]/96*0.5" office:value-type="float" office:value="1.7559530609375" calcext:value-type="float">
            <text:p>1.7559530609</text:p>
          </table:table-cell>
          <table:table-cell table:formula="of:=[.D137]+[.B138]/61.2*0.5" office:value-type="float" office:value="0.281916831535948" calcext:value-type="float">
            <text:p>0.2819168315</text:p>
          </table:table-cell>
        </table:table-row>
        <table:table-row table:style-name="ro1">
          <table:table-cell office:value-type="float" office:value="3.79179" calcext:value-type="float">
            <text:p>3.79179</text:p>
          </table:table-cell>
          <table:table-cell office:value-type="float" office:value="-1.65149" calcext:value-type="float">
            <text:p>-1.65149</text:p>
          </table:table-cell>
          <table:table-cell table:formula="of:=[.C138]+[.A139]/96*0.5" office:value-type="float" office:value="1.7757019671875" calcext:value-type="float">
            <text:p>1.7757019672</text:p>
          </table:table-cell>
          <table:table-cell table:formula="of:=[.D138]+[.B139]/61.2*0.5" office:value-type="float" office:value="0.26842426617647" calcext:value-type="float">
            <text:p>0.2684242662</text:p>
          </table:table-cell>
        </table:table-row>
        <table:table-row table:style-name="ro1">
          <table:table-cell office:value-type="float" office:value="3.68558" calcext:value-type="float">
            <text:p>3.68558</text:p>
          </table:table-cell>
          <table:table-cell office:value-type="float" office:value="-1.67463" calcext:value-type="float">
            <text:p>-1.67463</text:p>
          </table:table-cell>
          <table:table-cell table:formula="of:=[.C139]+[.A140]/96*0.5" office:value-type="float" office:value="1.79489769635417" calcext:value-type="float">
            <text:p>1.7948976964</text:p>
          </table:table-cell>
          <table:table-cell table:formula="of:=[.D139]+[.B140]/61.2*0.5" office:value-type="float" office:value="0.254742648529412" calcext:value-type="float">
            <text:p>0.2547426485</text:p>
          </table:table-cell>
        </table:table-row>
        <table:table-row table:style-name="ro1">
          <table:table-cell office:value-type="float" office:value="6.54453" calcext:value-type="float">
            <text:p>6.54453</text:p>
          </table:table-cell>
          <table:table-cell office:value-type="float" office:value="-1.25321" calcext:value-type="float">
            <text:p>-1.25321</text:p>
          </table:table-cell>
          <table:table-cell table:formula="of:=[.C140]+[.A141]/96*0.5" office:value-type="float" office:value="1.82898379010417" calcext:value-type="float">
            <text:p>1.8289837901</text:p>
          </table:table-cell>
          <table:table-cell table:formula="of:=[.D140]+[.B141]/61.2*0.5" office:value-type="float" office:value="0.244504004738562" calcext:value-type="float">
            <text:p>0.2445040047</text:p>
          </table:table-cell>
        </table:table-row>
        <table:table-row table:style-name="ro1">
          <table:table-cell office:value-type="float" office:value="7.3185" calcext:value-type="float">
            <text:p>7.3185</text:p>
          </table:table-cell>
          <table:table-cell office:value-type="float" office:value="0.101708" calcext:value-type="float">
            <text:p>0.101708</text:p>
          </table:table-cell>
          <table:table-cell table:formula="of:=[.C141]+[.A142]/96*0.5" office:value-type="float" office:value="1.86710097760417" calcext:value-type="float">
            <text:p>1.8671009776</text:p>
          </table:table-cell>
          <table:table-cell table:formula="of:=[.D141]+[.B142]/61.2*0.5" office:value-type="float" office:value="0.24533495245098" calcext:value-type="float">
            <text:p>0.2453349525</text:p>
          </table:table-cell>
        </table:table-row>
        <table:table-row table:style-name="ro1">
          <table:table-cell office:value-type="float" office:value="6.595" calcext:value-type="float">
            <text:p>6.595</text:p>
          </table:table-cell>
          <table:table-cell office:value-type="float" office:value="-0.109471" calcext:value-type="float">
            <text:p>-0.109471</text:p>
          </table:table-cell>
          <table:table-cell table:formula="of:=[.C142]+[.A143]/96*0.5" office:value-type="float" office:value="1.9014499359375" calcext:value-type="float">
            <text:p>1.9014499359</text:p>
          </table:table-cell>
          <table:table-cell table:formula="of:=[.D142]+[.B143]/61.2*0.5" office:value-type="float" office:value="0.244440581535948" calcext:value-type="float">
            <text:p>0.2444405815</text:p>
          </table:table-cell>
        </table:table-row>
        <table:table-row table:style-name="ro1">
          <table:table-cell office:value-type="float" office:value="4.22962" calcext:value-type="float">
            <text:p>4.22962</text:p>
          </table:table-cell>
          <table:table-cell office:value-type="float" office:value="-0.452644" calcext:value-type="float">
            <text:p>-0.452644</text:p>
          </table:table-cell>
          <table:table-cell table:formula="of:=[.C143]+[.A144]/96*0.5" office:value-type="float" office:value="1.92347920677083" calcext:value-type="float">
            <text:p>1.9234792068</text:p>
          </table:table-cell>
          <table:table-cell table:formula="of:=[.D143]+[.B144]/61.2*0.5" office:value-type="float" office:value="0.240742509640523" calcext:value-type="float">
            <text:p>0.2407425096</text:p>
          </table:table-cell>
        </table:table-row>
        <table:table-row table:style-name="ro1">
          <table:table-cell office:value-type="float" office:value="2.65692" calcext:value-type="float">
            <text:p>2.65692</text:p>
          </table:table-cell>
          <table:table-cell office:value-type="float" office:value="-0.163665" calcext:value-type="float">
            <text:p>-0.163665</text:p>
          </table:table-cell>
          <table:table-cell table:formula="of:=[.C144]+[.A145]/96*0.5" office:value-type="float" office:value="1.93731733177083" calcext:value-type="float">
            <text:p>1.9373173318</text:p>
          </table:table-cell>
          <table:table-cell table:formula="of:=[.D144]+[.B145]/61.2*0.5" office:value-type="float" office:value="0.239405377287582" calcext:value-type="float">
            <text:p>0.2394053773</text:p>
          </table:table-cell>
        </table:table-row>
        <table:table-row table:style-name="ro1">
          <table:table-cell office:value-type="float" office:value="6.2057" calcext:value-type="float">
            <text:p>6.2057</text:p>
          </table:table-cell>
          <table:table-cell office:value-type="float" office:value="-0.142069" calcext:value-type="float">
            <text:p>-0.142069</text:p>
          </table:table-cell>
          <table:table-cell table:formula="of:=[.C145]+[.A146]/96*0.5" office:value-type="float" office:value="1.9696386859375" calcext:value-type="float">
            <text:p>1.9696386859</text:p>
          </table:table-cell>
          <table:table-cell table:formula="of:=[.D145]+[.B146]/61.2*0.5" office:value-type="float" office:value="0.238244682843137" calcext:value-type="float">
            <text:p>0.2382446828</text:p>
          </table:table-cell>
        </table:table-row>
        <table:table-row table:style-name="ro1">
          <table:table-cell office:value-type="float" office:value="4.49818" calcext:value-type="float">
            <text:p>4.49818</text:p>
          </table:table-cell>
          <table:table-cell office:value-type="float" office:value="0.210174" calcext:value-type="float">
            <text:p>0.210174</text:p>
          </table:table-cell>
          <table:table-cell table:formula="of:=[.C146]+[.A147]/96*0.5" office:value-type="float" office:value="1.99306670677083" calcext:value-type="float">
            <text:p>1.9930667068</text:p>
          </table:table-cell>
          <table:table-cell table:formula="of:=[.D146]+[.B147]/61.2*0.5" office:value-type="float" office:value="0.239961790686274" calcext:value-type="float">
            <text:p>0.2399617907</text:p>
          </table:table-cell>
        </table:table-row>
        <table:table-row table:style-name="ro1">
          <table:table-cell office:value-type="float" office:value="6.52005" calcext:value-type="float">
            <text:p>6.52005</text:p>
          </table:table-cell>
          <table:table-cell office:value-type="float" office:value="1.87978" calcext:value-type="float">
            <text:p>1.87978</text:p>
          </table:table-cell>
          <table:table-cell table:formula="of:=[.C147]+[.A148]/96*0.5" office:value-type="float" office:value="2.02702530052083" calcext:value-type="float">
            <text:p>2.0270253005</text:p>
          </table:table-cell>
          <table:table-cell table:formula="of:=[.D147]+[.B148]/61.2*0.5" office:value-type="float" office:value="0.255319470424837" calcext:value-type="float">
            <text:p>0.2553194704</text:p>
          </table:table-cell>
        </table:table-row>
        <table:table-row table:style-name="ro1">
          <table:table-cell office:value-type="float" office:value="3.1751" calcext:value-type="float">
            <text:p>3.1751</text:p>
          </table:table-cell>
          <table:table-cell office:value-type="float" office:value="1.28608" calcext:value-type="float">
            <text:p>1.28608</text:p>
          </table:table-cell>
          <table:table-cell table:formula="of:=[.C148]+[.A149]/96*0.5" office:value-type="float" office:value="2.0435622796875" calcext:value-type="float">
            <text:p>2.0435622797</text:p>
          </table:table-cell>
          <table:table-cell table:formula="of:=[.D148]+[.B149]/61.2*0.5" office:value-type="float" office:value="0.26582665996732" calcext:value-type="float">
            <text:p>0.26582666</text:p>
          </table:table-cell>
        </table:table-row>
        <table:table-row table:style-name="ro1">
          <table:table-cell office:value-type="float" office:value="5.9957" calcext:value-type="float">
            <text:p>5.9957</text:p>
          </table:table-cell>
          <table:table-cell office:value-type="float" office:value="1.38823" calcext:value-type="float">
            <text:p>1.38823</text:p>
          </table:table-cell>
          <table:table-cell table:formula="of:=[.C149]+[.A150]/96*0.5" office:value-type="float" office:value="2.07478988385417" calcext:value-type="float">
            <text:p>2.0747898839</text:p>
          </table:table-cell>
          <table:table-cell table:formula="of:=[.D149]+[.B150]/61.2*0.5" office:value-type="float" office:value="0.277168408333333" calcext:value-type="float">
            <text:p>0.2771684083</text:p>
          </table:table-cell>
        </table:table-row>
        <table:table-row table:style-name="ro1">
          <table:table-cell office:value-type="float" office:value="3.94699" calcext:value-type="float">
            <text:p>3.94699</text:p>
          </table:table-cell>
          <table:table-cell office:value-type="float" office:value="0.585683" calcext:value-type="float">
            <text:p>0.585683</text:p>
          </table:table-cell>
          <table:table-cell table:formula="of:=[.C150]+[.A151]/96*0.5" office:value-type="float" office:value="2.0953471234375" calcext:value-type="float">
            <text:p>2.0953471234</text:p>
          </table:table-cell>
          <table:table-cell table:formula="of:=[.D150]+[.B151]/61.2*0.5" office:value-type="float" office:value="0.281953400163399" calcext:value-type="float">
            <text:p>0.2819534002</text:p>
          </table:table-cell>
        </table:table-row>
        <table:table-row table:style-name="ro1">
          <table:table-cell office:value-type="float" office:value="5.62257" calcext:value-type="float">
            <text:p>5.62257</text:p>
          </table:table-cell>
          <table:table-cell office:value-type="float" office:value="-0.685624" calcext:value-type="float">
            <text:p>-0.685624</text:p>
          </table:table-cell>
          <table:table-cell table:formula="of:=[.C151]+[.A152]/96*0.5" office:value-type="float" office:value="2.1246313421875" calcext:value-type="float">
            <text:p>2.1246313422</text:p>
          </table:table-cell>
          <table:table-cell table:formula="of:=[.D151]+[.B152]/61.2*0.5" office:value-type="float" office:value="0.276351896895425" calcext:value-type="float">
            <text:p>0.2763518969</text:p>
          </table:table-cell>
        </table:table-row>
        <table:table-row table:style-name="ro1">
          <table:table-cell office:value-type="float" office:value="3.39233" calcext:value-type="float">
            <text:p>3.39233</text:p>
          </table:table-cell>
          <table:table-cell office:value-type="float" office:value="0.0513007" calcext:value-type="float">
            <text:p>0.0513007</text:p>
          </table:table-cell>
          <table:table-cell table:formula="of:=[.C152]+[.A153]/96*0.5" office:value-type="float" office:value="2.14229972760417" calcext:value-type="float">
            <text:p>2.1422997276</text:p>
          </table:table-cell>
          <table:table-cell table:formula="of:=[.D152]+[.B153]/61.2*0.5" office:value-type="float" office:value="0.276771020261438" calcext:value-type="float">
            <text:p>0.2767710203</text:p>
          </table:table-cell>
        </table:table-row>
        <table:table-row table:style-name="ro1">
          <table:table-cell office:value-type="float" office:value="3.43031" calcext:value-type="float">
            <text:p>3.43031</text:p>
          </table:table-cell>
          <table:table-cell office:value-type="float" office:value="0.759415" calcext:value-type="float">
            <text:p>0.759415</text:p>
          </table:table-cell>
          <table:table-cell table:formula="of:=[.C153]+[.A154]/96*0.5" office:value-type="float" office:value="2.16016592552083" calcext:value-type="float">
            <text:p>2.1601659255</text:p>
          </table:table-cell>
          <table:table-cell table:formula="of:=[.D153]+[.B154]/61.2*0.5" office:value-type="float" office:value="0.282975391176471" calcext:value-type="float">
            <text:p>0.2829753912</text:p>
          </table:table-cell>
        </table:table-row>
        <table:table-row table:style-name="ro1">
          <table:table-cell office:value-type="float" office:value="4.10161" calcext:value-type="float">
            <text:p>4.10161</text:p>
          </table:table-cell>
          <table:table-cell office:value-type="float" office:value="1.25116" calcext:value-type="float">
            <text:p>1.25116</text:p>
          </table:table-cell>
          <table:table-cell table:formula="of:=[.C154]+[.A155]/96*0.5" office:value-type="float" office:value="2.18152847760417" calcext:value-type="float">
            <text:p>2.1815284776</text:p>
          </table:table-cell>
          <table:table-cell table:formula="of:=[.D154]+[.B155]/61.2*0.5" office:value-type="float" office:value="0.293197286601307" calcext:value-type="float">
            <text:p>0.2931972866</text:p>
          </table:table-cell>
        </table:table-row>
        <table:table-row table:style-name="ro1">
          <table:table-cell office:value-type="float" office:value="0.500337" calcext:value-type="float">
            <text:p>0.500337</text:p>
          </table:table-cell>
          <table:table-cell office:value-type="float" office:value="0.998513" calcext:value-type="float">
            <text:p>0.998513</text:p>
          </table:table-cell>
          <table:table-cell table:formula="of:=[.C155]+[.A156]/96*0.5" office:value-type="float" office:value="2.18413439947917" calcext:value-type="float">
            <text:p>2.1841343995</text:p>
          </table:table-cell>
          <table:table-cell table:formula="of:=[.D155]+[.B156]/61.2*0.5" office:value-type="float" office:value="0.30135507254902" calcext:value-type="float">
            <text:p>0.3013550725</text:p>
          </table:table-cell>
        </table:table-row>
        <table:table-row table:style-name="ro1">
          <table:table-cell office:value-type="float" office:value="-0.495507" calcext:value-type="float">
            <text:p>-0.495507</text:p>
          </table:table-cell>
          <table:table-cell office:value-type="float" office:value="0.956332" calcext:value-type="float">
            <text:p>0.956332</text:p>
          </table:table-cell>
          <table:table-cell table:formula="of:=[.C156]+[.A157]/96*0.5" office:value-type="float" office:value="2.18155363385417" calcext:value-type="float">
            <text:p>2.1815536339</text:p>
          </table:table-cell>
          <table:table-cell table:formula="of:=[.D156]+[.B157]/61.2*0.5" office:value-type="float" office:value="0.30916824248366" calcext:value-type="float">
            <text:p>0.3091682425</text:p>
          </table:table-cell>
        </table:table-row>
        <table:table-row table:style-name="ro1">
          <table:table-cell office:value-type="float" office:value="0.138561" calcext:value-type="float">
            <text:p>0.138561</text:p>
          </table:table-cell>
          <table:table-cell office:value-type="float" office:value="-0.598397" calcext:value-type="float">
            <text:p>-0.598397</text:p>
          </table:table-cell>
          <table:table-cell table:formula="of:=[.C157]+[.A158]/96*0.5" office:value-type="float" office:value="2.18227530572917" calcext:value-type="float">
            <text:p>2.1822753057</text:p>
          </table:table-cell>
          <table:table-cell table:formula="of:=[.D157]+[.B158]/61.2*0.5" office:value-type="float" office:value="0.304279378104575" calcext:value-type="float">
            <text:p>0.3042793781</text:p>
          </table:table-cell>
        </table:table-row>
        <table:table-row table:style-name="ro1">
          <table:table-cell office:value-type="float" office:value="0.553274" calcext:value-type="float">
            <text:p>0.553274</text:p>
          </table:table-cell>
          <table:table-cell office:value-type="float" office:value="-1.52959" calcext:value-type="float">
            <text:p>-1.52959</text:p>
          </table:table-cell>
          <table:table-cell table:formula="of:=[.C158]+[.A159]/96*0.5" office:value-type="float" office:value="2.18515694114583" calcext:value-type="float">
            <text:p>2.1851569411</text:p>
          </table:table-cell>
          <table:table-cell table:formula="of:=[.D158]+[.B159]/61.2*0.5" office:value-type="float" office:value="0.291782727777778" calcext:value-type="float">
            <text:p>0.2917827278</text:p>
          </table:table-cell>
        </table:table-row>
        <table:table-row table:style-name="ro1">
          <table:table-cell office:value-type="float" office:value="1.62128" calcext:value-type="float">
            <text:p>1.62128</text:p>
          </table:table-cell>
          <table:table-cell office:value-type="float" office:value="-0.513913" calcext:value-type="float">
            <text:p>-0.513913</text:p>
          </table:table-cell>
          <table:table-cell table:formula="of:=[.C159]+[.A160]/96*0.5" office:value-type="float" office:value="2.1936011078125" calcext:value-type="float">
            <text:p>2.1936011078</text:p>
          </table:table-cell>
          <table:table-cell table:formula="of:=[.D159]+[.B160]/61.2*0.5" office:value-type="float" office:value="0.287584092156863" calcext:value-type="float">
            <text:p>0.2875840922</text:p>
          </table:table-cell>
        </table:table-row>
        <table:table-row table:style-name="ro1">
          <table:table-cell office:value-type="float" office:value="-0.0804549" calcext:value-type="float">
            <text:p>-0.0804549</text:p>
          </table:table-cell>
          <table:table-cell office:value-type="float" office:value="1.4646" calcext:value-type="float">
            <text:p>1.4646</text:p>
          </table:table-cell>
          <table:table-cell table:formula="of:=[.C160]+[.A161]/96*0.5" office:value-type="float" office:value="2.193182071875" calcext:value-type="float">
            <text:p>2.1931820719</text:p>
          </table:table-cell>
          <table:table-cell table:formula="of:=[.D160]+[.B161]/61.2*0.5" office:value-type="float" office:value="0.299549778431372" calcext:value-type="float">
            <text:p>0.2995497784</text:p>
          </table:table-cell>
        </table:table-row>
        <table:table-row table:style-name="ro1">
          <table:table-cell office:value-type="float" office:value="0.32571" calcext:value-type="float">
            <text:p>0.32571</text:p>
          </table:table-cell>
          <table:table-cell office:value-type="float" office:value="0.98075" calcext:value-type="float">
            <text:p>0.98075</text:p>
          </table:table-cell>
          <table:table-cell table:formula="of:=[.C161]+[.A162]/96*0.5" office:value-type="float" office:value="2.194878478125" calcext:value-type="float">
            <text:p>2.1948784781</text:p>
          </table:table-cell>
          <table:table-cell table:formula="of:=[.D161]+[.B162]/61.2*0.5" office:value-type="float" office:value="0.307562441830065" calcext:value-type="float">
            <text:p>0.3075624418</text:p>
          </table:table-cell>
        </table:table-row>
        <table:table-row table:style-name="ro1">
          <table:table-cell office:value-type="float" office:value="-0.07903" calcext:value-type="float">
            <text:p>-0.07903</text:p>
          </table:table-cell>
          <table:table-cell office:value-type="float" office:value="2.62505" calcext:value-type="float">
            <text:p>2.62505</text:p>
          </table:table-cell>
          <table:table-cell table:formula="of:=[.C162]+[.A163]/96*0.5" office:value-type="float" office:value="2.19446686354167" calcext:value-type="float">
            <text:p>2.1944668635</text:p>
          </table:table-cell>
          <table:table-cell table:formula="of:=[.D162]+[.B163]/61.2*0.5" office:value-type="float" office:value="0.32900892875817" calcext:value-type="float">
            <text:p>0.3290089288</text:p>
          </table:table-cell>
        </table:table-row>
        <table:table-row table:style-name="ro1">
          <table:table-cell office:value-type="float" office:value="-0.230986" calcext:value-type="float">
            <text:p>-0.230986</text:p>
          </table:table-cell>
          <table:table-cell office:value-type="float" office:value="3.66711" calcext:value-type="float">
            <text:p>3.66711</text:p>
          </table:table-cell>
          <table:table-cell table:formula="of:=[.C163]+[.A164]/96*0.5" office:value-type="float" office:value="2.19326381145833" calcext:value-type="float">
            <text:p>2.1932638115</text:p>
          </table:table-cell>
          <table:table-cell table:formula="of:=[.D163]+[.B164]/61.2*0.5" office:value-type="float" office:value="0.358968977777778" calcext:value-type="float">
            <text:p>0.3589689778</text:p>
          </table:table-cell>
        </table:table-row>
        <table:table-row table:style-name="ro1">
          <table:table-cell office:value-type="float" office:value="-1.19531" calcext:value-type="float">
            <text:p>-1.19531</text:p>
          </table:table-cell>
          <table:table-cell office:value-type="float" office:value="2.39888" calcext:value-type="float">
            <text:p>2.39888</text:p>
          </table:table-cell>
          <table:table-cell table:formula="of:=[.C164]+[.A165]/96*0.5" office:value-type="float" office:value="2.18703823854167" calcext:value-type="float">
            <text:p>2.1870382385</text:p>
          </table:table-cell>
          <table:table-cell table:formula="of:=[.D164]+[.B165]/61.2*0.5" office:value-type="float" office:value="0.378567670588235" calcext:value-type="float">
            <text:p>0.3785676706</text:p>
          </table:table-cell>
        </table:table-row>
        <table:table-row table:style-name="ro1">
          <table:table-cell office:value-type="float" office:value="-2.47756" calcext:value-type="float">
            <text:p>-2.47756</text:p>
          </table:table-cell>
          <table:table-cell office:value-type="float" office:value="3.58459" calcext:value-type="float">
            <text:p>3.58459</text:p>
          </table:table-cell>
          <table:table-cell table:formula="of:=[.C165]+[.A166]/96*0.5" office:value-type="float" office:value="2.17413428020833" calcext:value-type="float">
            <text:p>2.1741342802</text:p>
          </table:table-cell>
          <table:table-cell table:formula="of:=[.D165]+[.B166]/61.2*0.5" office:value-type="float" office:value="0.407853536601307" calcext:value-type="float">
            <text:p>0.4078535366</text:p>
          </table:table-cell>
        </table:table-row>
        <table:table-row table:style-name="ro1">
          <table:table-cell office:value-type="float" office:value="-2.61612" calcext:value-type="float">
            <text:p>-2.61612</text:p>
          </table:table-cell>
          <table:table-cell office:value-type="float" office:value="1.3393" calcext:value-type="float">
            <text:p>1.3393</text:p>
          </table:table-cell>
          <table:table-cell table:formula="of:=[.C166]+[.A167]/96*0.5" office:value-type="float" office:value="2.16050865520833" calcext:value-type="float">
            <text:p>2.1605086552</text:p>
          </table:table-cell>
          <table:table-cell table:formula="of:=[.D166]+[.B167]/61.2*0.5" office:value-type="float" office:value="0.418795530065359" calcext:value-type="float">
            <text:p>0.4187955301</text:p>
          </table:table-cell>
        </table:table-row>
        <table:table-row table:style-name="ro1">
          <table:table-cell office:value-type="float" office:value="-5.82678" calcext:value-type="float">
            <text:p>-5.82678</text:p>
          </table:table-cell>
          <table:table-cell office:value-type="float" office:value="0.759897" calcext:value-type="float">
            <text:p>0.759897</text:p>
          </table:table-cell>
          <table:table-cell table:formula="of:=[.C167]+[.A168]/96*0.5" office:value-type="float" office:value="2.13016084270833" calcext:value-type="float">
            <text:p>2.1301608427</text:p>
          </table:table-cell>
          <table:table-cell table:formula="of:=[.D167]+[.B168]/61.2*0.5" office:value-type="float" office:value="0.425003838888889" calcext:value-type="float">
            <text:p>0.4250038389</text:p>
          </table:table-cell>
        </table:table-row>
        <table:table-row table:style-name="ro1">
          <table:table-cell office:value-type="float" office:value="-5.04046" calcext:value-type="float">
            <text:p>-5.04046</text:p>
          </table:table-cell>
          <table:table-cell office:value-type="float" office:value="-0.70949" calcext:value-type="float">
            <text:p>-0.70949</text:p>
          </table:table-cell>
          <table:table-cell table:formula="of:=[.C168]+[.A169]/96*0.5" office:value-type="float" office:value="2.103908446875" calcext:value-type="float">
            <text:p>2.1039084469</text:p>
          </table:table-cell>
          <table:table-cell table:formula="of:=[.D168]+[.B169]/61.2*0.5" office:value-type="float" office:value="0.419207351960784" calcext:value-type="float">
            <text:p>0.419207352</text:p>
          </table:table-cell>
        </table:table-row>
        <table:table-row table:style-name="ro1">
          <table:table-cell office:value-type="float" office:value="-3.92602" calcext:value-type="float">
            <text:p>-3.92602</text:p>
          </table:table-cell>
          <table:table-cell office:value-type="float" office:value="-1.17434" calcext:value-type="float">
            <text:p>-1.17434</text:p>
          </table:table-cell>
          <table:table-cell table:formula="of:=[.C169]+[.A170]/96*0.5" office:value-type="float" office:value="2.08346042604167" calcext:value-type="float">
            <text:p>2.083460426</text:p>
          </table:table-cell>
          <table:table-cell table:formula="of:=[.D169]+[.B170]/61.2*0.5" office:value-type="float" office:value="0.409613070915033" calcext:value-type="float">
            <text:p>0.4096130709</text:p>
          </table:table-cell>
        </table:table-row>
        <table:table-row table:style-name="ro1">
          <table:table-cell office:value-type="float" office:value="-5.3493" calcext:value-type="float">
            <text:p>-5.3493</text:p>
          </table:table-cell>
          <table:table-cell office:value-type="float" office:value="-1.87797" calcext:value-type="float">
            <text:p>-1.87797</text:p>
          </table:table-cell>
          <table:table-cell table:formula="of:=[.C170]+[.A171]/96*0.5" office:value-type="float" office:value="2.05559948854167" calcext:value-type="float">
            <text:p>2.0555994885</text:p>
          </table:table-cell>
          <table:table-cell table:formula="of:=[.D170]+[.B171]/61.2*0.5" office:value-type="float" office:value="0.39427017875817" calcext:value-type="float">
            <text:p>0.3942701788</text:p>
          </table:table-cell>
        </table:table-row>
        <table:table-row table:style-name="ro1">
          <table:table-cell office:value-type="float" office:value="-4.39165" calcext:value-type="float">
            <text:p>-4.39165</text:p>
          </table:table-cell>
          <table:table-cell office:value-type="float" office:value="-1.03236" calcext:value-type="float">
            <text:p>-1.03236</text:p>
          </table:table-cell>
          <table:table-cell table:formula="of:=[.C171]+[.A172]/96*0.5" office:value-type="float" office:value="2.03272631145833" calcext:value-type="float">
            <text:p>2.0327263115</text:p>
          </table:table-cell>
          <table:table-cell table:formula="of:=[.D171]+[.B172]/61.2*0.5" office:value-type="float" office:value="0.38583586503268" calcext:value-type="float">
            <text:p>0.385835865</text:p>
          </table:table-cell>
        </table:table-row>
        <table:table-row table:style-name="ro1">
          <table:table-cell office:value-type="float" office:value="-7.09749" calcext:value-type="float">
            <text:p>-7.09749</text:p>
          </table:table-cell>
          <table:table-cell office:value-type="float" office:value="-1.51519" calcext:value-type="float">
            <text:p>-1.51519</text:p>
          </table:table-cell>
          <table:table-cell table:formula="of:=[.C172]+[.A173]/96*0.5" office:value-type="float" office:value="1.99576021770833" calcext:value-type="float">
            <text:p>1.9957602177</text:p>
          </table:table-cell>
          <table:table-cell table:formula="of:=[.D172]+[.B173]/61.2*0.5" office:value-type="float" office:value="0.373456861764706" calcext:value-type="float">
            <text:p>0.3734568618</text:p>
          </table:table-cell>
        </table:table-row>
        <table:table-row table:style-name="ro1">
          <table:table-cell office:value-type="float" office:value="-3.64166" calcext:value-type="float">
            <text:p>-3.64166</text:p>
          </table:table-cell>
          <table:table-cell office:value-type="float" office:value="-0.899264" calcext:value-type="float">
            <text:p>-0.899264</text:p>
          </table:table-cell>
          <table:table-cell table:formula="of:=[.C173]+[.A174]/96*0.5" office:value-type="float" office:value="1.97679323854167" calcext:value-type="float">
            <text:p>1.9767932385</text:p>
          </table:table-cell>
          <table:table-cell table:formula="of:=[.D173]+[.B174]/61.2*0.5" office:value-type="float" office:value="0.366109933660131" calcext:value-type="float">
            <text:p>0.3661099337</text:p>
          </table:table-cell>
        </table:table-row>
        <table:table-row table:style-name="ro1">
          <table:table-cell office:value-type="float" office:value="-5.86185" calcext:value-type="float">
            <text:p>-5.86185</text:p>
          </table:table-cell>
          <table:table-cell office:value-type="float" office:value="-1.90117" calcext:value-type="float">
            <text:p>-1.90117</text:p>
          </table:table-cell>
          <table:table-cell table:formula="of:=[.C174]+[.A175]/96*0.5" office:value-type="float" office:value="1.94626276979167" calcext:value-type="float">
            <text:p>1.9462627698</text:p>
          </table:table-cell>
          <table:table-cell table:formula="of:=[.D174]+[.B175]/61.2*0.5" office:value-type="float" office:value="0.350577499019608" calcext:value-type="float">
            <text:p>0.350577499</text:p>
          </table:table-cell>
        </table:table-row>
        <table:table-row table:style-name="ro1">
          <table:table-cell office:value-type="float" office:value="-2.42676" calcext:value-type="float">
            <text:p>-2.42676</text:p>
          </table:table-cell>
          <table:table-cell office:value-type="float" office:value="-0.428605" calcext:value-type="float">
            <text:p>-0.428605</text:p>
          </table:table-cell>
          <table:table-cell table:formula="of:=[.C175]+[.A176]/96*0.5" office:value-type="float" office:value="1.93362339479167" calcext:value-type="float">
            <text:p>1.9336233948</text:p>
          </table:table-cell>
          <table:table-cell table:formula="of:=[.D175]+[.B176]/61.2*0.5" office:value-type="float" office:value="0.347075824183006" calcext:value-type="float">
            <text:p>0.3470758242</text:p>
          </table:table-cell>
        </table:table-row>
        <table:table-row table:style-name="ro1">
          <table:table-cell office:value-type="float" office:value="-4.64292" calcext:value-type="float">
            <text:p>-4.64292</text:p>
          </table:table-cell>
          <table:table-cell office:value-type="float" office:value="-2.09485" calcext:value-type="float">
            <text:p>-2.09485</text:p>
          </table:table-cell>
          <table:table-cell table:formula="of:=[.C176]+[.A177]/96*0.5" office:value-type="float" office:value="1.90944151979167" calcext:value-type="float">
            <text:p>1.9094415198</text:p>
          </table:table-cell>
          <table:table-cell table:formula="of:=[.D176]+[.B177]/61.2*0.5" office:value-type="float" office:value="0.329961036601307" calcext:value-type="float">
            <text:p>0.3299610366</text:p>
          </table:table-cell>
        </table:table-row>
        <table:table-row table:style-name="ro1">
          <table:table-cell office:value-type="float" office:value="-3.92538" calcext:value-type="float">
            <text:p>-3.92538</text:p>
          </table:table-cell>
          <table:table-cell office:value-type="float" office:value="-1.70576" calcext:value-type="float">
            <text:p>-1.70576</text:p>
          </table:table-cell>
          <table:table-cell table:formula="of:=[.C177]+[.A178]/96*0.5" office:value-type="float" office:value="1.88899683229167" calcext:value-type="float">
            <text:p>1.8889968323</text:p>
          </table:table-cell>
          <table:table-cell table:formula="of:=[.D177]+[.B178]/61.2*0.5" office:value-type="float" office:value="0.316025088888889" calcext:value-type="float">
            <text:p>0.3160250889</text:p>
          </table:table-cell>
        </table:table-row>
        <table:table-row table:style-name="ro1">
          <table:table-cell office:value-type="float" office:value="-5.85847" calcext:value-type="float">
            <text:p>-5.85847</text:p>
          </table:table-cell>
          <table:table-cell office:value-type="float" office:value="-0.812635" calcext:value-type="float">
            <text:p>-0.812635</text:p>
          </table:table-cell>
          <table:table-cell table:formula="of:=[.C178]+[.A179]/96*0.5" office:value-type="float" office:value="1.85848396770833" calcext:value-type="float">
            <text:p>1.8584839677</text:p>
          </table:table-cell>
          <table:table-cell table:formula="of:=[.D178]+[.B179]/61.2*0.5" office:value-type="float" office:value="0.309385914052288" calcext:value-type="float">
            <text:p>0.3093859141</text:p>
          </table:table-cell>
        </table:table-row>
        <table:table-row table:style-name="ro1">
          <table:table-cell office:value-type="float" office:value="-5.79579" calcext:value-type="float">
            <text:p>-5.79579</text:p>
          </table:table-cell>
          <table:table-cell office:value-type="float" office:value="0.406654" calcext:value-type="float">
            <text:p>0.406654</text:p>
          </table:table-cell>
          <table:table-cell table:formula="of:=[.C179]+[.A180]/96*0.5" office:value-type="float" office:value="1.82829756145833" calcext:value-type="float">
            <text:p>1.8282975615</text:p>
          </table:table-cell>
          <table:table-cell table:formula="of:=[.D179]+[.B180]/61.2*0.5" office:value-type="float" office:value="0.312708250653595" calcext:value-type="float">
            <text:p>0.3127082507</text:p>
          </table:table-cell>
        </table:table-row>
        <table:table-row table:style-name="ro1">
          <table:table-cell office:value-type="float" office:value="-4.38533" calcext:value-type="float">
            <text:p>-4.38533</text:p>
          </table:table-cell>
          <table:table-cell office:value-type="float" office:value="0.0334996" calcext:value-type="float">
            <text:p>0.0334996</text:p>
          </table:table-cell>
          <table:table-cell table:formula="of:=[.C180]+[.A181]/96*0.5" office:value-type="float" office:value="1.80545730104167" calcext:value-type="float">
            <text:p>1.805457301</text:p>
          </table:table-cell>
          <table:table-cell table:formula="of:=[.D180]+[.B181]/61.2*0.5" office:value-type="float" office:value="0.312981940196078" calcext:value-type="float">
            <text:p>0.3129819402</text:p>
          </table:table-cell>
        </table:table-row>
        <table:table-row table:style-name="ro1">
          <table:table-cell office:value-type="float" office:value="-5.30211" calcext:value-type="float">
            <text:p>-5.30211</text:p>
          </table:table-cell>
          <table:table-cell office:value-type="float" office:value="-0.0534604" calcext:value-type="float">
            <text:p>-0.0534604</text:p>
          </table:table-cell>
          <table:table-cell table:formula="of:=[.C181]+[.A182]/96*0.5" office:value-type="float" office:value="1.77784214479167" calcext:value-type="float">
            <text:p>1.7778421448</text:p>
          </table:table-cell>
          <table:table-cell table:formula="of:=[.D181]+[.B182]/61.2*0.5" office:value-type="float" office:value="0.312545172222222" calcext:value-type="float">
            <text:p>0.3125451722</text:p>
          </table:table-cell>
        </table:table-row>
        <table:table-row table:style-name="ro1">
          <table:table-cell office:value-type="float" office:value="-7.15832" calcext:value-type="float">
            <text:p>-7.15832</text:p>
          </table:table-cell>
          <table:table-cell office:value-type="float" office:value="-0.16328" calcext:value-type="float">
            <text:p>-0.16328</text:p>
          </table:table-cell>
          <table:table-cell table:formula="of:=[.C182]+[.A183]/96*0.5" office:value-type="float" office:value="1.740559228125" calcext:value-type="float">
            <text:p>1.7405592281</text:p>
          </table:table-cell>
          <table:table-cell table:formula="of:=[.D182]+[.B183]/61.2*0.5" office:value-type="float" office:value="0.311211185294118" calcext:value-type="float">
            <text:p>0.3112111853</text:p>
          </table:table-cell>
        </table:table-row>
        <table:table-row table:style-name="ro1">
          <table:table-cell office:value-type="float" office:value="-3.39217" calcext:value-type="float">
            <text:p>-3.39217</text:p>
          </table:table-cell>
          <table:table-cell office:value-type="float" office:value="0.0768528" calcext:value-type="float">
            <text:p>0.0768528</text:p>
          </table:table-cell>
          <table:table-cell table:formula="of:=[.C183]+[.A184]/96*0.5" office:value-type="float" office:value="1.72289167604167" calcext:value-type="float">
            <text:p>1.722891676</text:p>
          </table:table-cell>
          <table:table-cell table:formula="of:=[.D183]+[.B184]/61.2*0.5" office:value-type="float" office:value="0.311839067647059" calcext:value-type="float">
            <text:p>0.3118390676</text:p>
          </table:table-cell>
        </table:table-row>
        <table:table-row table:style-name="ro1">
          <table:table-cell office:value-type="float" office:value="-5.52256" calcext:value-type="float">
            <text:p>-5.52256</text:p>
          </table:table-cell>
          <table:table-cell office:value-type="float" office:value="0.205243" calcext:value-type="float">
            <text:p>0.205243</text:p>
          </table:table-cell>
          <table:table-cell table:formula="of:=[.C184]+[.A185]/96*0.5" office:value-type="float" office:value="1.69412834270833" calcext:value-type="float">
            <text:p>1.6941283427</text:p>
          </table:table-cell>
          <table:table-cell table:formula="of:=[.D184]+[.B185]/61.2*0.5" office:value-type="float" office:value="0.313515889542484" calcext:value-type="float">
            <text:p>0.3135158895</text:p>
          </table:table-cell>
        </table:table-row>
        <table:table-row table:style-name="ro1">
          <table:table-cell office:value-type="float" office:value="-4.24198" calcext:value-type="float">
            <text:p>-4.24198</text:p>
          </table:table-cell>
          <table:table-cell office:value-type="float" office:value="0.280918" calcext:value-type="float">
            <text:p>0.280918</text:p>
          </table:table-cell>
          <table:table-cell table:formula="of:=[.C185]+[.A186]/96*0.5" office:value-type="float" office:value="1.672034696875" calcext:value-type="float">
            <text:p>1.6720346969</text:p>
          </table:table-cell>
          <table:table-cell table:formula="of:=[.D185]+[.B186]/61.2*0.5" office:value-type="float" office:value="0.31581097124183" calcext:value-type="float">
            <text:p>0.3158109712</text:p>
          </table:table-cell>
        </table:table-row>
        <table:table-row table:style-name="ro1">
          <table:table-cell office:value-type="float" office:value="-6.41069" calcext:value-type="float">
            <text:p>-6.41069</text:p>
          </table:table-cell>
          <table:table-cell office:value-type="float" office:value="-0.555968" calcext:value-type="float">
            <text:p>-0.555968</text:p>
          </table:table-cell>
          <table:table-cell table:formula="of:=[.C186]+[.A187]/96*0.5" office:value-type="float" office:value="1.63864568645833" calcext:value-type="float">
            <text:p>1.6386456865</text:p>
          </table:table-cell>
          <table:table-cell table:formula="of:=[.D186]+[.B187]/61.2*0.5" office:value-type="float" office:value="0.311268749019608" calcext:value-type="float">
            <text:p>0.311268749</text:p>
          </table:table-cell>
        </table:table-row>
        <table:table-row table:style-name="ro1">
          <table:table-cell office:value-type="float" office:value="-4.1214" calcext:value-type="float">
            <text:p>-4.1214</text:p>
          </table:table-cell>
          <table:table-cell office:value-type="float" office:value="-0.815396" calcext:value-type="float">
            <text:p>-0.815396</text:p>
          </table:table-cell>
          <table:table-cell table:formula="of:=[.C187]+[.A188]/96*0.5" office:value-type="float" office:value="1.61718006145833" calcext:value-type="float">
            <text:p>1.6171800615</text:p>
          </table:table-cell>
          <table:table-cell table:formula="of:=[.D187]+[.B188]/61.2*0.5" office:value-type="float" office:value="0.304607016993464" calcext:value-type="float">
            <text:p>0.304607017</text:p>
          </table:table-cell>
        </table:table-row>
        <table:table-row table:style-name="ro1">
          <table:table-cell office:value-type="float" office:value="-3.41779" calcext:value-type="float">
            <text:p>-3.41779</text:p>
          </table:table-cell>
          <table:table-cell office:value-type="float" office:value="-0.435925" calcext:value-type="float">
            <text:p>-0.435925</text:p>
          </table:table-cell>
          <table:table-cell table:formula="of:=[.C188]+[.A189]/96*0.5" office:value-type="float" office:value="1.599379071875" calcext:value-type="float">
            <text:p>1.5993790719</text:p>
          </table:table-cell>
          <table:table-cell table:formula="of:=[.D188]+[.B189]/61.2*0.5" office:value-type="float" office:value="0.301045538235294" calcext:value-type="float">
            <text:p>0.3010455382</text:p>
          </table:table-cell>
        </table:table-row>
        <table:table-row table:style-name="ro1">
          <table:table-cell office:value-type="float" office:value="-3.32576" calcext:value-type="float">
            <text:p>-3.32576</text:p>
          </table:table-cell>
          <table:table-cell office:value-type="float" office:value="0.493757" calcext:value-type="float">
            <text:p>0.493757</text:p>
          </table:table-cell>
          <table:table-cell table:formula="of:=[.C189]+[.A190]/96*0.5" office:value-type="float" office:value="1.58205740520833" calcext:value-type="float">
            <text:p>1.5820574052</text:p>
          </table:table-cell>
          <table:table-cell table:formula="of:=[.D189]+[.B190]/61.2*0.5" office:value-type="float" office:value="0.305079500653595" calcext:value-type="float">
            <text:p>0.3050795007</text:p>
          </table:table-cell>
        </table:table-row>
        <table:table-row table:style-name="ro1">
          <table:table-cell office:value-type="float" office:value="-5.76844" calcext:value-type="float">
            <text:p>-5.76844</text:p>
          </table:table-cell>
          <table:table-cell office:value-type="float" office:value="3.40328" calcext:value-type="float">
            <text:p>3.40328</text:p>
          </table:table-cell>
          <table:table-cell table:formula="of:=[.C190]+[.A191]/96*0.5" office:value-type="float" office:value="1.552013446875" calcext:value-type="float">
            <text:p>1.5520134469</text:p>
          </table:table-cell>
          <table:table-cell table:formula="of:=[.D190]+[.B191]/61.2*0.5" office:value-type="float" office:value="0.332884075816993" calcext:value-type="float">
            <text:p>0.3328840758</text:p>
          </table:table-cell>
        </table:table-row>
        <table:table-row table:style-name="ro1">
          <table:table-cell office:value-type="float" office:value="-5.64605" calcext:value-type="float">
            <text:p>-5.64605</text:p>
          </table:table-cell>
          <table:table-cell office:value-type="float" office:value="4.30361" calcext:value-type="float">
            <text:p>4.30361</text:p>
          </table:table-cell>
          <table:table-cell table:formula="of:=[.C191]+[.A192]/96*0.5" office:value-type="float" office:value="1.52260693645833" calcext:value-type="float">
            <text:p>1.5226069365</text:p>
          </table:table-cell>
          <table:table-cell table:formula="of:=[.D191]+[.B192]/61.2*0.5" office:value-type="float" office:value="0.368044288235294" calcext:value-type="float">
            <text:p>0.3680442882</text:p>
          </table:table-cell>
        </table:table-row>
        <table:table-row table:style-name="ro1">
          <table:table-cell office:value-type="float" office:value="-3.66017" calcext:value-type="float">
            <text:p>-3.66017</text:p>
          </table:table-cell>
          <table:table-cell office:value-type="float" office:value="1.23364" calcext:value-type="float">
            <text:p>1.23364</text:p>
          </table:table-cell>
          <table:table-cell table:formula="of:=[.C192]+[.A193]/96*0.5" office:value-type="float" office:value="1.50354355104167" calcext:value-type="float">
            <text:p>1.503543551</text:p>
          </table:table-cell>
          <table:table-cell table:formula="of:=[.D192]+[.B193]/61.2*0.5" office:value-type="float" office:value="0.378123046405229" calcext:value-type="float">
            <text:p>0.3781230464</text:p>
          </table:table-cell>
        </table:table-row>
        <table:table-row table:style-name="ro1">
          <table:table-cell office:value-type="float" office:value="-3.59648" calcext:value-type="float">
            <text:p>-3.59648</text:p>
          </table:table-cell>
          <table:table-cell office:value-type="float" office:value="-0.547018" calcext:value-type="float">
            <text:p>-0.547018</text:p>
          </table:table-cell>
          <table:table-cell table:formula="of:=[.C193]+[.A194]/96*0.5" office:value-type="float" office:value="1.484811884375" calcext:value-type="float">
            <text:p>1.4848118844</text:p>
          </table:table-cell>
          <table:table-cell table:formula="of:=[.D193]+[.B194]/61.2*0.5" office:value-type="float" office:value="0.373653945098039" calcext:value-type="float">
            <text:p>0.3736539451</text:p>
          </table:table-cell>
        </table:table-row>
        <table:table-row table:style-name="ro1">
          <table:table-cell office:value-type="float" office:value="-6.14618" calcext:value-type="float">
            <text:p>-6.14618</text:p>
          </table:table-cell>
          <table:table-cell office:value-type="float" office:value="-2.24816" calcext:value-type="float">
            <text:p>-2.24816</text:p>
          </table:table-cell>
          <table:table-cell table:formula="of:=[.C194]+[.A195]/96*0.5" office:value-type="float" office:value="1.45280053020833" calcext:value-type="float">
            <text:p>1.4528005302</text:p>
          </table:table-cell>
          <table:table-cell table:formula="of:=[.D194]+[.B195]/61.2*0.5" office:value-type="float" office:value="0.355286624836601" calcext:value-type="float">
            <text:p>0.3552866248</text:p>
          </table:table-cell>
        </table:table-row>
        <table:table-row table:style-name="ro1">
          <table:table-cell office:value-type="float" office:value="-4.87651" calcext:value-type="float">
            <text:p>-4.87651</text:p>
          </table:table-cell>
          <table:table-cell office:value-type="float" office:value="-1.72136" calcext:value-type="float">
            <text:p>-1.72136</text:p>
          </table:table-cell>
          <table:table-cell table:formula="of:=[.C195]+[.A196]/96*0.5" office:value-type="float" office:value="1.427402040625" calcext:value-type="float">
            <text:p>1.4274020406</text:p>
          </table:table-cell>
          <table:table-cell table:formula="of:=[.D195]+[.B196]/61.2*0.5" office:value-type="float" office:value="0.341223226143791" calcext:value-type="float">
            <text:p>0.3412232261</text:p>
          </table:table-cell>
        </table:table-row>
        <table:table-row table:style-name="ro1">
          <table:table-cell office:value-type="float" office:value="-6.37631" calcext:value-type="float">
            <text:p>-6.37631</text:p>
          </table:table-cell>
          <table:table-cell office:value-type="float" office:value="-1.35149" calcext:value-type="float">
            <text:p>-1.35149</text:p>
          </table:table-cell>
          <table:table-cell table:formula="of:=[.C196]+[.A197]/96*0.5" office:value-type="float" office:value="1.39419209270833" calcext:value-type="float">
            <text:p>1.3941920927</text:p>
          </table:table-cell>
          <table:table-cell table:formula="of:=[.D196]+[.B197]/61.2*0.5" office:value-type="float" office:value="0.33018164117647" calcext:value-type="float">
            <text:p>0.3301816412</text:p>
          </table:table-cell>
        </table:table-row>
        <table:table-row table:style-name="ro1">
          <table:table-cell office:value-type="float" office:value="-5.17919" calcext:value-type="float">
            <text:p>-5.17919</text:p>
          </table:table-cell>
          <table:table-cell office:value-type="float" office:value="0.19326" calcext:value-type="float">
            <text:p>0.19326</text:p>
          </table:table-cell>
          <table:table-cell table:formula="of:=[.C197]+[.A198]/96*0.5" office:value-type="float" office:value="1.36721714479167" calcext:value-type="float">
            <text:p>1.3672171448</text:p>
          </table:table-cell>
          <table:table-cell table:formula="of:=[.D197]+[.B198]/61.2*0.5" office:value-type="float" office:value="0.331760562745098" calcext:value-type="float">
            <text:p>0.3317605627</text:p>
          </table:table-cell>
        </table:table-row>
        <table:table-row table:style-name="ro1">
          <table:table-cell office:value-type="float" office:value="-7.27399" calcext:value-type="float">
            <text:p>-7.27399</text:p>
          </table:table-cell>
          <table:table-cell office:value-type="float" office:value="-0.0994103" calcext:value-type="float">
            <text:p>-0.0994103</text:p>
          </table:table-cell>
          <table:table-cell table:formula="of:=[.C198]+[.A199]/96*0.5" office:value-type="float" office:value="1.32933178020833" calcext:value-type="float">
            <text:p>1.3293317802</text:p>
          </table:table-cell>
          <table:table-cell table:formula="of:=[.D198]+[.B199]/61.2*0.5" office:value-type="float" office:value="0.330948387091503" calcext:value-type="float">
            <text:p>0.3309483871</text:p>
          </table:table-cell>
        </table:table-row>
        <table:table-row table:style-name="ro1">
          <table:table-cell office:value-type="float" office:value="-6.10979" calcext:value-type="float">
            <text:p>-6.10979</text:p>
          </table:table-cell>
          <table:table-cell office:value-type="float" office:value="0.449786" calcext:value-type="float">
            <text:p>0.449786</text:p>
          </table:table-cell>
          <table:table-cell table:formula="of:=[.C199]+[.A200]/96*0.5" office:value-type="float" office:value="1.29750995729167" calcext:value-type="float">
            <text:p>1.2975099573</text:p>
          </table:table-cell>
          <table:table-cell table:formula="of:=[.D199]+[.B200]/61.2*0.5" office:value-type="float" office:value="0.334623109313725" calcext:value-type="float">
            <text:p>0.3346231093</text:p>
          </table:table-cell>
        </table:table-row>
        <table:table-row table:style-name="ro1">
          <table:table-cell office:value-type="float" office:value="-7.28487" calcext:value-type="float">
            <text:p>-7.28487</text:p>
          </table:table-cell>
          <table:table-cell office:value-type="float" office:value="0.325504" calcext:value-type="float">
            <text:p>0.325504</text:p>
          </table:table-cell>
          <table:table-cell table:formula="of:=[.C200]+[.A201]/96*0.5" office:value-type="float" office:value="1.25956792604167" calcext:value-type="float">
            <text:p>1.259567926</text:p>
          </table:table-cell>
          <table:table-cell table:formula="of:=[.D200]+[.B201]/61.2*0.5" office:value-type="float" office:value="0.337282455718954" calcext:value-type="float">
            <text:p>0.3372824557</text:p>
          </table:table-cell>
        </table:table-row>
        <table:table-row table:style-name="ro1">
          <table:table-cell office:value-type="float" office:value="-7.50243" calcext:value-type="float">
            <text:p>-7.50243</text:p>
          </table:table-cell>
          <table:table-cell office:value-type="float" office:value="0.0432793" calcext:value-type="float">
            <text:p>0.0432793</text:p>
          </table:table-cell>
          <table:table-cell table:formula="of:=[.C201]+[.A202]/96*0.5" office:value-type="float" office:value="1.22049276979167" calcext:value-type="float">
            <text:p>1.2204927698</text:p>
          </table:table-cell>
          <table:table-cell table:formula="of:=[.D201]+[.B202]/61.2*0.5" office:value-type="float" office:value="0.337636044771242" calcext:value-type="float">
            <text:p>0.3376360448</text:p>
          </table:table-cell>
        </table:table-row>
        <table:table-row table:style-name="ro1">
          <table:table-cell office:value-type="float" office:value="-4.42992" calcext:value-type="float">
            <text:p>-4.42992</text:p>
          </table:table-cell>
          <table:table-cell office:value-type="float" office:value="0.120655" calcext:value-type="float">
            <text:p>0.120655</text:p>
          </table:table-cell>
          <table:table-cell table:formula="of:=[.C202]+[.A203]/96*0.5" office:value-type="float" office:value="1.19742026979167" calcext:value-type="float">
            <text:p>1.1974202698</text:p>
          </table:table-cell>
          <table:table-cell table:formula="of:=[.D202]+[.B203]/61.2*0.5" office:value-type="float" office:value="0.338621788235294" calcext:value-type="float">
            <text:p>0.3386217882</text:p>
          </table:table-cell>
        </table:table-row>
        <table:table-row table:style-name="ro1">
          <table:table-cell office:value-type="float" office:value="-6.42678" calcext:value-type="float">
            <text:p>-6.42678</text:p>
          </table:table-cell>
          <table:table-cell office:value-type="float" office:value="0.297264" calcext:value-type="float">
            <text:p>0.297264</text:p>
          </table:table-cell>
          <table:table-cell table:formula="of:=[.C203]+[.A204]/96*0.5" office:value-type="float" office:value="1.16394745729167" calcext:value-type="float">
            <text:p>1.1639474573</text:p>
          </table:table-cell>
          <table:table-cell table:formula="of:=[.D203]+[.B204]/61.2*0.5" office:value-type="float" office:value="0.341050415686274" calcext:value-type="float">
            <text:p>0.3410504157</text:p>
          </table:table-cell>
        </table:table-row>
        <table:table-row table:style-name="ro1">
          <table:table-cell office:value-type="float" office:value="-4.81342" calcext:value-type="float">
            <text:p>-4.81342</text:p>
          </table:table-cell>
          <table:table-cell office:value-type="float" office:value="0.885132" calcext:value-type="float">
            <text:p>0.885132</text:p>
          </table:table-cell>
          <table:table-cell table:formula="of:=[.C204]+[.A205]/96*0.5" office:value-type="float" office:value="1.13887756145833" calcext:value-type="float">
            <text:p>1.1388775615</text:p>
          </table:table-cell>
          <table:table-cell table:formula="of:=[.D204]+[.B205]/61.2*0.5" office:value-type="float" office:value="0.34828188627451" calcext:value-type="float">
            <text:p>0.3482818863</text:p>
          </table:table-cell>
        </table:table-row>
        <table:table-row table:style-name="ro1">
          <table:table-cell office:value-type="float" office:value="-3.97284" calcext:value-type="float">
            <text:p>-3.97284</text:p>
          </table:table-cell>
          <table:table-cell office:value-type="float" office:value="1.05751" calcext:value-type="float">
            <text:p>1.05751</text:p>
          </table:table-cell>
          <table:table-cell table:formula="of:=[.C205]+[.A206]/96*0.5" office:value-type="float" office:value="1.11818568645833" calcext:value-type="float">
            <text:p>1.1181856865</text:p>
          </table:table-cell>
          <table:table-cell table:formula="of:=[.D205]+[.B206]/61.2*0.5" office:value-type="float" office:value="0.356921673856209" calcext:value-type="float">
            <text:p>0.3569216739</text:p>
          </table:table-cell>
        </table:table-row>
        <table:table-row table:style-name="ro1">
          <table:table-cell office:value-type="float" office:value="-6.11833" calcext:value-type="float">
            <text:p>-6.11833</text:p>
          </table:table-cell>
          <table:table-cell office:value-type="float" office:value="1.2842" calcext:value-type="float">
            <text:p>1.2842</text:p>
          </table:table-cell>
          <table:table-cell table:formula="of:=[.C206]+[.A207]/96*0.5" office:value-type="float" office:value="1.086319384375" calcext:value-type="float">
            <text:p>1.0863193844</text:p>
          </table:table-cell>
          <table:table-cell table:formula="of:=[.D206]+[.B207]/61.2*0.5" office:value-type="float" office:value="0.367413503921569" calcext:value-type="float">
            <text:p>0.3674135039</text:p>
          </table:table-cell>
        </table:table-row>
        <table:table-row table:style-name="ro1">
          <table:table-cell office:value-type="float" office:value="-6.52692" calcext:value-type="float">
            <text:p>-6.52692</text:p>
          </table:table-cell>
          <table:table-cell office:value-type="float" office:value="-1.23671" calcext:value-type="float">
            <text:p>-1.23671</text:p>
          </table:table-cell>
          <table:table-cell table:formula="of:=[.C207]+[.A208]/96*0.5" office:value-type="float" office:value="1.052325009375" calcext:value-type="float">
            <text:p>1.0523250094</text:p>
          </table:table-cell>
          <table:table-cell table:formula="of:=[.D207]+[.B208]/61.2*0.5" office:value-type="float" office:value="0.357309664052288" calcext:value-type="float">
            <text:p>0.3573096641</text:p>
          </table:table-cell>
        </table:table-row>
        <table:table-row table:style-name="ro1">
          <table:table-cell office:value-type="float" office:value="-4.38638" calcext:value-type="float">
            <text:p>-4.38638</text:p>
          </table:table-cell>
          <table:table-cell office:value-type="float" office:value="-1.33186" calcext:value-type="float">
            <text:p>-1.33186</text:p>
          </table:table-cell>
          <table:table-cell table:formula="of:=[.C208]+[.A209]/96*0.5" office:value-type="float" office:value="1.02947928020833" calcext:value-type="float">
            <text:p>1.0294792802</text:p>
          </table:table-cell>
          <table:table-cell table:formula="of:=[.D208]+[.B209]/61.2*0.5" office:value-type="float" office:value="0.346428454901961" calcext:value-type="float">
            <text:p>0.3464284549</text:p>
          </table:table-cell>
        </table:table-row>
        <table:table-row table:style-name="ro1">
          <table:table-cell office:value-type="float" office:value="-5.54667" calcext:value-type="float">
            <text:p>-5.54667</text:p>
          </table:table-cell>
          <table:table-cell office:value-type="float" office:value="-0.994745" calcext:value-type="float">
            <text:p>-0.994745</text:p>
          </table:table-cell>
          <table:table-cell table:formula="of:=[.C209]+[.A210]/96*0.5" office:value-type="float" office:value="1.00059037395833" calcext:value-type="float">
            <text:p>1.000590374</text:p>
          </table:table-cell>
          <table:table-cell table:formula="of:=[.D209]+[.B210]/61.2*0.5" office:value-type="float" office:value="0.338301453267974" calcext:value-type="float">
            <text:p>0.3383014533</text:p>
          </table:table-cell>
        </table:table-row>
        <table:table-row table:style-name="ro1">
          <table:table-cell office:value-type="float" office:value="-7.26844" calcext:value-type="float">
            <text:p>-7.26844</text:p>
          </table:table-cell>
          <table:table-cell office:value-type="float" office:value="-0.480123" calcext:value-type="float">
            <text:p>-0.480123</text:p>
          </table:table-cell>
          <table:table-cell table:formula="of:=[.C210]+[.A211]/96*0.5" office:value-type="float" office:value="0.962733915625001" calcext:value-type="float">
            <text:p>0.9627339156</text:p>
          </table:table-cell>
          <table:table-cell table:formula="of:=[.D210]+[.B211]/61.2*0.5" office:value-type="float" office:value="0.334378879738562" calcext:value-type="float">
            <text:p>0.3343788797</text:p>
          </table:table-cell>
        </table:table-row>
        <table:table-row table:style-name="ro1">
          <table:table-cell office:value-type="float" office:value="-7.71541" calcext:value-type="float">
            <text:p>-7.71541</text:p>
          </table:table-cell>
          <table:table-cell office:value-type="float" office:value="-1.4719" calcext:value-type="float">
            <text:p>-1.4719</text:p>
          </table:table-cell>
          <table:table-cell table:formula="of:=[.C211]+[.A212]/96*0.5" office:value-type="float" office:value="0.922549488541668" calcext:value-type="float">
            <text:p>0.9225494885</text:p>
          </table:table-cell>
          <table:table-cell table:formula="of:=[.D211]+[.B212]/61.2*0.5" office:value-type="float" office:value="0.322353552941176" calcext:value-type="float">
            <text:p>0.3223535529</text:p>
          </table:table-cell>
        </table:table-row>
        <table:table-row table:style-name="ro1">
          <table:table-cell office:value-type="float" office:value="-3.2172" calcext:value-type="float">
            <text:p>-3.2172</text:p>
          </table:table-cell>
          <table:table-cell office:value-type="float" office:value="-1.35173" calcext:value-type="float">
            <text:p>-1.35173</text:p>
          </table:table-cell>
          <table:table-cell table:formula="of:=[.C212]+[.A213]/96*0.5" office:value-type="float" office:value="0.905793238541668" calcext:value-type="float">
            <text:p>0.9057932385</text:p>
          </table:table-cell>
          <table:table-cell table:formula="of:=[.D212]+[.B213]/61.2*0.5" office:value-type="float" office:value="0.311310007189542" calcext:value-type="float">
            <text:p>0.3113100072</text:p>
          </table:table-cell>
        </table:table-row>
        <table:table-row table:style-name="ro1">
          <table:table-cell office:value-type="float" office:value="-7.11458" calcext:value-type="float">
            <text:p>-7.11458</text:p>
          </table:table-cell>
          <table:table-cell office:value-type="float" office:value="-1.45288" calcext:value-type="float">
            <text:p>-1.45288</text:p>
          </table:table-cell>
          <table:table-cell table:formula="of:=[.C213]+[.A214]/96*0.5" office:value-type="float" office:value="0.868738134375001" calcext:value-type="float">
            <text:p>0.8687381344</text:p>
          </table:table-cell>
          <table:table-cell table:formula="of:=[.D213]+[.B214]/61.2*0.5" office:value-type="float" office:value="0.29944007254902" calcext:value-type="float">
            <text:p>0.2994400725</text:p>
          </table:table-cell>
        </table:table-row>
        <table:table-row table:style-name="ro1">
          <table:table-cell office:value-type="float" office:value="-7.18129" calcext:value-type="float">
            <text:p>-7.18129</text:p>
          </table:table-cell>
          <table:table-cell office:value-type="float" office:value="-0.0637143" calcext:value-type="float">
            <text:p>-0.0637143</text:p>
          </table:table-cell>
          <table:table-cell table:formula="of:=[.C214]+[.A215]/96*0.5" office:value-type="float" office:value="0.831335582291668" calcext:value-type="float">
            <text:p>0.8313355823</text:p>
          </table:table-cell>
          <table:table-cell table:formula="of:=[.D214]+[.B215]/61.2*0.5" office:value-type="float" office:value="0.298919530882353" calcext:value-type="float">
            <text:p>0.2989195309</text:p>
          </table:table-cell>
        </table:table-row>
        <table:table-row table:style-name="ro1">
          <table:table-cell office:value-type="float" office:value="-4.03935" calcext:value-type="float">
            <text:p>-4.03935</text:p>
          </table:table-cell>
          <table:table-cell office:value-type="float" office:value="0.293697" calcext:value-type="float">
            <text:p>0.293697</text:p>
          </table:table-cell>
          <table:table-cell table:formula="of:=[.C215]+[.A216]/96*0.5" office:value-type="float" office:value="0.810297301041668" calcext:value-type="float">
            <text:p>0.810297301</text:p>
          </table:table-cell>
          <table:table-cell table:formula="of:=[.D215]+[.B216]/61.2*0.5" office:value-type="float" office:value="0.301319016176471" calcext:value-type="float">
            <text:p>0.3013190162</text:p>
          </table:table-cell>
        </table:table-row>
        <table:table-row table:style-name="ro1">
          <table:table-cell office:value-type="float" office:value="-7.06425" calcext:value-type="float">
            <text:p>-7.06425</text:p>
          </table:table-cell>
          <table:table-cell office:value-type="float" office:value="0.751356" calcext:value-type="float">
            <text:p>0.751356</text:p>
          </table:table-cell>
          <table:table-cell table:formula="of:=[.C216]+[.A217]/96*0.5" office:value-type="float" office:value="0.773504332291668" calcext:value-type="float">
            <text:p>0.7735043323</text:p>
          </table:table-cell>
          <table:table-cell table:formula="of:=[.D216]+[.B217]/61.2*0.5" office:value-type="float" office:value="0.307457545588235" calcext:value-type="float">
            <text:p>0.3074575456</text:p>
          </table:table-cell>
        </table:table-row>
        <table:table-row table:style-name="ro1">
          <table:table-cell office:value-type="float" office:value="-4.18467" calcext:value-type="float">
            <text:p>-4.18467</text:p>
          </table:table-cell>
          <table:table-cell office:value-type="float" office:value="1.07259" calcext:value-type="float">
            <text:p>1.07259</text:p>
          </table:table-cell>
          <table:table-cell table:formula="of:=[.C217]+[.A218]/96*0.5" office:value-type="float" office:value="0.751709176041668" calcext:value-type="float">
            <text:p>0.751709176</text:p>
          </table:table-cell>
          <table:table-cell table:formula="of:=[.D217]+[.B218]/61.2*0.5" office:value-type="float" office:value="0.316220535784314" calcext:value-type="float">
            <text:p>0.3162205358</text:p>
          </table:table-cell>
        </table:table-row>
        <table:table-row table:style-name="ro1">
          <table:table-cell office:value-type="float" office:value="-6.13138" calcext:value-type="float">
            <text:p>-6.13138</text:p>
          </table:table-cell>
          <table:table-cell office:value-type="float" office:value="2.81755" calcext:value-type="float">
            <text:p>2.81755</text:p>
          </table:table-cell>
          <table:table-cell table:formula="of:=[.C218]+[.A219]/96*0.5" office:value-type="float" office:value="0.719774905208334" calcext:value-type="float">
            <text:p>0.7197749052</text:p>
          </table:table-cell>
          <table:table-cell table:formula="of:=[.D218]+[.B219]/61.2*0.5" office:value-type="float" office:value="0.339239735130719" calcext:value-type="float">
            <text:p>0.3392397351</text:p>
          </table:table-cell>
        </table:table-row>
        <table:table-row table:style-name="ro1">
          <table:table-cell office:value-type="float" office:value="-2.79991" calcext:value-type="float">
            <text:p>-2.79991</text:p>
          </table:table-cell>
          <table:table-cell office:value-type="float" office:value="1.46034" calcext:value-type="float">
            <text:p>1.46034</text:p>
          </table:table-cell>
          <table:table-cell table:formula="of:=[.C219]+[.A220]/96*0.5" office:value-type="float" office:value="0.705192040625001" calcext:value-type="float">
            <text:p>0.7051920406</text:p>
          </table:table-cell>
          <table:table-cell table:formula="of:=[.D219]+[.B220]/61.2*0.5" office:value-type="float" office:value="0.35117061748366" calcext:value-type="float">
            <text:p>0.3511706175</text:p>
          </table:table-cell>
        </table:table-row>
        <table:table-row table:style-name="ro1">
          <table:table-cell office:value-type="float" office:value="-3.81722" calcext:value-type="float">
            <text:p>-3.81722</text:p>
          </table:table-cell>
          <table:table-cell office:value-type="float" office:value="0.983869" calcext:value-type="float">
            <text:p>0.983869</text:p>
          </table:table-cell>
          <table:table-cell table:formula="of:=[.C220]+[.A221]/96*0.5" office:value-type="float" office:value="0.685310686458334" calcext:value-type="float">
            <text:p>0.6853106865</text:p>
          </table:table-cell>
          <table:table-cell table:formula="of:=[.D220]+[.B221]/61.2*0.5" office:value-type="float" office:value="0.359208762908497" calcext:value-type="float">
            <text:p>0.3592087629</text:p>
          </table:table-cell>
        </table:table-row>
        <table:table-row table:style-name="ro1">
          <table:table-cell office:value-type="float" office:value="-2.49129" calcext:value-type="float">
            <text:p>-2.49129</text:p>
          </table:table-cell>
          <table:table-cell office:value-type="float" office:value="0.132841" calcext:value-type="float">
            <text:p>0.132841</text:p>
          </table:table-cell>
          <table:table-cell table:formula="of:=[.C221]+[.A222]/96*0.5" office:value-type="float" office:value="0.672335217708334" calcext:value-type="float">
            <text:p>0.6723352177</text:p>
          </table:table-cell>
          <table:table-cell table:formula="of:=[.D221]+[.B222]/61.2*0.5" office:value-type="float" office:value="0.360294065196078" calcext:value-type="float">
            <text:p>0.3602940652</text:p>
          </table:table-cell>
        </table:table-row>
        <table:table-row table:style-name="ro1">
          <table:table-cell office:value-type="float" office:value="-2.61815" calcext:value-type="float">
            <text:p>-2.61815</text:p>
          </table:table-cell>
          <table:table-cell office:value-type="float" office:value="-0.220885" calcext:value-type="float">
            <text:p>-0.220885</text:p>
          </table:table-cell>
          <table:table-cell table:formula="of:=[.C222]+[.A223]/96*0.5" office:value-type="float" office:value="0.658699019791668" calcext:value-type="float">
            <text:p>0.6586990198</text:p>
          </table:table-cell>
          <table:table-cell table:formula="of:=[.D222]+[.B223]/61.2*0.5" office:value-type="float" office:value="0.358489449183006" calcext:value-type="float">
            <text:p>0.3584894492</text:p>
          </table:table-cell>
        </table:table-row>
        <table:table-row table:style-name="ro1">
          <table:table-cell office:value-type="float" office:value="-2.21065" calcext:value-type="float">
            <text:p>-2.21065</text:p>
          </table:table-cell>
          <table:table-cell office:value-type="float" office:value="-0.505082" calcext:value-type="float">
            <text:p>-0.505082</text:p>
          </table:table-cell>
          <table:table-cell table:formula="of:=[.C223]+[.A224]/96*0.5" office:value-type="float" office:value="0.647185217708334" calcext:value-type="float">
            <text:p>0.6471852177</text:p>
          </table:table-cell>
          <table:table-cell table:formula="of:=[.D223]+[.B224]/61.2*0.5" office:value-type="float" office:value="0.354362962254902" calcext:value-type="float">
            <text:p>0.3543629623</text:p>
          </table:table-cell>
        </table:table-row>
        <table:table-row table:style-name="ro1">
          <table:table-cell office:value-type="float" office:value="-2.25537" calcext:value-type="float">
            <text:p>-2.25537</text:p>
          </table:table-cell>
          <table:table-cell office:value-type="float" office:value="-0.570624" calcext:value-type="float">
            <text:p>-0.570624</text:p>
          </table:table-cell>
          <table:table-cell table:formula="of:=[.C224]+[.A225]/96*0.5" office:value-type="float" office:value="0.635438498958334" calcext:value-type="float">
            <text:p>0.635438499</text:p>
          </table:table-cell>
          <table:table-cell table:formula="of:=[.D224]+[.B225]/61.2*0.5" office:value-type="float" office:value="0.349701001470588" calcext:value-type="float">
            <text:p>0.3497010015</text:p>
          </table:table-cell>
        </table:table-row>
        <table:table-row table:style-name="ro1">
          <table:table-cell office:value-type="float" office:value="-5.22747" calcext:value-type="float">
            <text:p>-5.22747</text:p>
          </table:table-cell>
          <table:table-cell office:value-type="float" office:value="-2.14672" calcext:value-type="float">
            <text:p>-2.14672</text:p>
          </table:table-cell>
          <table:table-cell table:formula="of:=[.C225]+[.A226]/96*0.5" office:value-type="float" office:value="0.608212092708334" calcext:value-type="float">
            <text:p>0.6082120927</text:p>
          </table:table-cell>
          <table:table-cell table:formula="of:=[.D225]+[.B226]/61.2*0.5" office:value-type="float" office:value="0.332162439379085" calcext:value-type="float">
            <text:p>0.3321624394</text:p>
          </table:table-cell>
        </table:table-row>
        <table:table-row table:style-name="ro1">
          <table:table-cell office:value-type="float" office:value="-5.96666" calcext:value-type="float">
            <text:p>-5.96666</text:p>
          </table:table-cell>
          <table:table-cell office:value-type="float" office:value="-2.87781" calcext:value-type="float">
            <text:p>-2.87781</text:p>
          </table:table-cell>
          <table:table-cell table:formula="of:=[.C226]+[.A227]/96*0.5" office:value-type="float" office:value="0.577135738541668" calcext:value-type="float">
            <text:p>0.5771357385</text:p>
          </table:table-cell>
          <table:table-cell table:formula="of:=[.D226]+[.B227]/61.2*0.5" office:value-type="float" office:value="0.308650919771242" calcext:value-type="float">
            <text:p>0.3086509198</text:p>
          </table:table-cell>
        </table:table-row>
        <table:table-row table:style-name="ro1">
          <table:table-cell office:value-type="float" office:value="-6.26361" calcext:value-type="float">
            <text:p>-6.26361</text:p>
          </table:table-cell>
          <table:table-cell office:value-type="float" office:value="-0.855396" calcext:value-type="float">
            <text:p>-0.855396</text:p>
          </table:table-cell>
          <table:table-cell table:formula="of:=[.C227]+[.A228]/96*0.5" office:value-type="float" office:value="0.544512769791668" calcext:value-type="float">
            <text:p>0.5445127698</text:p>
          </table:table-cell>
          <table:table-cell table:formula="of:=[.D227]+[.B228]/61.2*0.5" office:value-type="float" office:value="0.301662390359477" calcext:value-type="float">
            <text:p>0.3016623904</text:p>
          </table:table-cell>
        </table:table-row>
        <table:table-row table:style-name="ro1">
          <table:table-cell office:value-type="float" office:value="-7.45907" calcext:value-type="float">
            <text:p>-7.45907</text:p>
          </table:table-cell>
          <table:table-cell office:value-type="float" office:value="1.58904" calcext:value-type="float">
            <text:p>1.58904</text:p>
          </table:table-cell>
          <table:table-cell table:formula="of:=[.C228]+[.A229]/96*0.5" office:value-type="float" office:value="0.505663446875001" calcext:value-type="float">
            <text:p>0.5056634469</text:p>
          </table:table-cell>
          <table:table-cell table:formula="of:=[.D228]+[.B229]/61.2*0.5" office:value-type="float" office:value="0.314644743300653" calcext:value-type="float">
            <text:p>0.3146447433</text:p>
          </table:table-cell>
        </table:table-row>
        <table:table-row table:style-name="ro1">
          <table:table-cell office:value-type="float" office:value="-6.0227" calcext:value-type="float">
            <text:p>-6.0227</text:p>
          </table:table-cell>
          <table:table-cell office:value-type="float" office:value="1.80867" calcext:value-type="float">
            <text:p>1.80867</text:p>
          </table:table-cell>
          <table:table-cell table:formula="of:=[.C229]+[.A230]/96*0.5" office:value-type="float" office:value="0.474295217708334" calcext:value-type="float">
            <text:p>0.4742952177</text:p>
          </table:table-cell>
          <table:table-cell table:formula="of:=[.D229]+[.B230]/61.2*0.5" office:value-type="float" office:value="0.329421458986928" calcext:value-type="float">
            <text:p>0.329421459</text:p>
          </table:table-cell>
        </table:table-row>
        <table:table-row table:style-name="ro1">
          <table:table-cell office:value-type="float" office:value="-8.64598" calcext:value-type="float">
            <text:p>-8.64598</text:p>
          </table:table-cell>
          <table:table-cell office:value-type="float" office:value="3.82046" calcext:value-type="float">
            <text:p>3.82046</text:p>
          </table:table-cell>
          <table:table-cell table:formula="of:=[.C230]+[.A231]/96*0.5" office:value-type="float" office:value="0.429264071875001" calcext:value-type="float">
            <text:p>0.4292640719</text:p>
          </table:table-cell>
          <table:table-cell table:formula="of:=[.D230]+[.B231]/61.2*0.5" office:value-type="float" office:value="0.36063436748366" calcext:value-type="float">
            <text:p>0.3606343675</text:p>
          </table:table-cell>
        </table:table-row>
        <table:table-row table:style-name="ro1">
          <table:table-cell office:value-type="float" office:value="-4.7953" calcext:value-type="float">
            <text:p>-4.7953</text:p>
          </table:table-cell>
          <table:table-cell office:value-type="float" office:value="2.4241" calcext:value-type="float">
            <text:p>2.4241</text:p>
          </table:table-cell>
          <table:table-cell table:formula="of:=[.C231]+[.A232]/96*0.5" office:value-type="float" office:value="0.404288551041668" calcext:value-type="float">
            <text:p>0.404288551</text:p>
          </table:table-cell>
          <table:table-cell table:formula="of:=[.D231]+[.B232]/61.2*0.5" office:value-type="float" office:value="0.380439106045751" calcext:value-type="float">
            <text:p>0.380439106</text:p>
          </table:table-cell>
        </table:table-row>
        <table:table-row table:style-name="ro1">
          <table:table-cell office:value-type="float" office:value="-7.32863" calcext:value-type="float">
            <text:p>-7.32863</text:p>
          </table:table-cell>
          <table:table-cell office:value-type="float" office:value="3.09531" calcext:value-type="float">
            <text:p>3.09531</text:p>
          </table:table-cell>
          <table:table-cell table:formula="of:=[.C232]+[.A233]/96*0.5" office:value-type="float" office:value="0.366118603125001" calcext:value-type="float">
            <text:p>0.3661186031</text:p>
          </table:table-cell>
          <table:table-cell table:formula="of:=[.D232]+[.B233]/61.2*0.5" office:value-type="float" office:value="0.405727586437908" calcext:value-type="float">
            <text:p>0.4057275864</text:p>
          </table:table-cell>
        </table:table-row>
        <table:table-row table:style-name="ro1">
          <table:table-cell office:value-type="float" office:value="-3.71385" calcext:value-type="float">
            <text:p>-3.71385</text:p>
          </table:table-cell>
          <table:table-cell office:value-type="float" office:value="0.999" calcext:value-type="float">
            <text:p>0.999</text:p>
          </table:table-cell>
          <table:table-cell table:formula="of:=[.C233]+[.A234]/96*0.5" office:value-type="float" office:value="0.346775634375001" calcext:value-type="float">
            <text:p>0.3467756344</text:p>
          </table:table-cell>
          <table:table-cell table:formula="of:=[.D233]+[.B234]/61.2*0.5" office:value-type="float" office:value="0.413889351143791" calcext:value-type="float">
            <text:p>0.4138893511</text:p>
          </table:table-cell>
        </table:table-row>
        <table:table-row table:style-name="ro1">
          <table:table-cell office:value-type="float" office:value="-8.0297" calcext:value-type="float">
            <text:p>-8.0297</text:p>
          </table:table-cell>
          <table:table-cell office:value-type="float" office:value="2.18988" calcext:value-type="float">
            <text:p>2.18988</text:p>
          </table:table-cell>
          <table:table-cell table:formula="of:=[.C234]+[.A235]/96*0.5" office:value-type="float" office:value="0.304954280208334" calcext:value-type="float">
            <text:p>0.3049542802</text:p>
          </table:table-cell>
          <table:table-cell table:formula="of:=[.D234]+[.B235]/61.2*0.5" office:value-type="float" office:value="0.431780527614379" calcext:value-type="float">
            <text:p>0.4317805276</text:p>
          </table:table-cell>
        </table:table-row>
        <table:table-row table:style-name="ro1">
          <table:table-cell office:value-type="float" office:value="-2.90564" calcext:value-type="float">
            <text:p>-2.90564</text:p>
          </table:table-cell>
          <table:table-cell office:value-type="float" office:value="0.410833" calcext:value-type="float">
            <text:p>0.410833</text:p>
          </table:table-cell>
          <table:table-cell table:formula="of:=[.C235]+[.A236]/96*0.5" office:value-type="float" office:value="0.289820738541668" calcext:value-type="float">
            <text:p>0.2898207385</text:p>
          </table:table-cell>
          <table:table-cell table:formula="of:=[.D235]+[.B236]/61.2*0.5" office:value-type="float" office:value="0.435137006372549" calcext:value-type="float">
            <text:p>0.4351370064</text:p>
          </table:table-cell>
        </table:table-row>
        <table:table-row table:style-name="ro1">
          <table:table-cell office:value-type="float" office:value="-1.14489" calcext:value-type="float">
            <text:p>-1.14489</text:p>
          </table:table-cell>
          <table:table-cell office:value-type="float" office:value="-0.788662" calcext:value-type="float">
            <text:p>-0.788662</text:p>
          </table:table-cell>
          <table:table-cell table:formula="of:=[.C236]+[.A237]/96*0.5" office:value-type="float" office:value="0.283857769791668" calcext:value-type="float">
            <text:p>0.2838577698</text:p>
          </table:table-cell>
          <table:table-cell table:formula="of:=[.D236]+[.B237]/61.2*0.5" office:value-type="float" office:value="0.428693689379085" calcext:value-type="float">
            <text:p>0.4286936894</text:p>
          </table:table-cell>
        </table:table-row>
        <table:table-row table:style-name="ro1">
          <table:table-cell office:value-type="float" office:value="-2.0098" calcext:value-type="float">
            <text:p>-2.0098</text:p>
          </table:table-cell>
          <table:table-cell office:value-type="float" office:value="-0.473069" calcext:value-type="float">
            <text:p>-0.473069</text:p>
          </table:table-cell>
          <table:table-cell table:formula="of:=[.C237]+[.A238]/96*0.5" office:value-type="float" office:value="0.273390061458334" calcext:value-type="float">
            <text:p>0.2733900615</text:p>
          </table:table-cell>
          <table:table-cell table:formula="of:=[.D237]+[.B238]/61.2*0.5" office:value-type="float" office:value="0.424828746568627" calcext:value-type="float">
            <text:p>0.4248287466</text:p>
          </table:table-cell>
        </table:table-row>
        <table:table-row table:style-name="ro1">
          <table:table-cell office:value-type="float" office:value="-2.27405" calcext:value-type="float">
            <text:p>-2.27405</text:p>
          </table:table-cell>
          <table:table-cell office:value-type="float" office:value="-0.339471" calcext:value-type="float">
            <text:p>-0.339471</text:p>
          </table:table-cell>
          <table:table-cell table:formula="of:=[.C238]+[.A239]/96*0.5" office:value-type="float" office:value="0.261546051041668" calcext:value-type="float">
            <text:p>0.261546051</text:p>
          </table:table-cell>
          <table:table-cell table:formula="of:=[.D238]+[.B239]/61.2*0.5" office:value-type="float" office:value="0.422055290686274" calcext:value-type="float">
            <text:p>0.4220552907</text:p>
          </table:table-cell>
        </table:table-row>
        <table:table-row table:style-name="ro1">
          <table:table-cell office:value-type="float" office:value="-3.36985" calcext:value-type="float">
            <text:p>-3.36985</text:p>
          </table:table-cell>
          <table:table-cell office:value-type="float" office:value="-0.630249" calcext:value-type="float">
            <text:p>-0.630249</text:p>
          </table:table-cell>
          <table:table-cell table:formula="of:=[.C239]+[.A240]/96*0.5" office:value-type="float" office:value="0.243994748958334" calcext:value-type="float">
            <text:p>0.243994749</text:p>
          </table:table-cell>
          <table:table-cell table:formula="of:=[.D239]+[.B240]/61.2*0.5" office:value-type="float" office:value="0.416906197549019" calcext:value-type="float">
            <text:p>0.4169061975</text:p>
          </table:table-cell>
        </table:table-row>
        <table:table-row table:style-name="ro1">
          <table:table-cell office:value-type="float" office:value="-3.82745" calcext:value-type="float">
            <text:p>-3.82745</text:p>
          </table:table-cell>
          <table:table-cell office:value-type="float" office:value="-2.56543" calcext:value-type="float">
            <text:p>-2.56543</text:p>
          </table:table-cell>
          <table:table-cell table:formula="of:=[.C240]+[.A241]/96*0.5" office:value-type="float" office:value="0.224060113541668" calcext:value-type="float">
            <text:p>0.2240601135</text:p>
          </table:table-cell>
          <table:table-cell table:formula="of:=[.D240]+[.B241]/61.2*0.5" office:value-type="float" office:value="0.395946802124183" calcext:value-type="float">
            <text:p>0.3959468021</text:p>
          </table:table-cell>
        </table:table-row>
        <table:table-row table:style-name="ro1">
          <table:table-cell office:value-type="float" office:value="-2.80374" calcext:value-type="float">
            <text:p>-2.80374</text:p>
          </table:table-cell>
          <table:table-cell office:value-type="float" office:value="-0.722555" calcext:value-type="float">
            <text:p>-0.722555</text:p>
          </table:table-cell>
          <table:table-cell table:formula="of:=[.C241]+[.A242]/96*0.5" office:value-type="float" office:value="0.209457301041668" calcext:value-type="float">
            <text:p>0.209457301</text:p>
          </table:table-cell>
          <table:table-cell table:formula="of:=[.D241]+[.B242]/61.2*0.5" office:value-type="float" office:value="0.390043575" calcext:value-type="float">
            <text:p>0.390043575</text:p>
          </table:table-cell>
        </table:table-row>
        <table:table-row table:style-name="ro1">
          <table:table-cell office:value-type="float" office:value="-1.25518" calcext:value-type="float">
            <text:p>-1.25518</text:p>
          </table:table-cell>
          <table:table-cell office:value-type="float" office:value="1.02186" calcext:value-type="float">
            <text:p>1.02186</text:p>
          </table:table-cell>
          <table:table-cell table:formula="of:=[.C242]+[.A243]/96*0.5" office:value-type="float" office:value="0.202919905208334" calcext:value-type="float">
            <text:p>0.2029199052</text:p>
          </table:table-cell>
          <table:table-cell table:formula="of:=[.D242]+[.B243]/61.2*0.5" office:value-type="float" office:value="0.398392104411765" calcext:value-type="float">
            <text:p>0.3983921044</text:p>
          </table:table-cell>
        </table:table-row>
        <table:table-row table:style-name="ro1">
          <table:table-cell office:value-type="float" office:value="-3.73345" calcext:value-type="float">
            <text:p>-3.73345</text:p>
          </table:table-cell>
          <table:table-cell office:value-type="float" office:value="2.31073" calcext:value-type="float">
            <text:p>2.31073</text:p>
          </table:table-cell>
          <table:table-cell table:formula="of:=[.C243]+[.A244]/96*0.5" office:value-type="float" office:value="0.183474853125001" calcext:value-type="float">
            <text:p>0.1834748531</text:p>
          </table:table-cell>
          <table:table-cell table:formula="of:=[.D243]+[.B244]/61.2*0.5" office:value-type="float" office:value="0.41727061748366" calcext:value-type="float">
            <text:p>0.4172706175</text:p>
          </table:table-cell>
        </table:table-row>
        <table:table-row table:style-name="ro1">
          <table:table-cell office:value-type="float" office:value="-1.36777" calcext:value-type="float">
            <text:p>-1.36777</text:p>
          </table:table-cell>
          <table:table-cell office:value-type="float" office:value="-0.0890557" calcext:value-type="float">
            <text:p>-0.0890557</text:p>
          </table:table-cell>
          <table:table-cell table:formula="of:=[.C244]+[.A245]/96*0.5" office:value-type="float" office:value="0.176351051041668" calcext:value-type="float">
            <text:p>0.176351051</text:p>
          </table:table-cell>
          <table:table-cell table:formula="of:=[.D244]+[.B245]/61.2*0.5" office:value-type="float" office:value="0.416543038235294" calcext:value-type="float">
            <text:p>0.4165430382</text:p>
          </table:table-cell>
        </table:table-row>
        <table:table-row table:style-name="ro1">
          <table:table-cell office:value-type="float" office:value="-0.959023" calcext:value-type="float">
            <text:p>-0.959023</text:p>
          </table:table-cell>
          <table:table-cell office:value-type="float" office:value="-1.95079" calcext:value-type="float">
            <text:p>-1.95079</text:p>
          </table:table-cell>
          <table:table-cell table:formula="of:=[.C245]+[.A246]/96*0.5" office:value-type="float" office:value="0.171356139583334" calcext:value-type="float">
            <text:p>0.1713561396</text:p>
          </table:table-cell>
          <table:table-cell table:formula="of:=[.D245]+[.B246]/61.2*0.5" office:value-type="float" office:value="0.400605211437908" calcext:value-type="float">
            <text:p>0.4006052114</text:p>
          </table:table-cell>
        </table:table-row>
        <table:table-row table:style-name="ro1">
          <table:table-cell office:value-type="float" office:value="-1.0118" calcext:value-type="float">
            <text:p>-1.0118</text:p>
          </table:table-cell>
          <table:table-cell office:value-type="float" office:value="-0.703473" calcext:value-type="float">
            <text:p>-0.703473</text:p>
          </table:table-cell>
          <table:table-cell table:formula="of:=[.C246]+[.A247]/96*0.5" office:value-type="float" office:value="0.166086347916668" calcext:value-type="float">
            <text:p>0.1660863479</text:p>
          </table:table-cell>
          <table:table-cell table:formula="of:=[.D246]+[.B247]/61.2*0.5" office:value-type="float" office:value="0.394857883006536" calcext:value-type="float">
            <text:p>0.394857883</text:p>
          </table:table-cell>
        </table:table-row>
        <table:table-row table:style-name="ro1">
          <table:table-cell office:value-type="float" office:value="0.0283665" calcext:value-type="float">
            <text:p>0.0283665</text:p>
          </table:table-cell>
          <table:table-cell office:value-type="float" office:value="0.256469" calcext:value-type="float">
            <text:p>0.256469</text:p>
          </table:table-cell>
          <table:table-cell table:formula="of:=[.C247]+[.A248]/96*0.5" office:value-type="float" office:value="0.166234090104168" calcext:value-type="float">
            <text:p>0.1662340901</text:p>
          </table:table-cell>
          <table:table-cell table:formula="of:=[.D247]+[.B248]/61.2*0.5" office:value-type="float" office:value="0.396953217973856" calcext:value-type="float">
            <text:p>0.396953218</text:p>
          </table:table-cell>
        </table:table-row>
        <table:table-row table:style-name="ro1">
          <table:table-cell office:value-type="float" office:value="1.10031" calcext:value-type="float">
            <text:p>1.10031</text:p>
          </table:table-cell>
          <table:table-cell office:value-type="float" office:value="0.735036" calcext:value-type="float">
            <text:p>0.735036</text:p>
          </table:table-cell>
          <table:table-cell table:formula="of:=[.C248]+[.A249]/96*0.5" office:value-type="float" office:value="0.171964871354168" calcext:value-type="float">
            <text:p>0.1719648714</text:p>
          </table:table-cell>
          <table:table-cell table:formula="of:=[.D248]+[.B249]/61.2*0.5" office:value-type="float" office:value="0.402958414052287" calcext:value-type="float">
            <text:p>0.4029584141</text:p>
          </table:table-cell>
        </table:table-row>
        <table:table-row table:style-name="ro1">
          <table:table-cell office:value-type="float" office:value="-0.124966" calcext:value-type="float">
            <text:p>-0.124966</text:p>
          </table:table-cell>
          <table:table-cell office:value-type="float" office:value="0.23894" calcext:value-type="float">
            <text:p>0.23894</text:p>
          </table:table-cell>
          <table:table-cell table:formula="of:=[.C249]+[.A250]/96*0.5" office:value-type="float" office:value="0.171314006770834" calcext:value-type="float">
            <text:p>0.1713140068</text:p>
          </table:table-cell>
          <table:table-cell table:formula="of:=[.D249]+[.B250]/61.2*0.5" office:value-type="float" office:value="0.404910538235294" calcext:value-type="float">
            <text:p>0.4049105382</text:p>
          </table:table-cell>
        </table:table-row>
        <table:table-row table:style-name="ro1">
          <table:table-cell office:value-type="float" office:value="-1.03685" calcext:value-type="float">
            <text:p>-1.03685</text:p>
          </table:table-cell>
          <table:table-cell office:value-type="float" office:value="0.187986" calcext:value-type="float">
            <text:p>0.187986</text:p>
          </table:table-cell>
          <table:table-cell table:formula="of:=[.C250]+[.A251]/96*0.5" office:value-type="float" office:value="0.165913746354168" calcext:value-type="float">
            <text:p>0.1659137464</text:p>
          </table:table-cell>
          <table:table-cell table:formula="of:=[.D250]+[.B251]/61.2*0.5" office:value-type="float" office:value="0.406446371568627" calcext:value-type="float">
            <text:p>0.4064463716</text:p>
          </table:table-cell>
        </table:table-row>
        <table:table-row table:style-name="ro1">
          <table:table-cell office:value-type="float" office:value="-0.965174" calcext:value-type="float">
            <text:p>-0.965174</text:p>
          </table:table-cell>
          <table:table-cell office:value-type="float" office:value="-0.225006" calcext:value-type="float">
            <text:p>-0.225006</text:p>
          </table:table-cell>
          <table:table-cell table:formula="of:=[.C251]+[.A252]/96*0.5" office:value-type="float" office:value="0.160886798437501" calcext:value-type="float">
            <text:p>0.1608867984</text:p>
          </table:table-cell>
          <table:table-cell table:formula="of:=[.D251]+[.B252]/61.2*0.5" office:value-type="float" office:value="0.404608087254902" calcext:value-type="float">
            <text:p>0.4046080873</text:p>
          </table:table-cell>
        </table:table-row>
        <table:table-row table:style-name="ro1">
          <table:table-cell office:value-type="float" office:value="-3.93382" calcext:value-type="float">
            <text:p>-3.93382</text:p>
          </table:table-cell>
          <table:table-cell office:value-type="float" office:value="1.26651" calcext:value-type="float">
            <text:p>1.26651</text:p>
          </table:table-cell>
          <table:table-cell table:formula="of:=[.C252]+[.A253]/96*0.5" office:value-type="float" office:value="0.140398152604168" calcext:value-type="float">
            <text:p>0.1403981526</text:p>
          </table:table-cell>
          <table:table-cell table:formula="of:=[.D252]+[.B253]/61.2*0.5" office:value-type="float" office:value="0.41495539117647" calcext:value-type="float">
            <text:p>0.4149553912</text:p>
          </table:table-cell>
        </table:table-row>
        <table:table-row table:style-name="ro1">
          <table:table-cell office:value-type="float" office:value="-2.12619" calcext:value-type="float">
            <text:p>-2.12619</text:p>
          </table:table-cell>
          <table:table-cell office:value-type="float" office:value="4.2792" calcext:value-type="float">
            <text:p>4.2792</text:p>
          </table:table-cell>
          <table:table-cell table:formula="of:=[.C253]+[.A254]/96*0.5" office:value-type="float" office:value="0.129324246354168" calcext:value-type="float">
            <text:p>0.1293242464</text:p>
          </table:table-cell>
          <table:table-cell table:formula="of:=[.D253]+[.B254]/61.2*0.5" office:value-type="float" office:value="0.449916175490196" calcext:value-type="float">
            <text:p>0.4499161755</text:p>
          </table:table-cell>
        </table:table-row>
        <table:table-row table:style-name="ro1">
          <table:table-cell office:value-type="float" office:value="-0.302278" calcext:value-type="float">
            <text:p>-0.302278</text:p>
          </table:table-cell>
          <table:table-cell office:value-type="float" office:value="1.76199" calcext:value-type="float">
            <text:p>1.76199</text:p>
          </table:table-cell>
          <table:table-cell table:formula="of:=[.C254]+[.A255]/96*0.5" office:value-type="float" office:value="0.127749881770834" calcext:value-type="float">
            <text:p>0.1277498818</text:p>
          </table:table-cell>
          <table:table-cell table:formula="of:=[.D254]+[.B255]/61.2*0.5" office:value-type="float" office:value="0.464311518627451" calcext:value-type="float">
            <text:p>0.4643115186</text:p>
          </table:table-cell>
        </table:table-row>
        <table:table-row table:style-name="ro1">
          <table:table-cell office:value-type="float" office:value="-1.73042" calcext:value-type="float">
            <text:p>-1.73042</text:p>
          </table:table-cell>
          <table:table-cell office:value-type="float" office:value="0.613264" calcext:value-type="float">
            <text:p>0.613264</text:p>
          </table:table-cell>
          <table:table-cell table:formula="of:=[.C255]+[.A256]/96*0.5" office:value-type="float" office:value="0.118737277604168" calcext:value-type="float">
            <text:p>0.1187372776</text:p>
          </table:table-cell>
          <table:table-cell table:formula="of:=[.D255]+[.B256]/61.2*0.5" office:value-type="float" office:value="0.469321845424836" calcext:value-type="float">
            <text:p>0.4693218454</text:p>
          </table:table-cell>
        </table:table-row>
        <table:table-row table:style-name="ro1">
          <table:table-cell office:value-type="float" office:value="-1.44602" calcext:value-type="float">
            <text:p>-1.44602</text:p>
          </table:table-cell>
          <table:table-cell office:value-type="float" office:value="-1.22042" calcext:value-type="float">
            <text:p>-1.22042</text:p>
          </table:table-cell>
          <table:table-cell table:formula="of:=[.C256]+[.A257]/96*0.5" office:value-type="float" office:value="0.111205923437501" calcext:value-type="float">
            <text:p>0.1112059234</text:p>
          </table:table-cell>
          <table:table-cell table:formula="of:=[.D256]+[.B257]/61.2*0.5" office:value-type="float" office:value="0.459351093790849" calcext:value-type="float">
            <text:p>0.4593510938</text:p>
          </table:table-cell>
        </table:table-row>
        <table:table-row table:style-name="ro1">
          <table:table-cell office:value-type="float" office:value="-1.94219" calcext:value-type="float">
            <text:p>-1.94219</text:p>
          </table:table-cell>
          <table:table-cell office:value-type="float" office:value="-3.24105" calcext:value-type="float">
            <text:p>-3.24105</text:p>
          </table:table-cell>
          <table:table-cell table:formula="of:=[.C257]+[.A258]/96*0.5" office:value-type="float" office:value="0.101090350520834" calcext:value-type="float">
            <text:p>0.1010903505</text:p>
          </table:table-cell>
          <table:table-cell table:formula="of:=[.D257]+[.B258]/61.2*0.5" office:value-type="float" office:value="0.432871927124183" calcext:value-type="float">
            <text:p>0.4328719271</text:p>
          </table:table-cell>
        </table:table-row>
        <table:table-row table:style-name="ro1">
          <table:table-cell office:value-type="float" office:value="-2.17186" calcext:value-type="float">
            <text:p>-2.17186</text:p>
          </table:table-cell>
          <table:table-cell office:value-type="float" office:value="-2.0978" calcext:value-type="float">
            <text:p>-2.0978</text:p>
          </table:table-cell>
          <table:table-cell table:formula="of:=[.C258]+[.A259]/96*0.5" office:value-type="float" office:value="0.0897785796875011" calcext:value-type="float">
            <text:p>0.0897785797</text:p>
          </table:table-cell>
          <table:table-cell table:formula="of:=[.D258]+[.B259]/61.2*0.5" office:value-type="float" office:value="0.415733038235294" calcext:value-type="float">
            <text:p>0.4157330382</text:p>
          </table:table-cell>
        </table:table-row>
        <table:table-row table:style-name="ro1">
          <table:table-cell office:value-type="float" office:value="-2.24773" calcext:value-type="float">
            <text:p>-2.24773</text:p>
          </table:table-cell>
          <table:table-cell office:value-type="float" office:value="-0.280329" calcext:value-type="float">
            <text:p>-0.280329</text:p>
          </table:table-cell>
          <table:table-cell table:formula="of:=[.C259]+[.A260]/96*0.5" office:value-type="float" office:value="0.0780716526041678" calcext:value-type="float">
            <text:p>0.0780716526</text:p>
          </table:table-cell>
          <table:table-cell table:formula="of:=[.D259]+[.B260]/61.2*0.5" office:value-type="float" office:value="0.413442768627451" calcext:value-type="float">
            <text:p>0.4134427686</text:p>
          </table:table-cell>
        </table:table-row>
        <table:table-row table:style-name="ro1">
          <table:table-cell office:value-type="float" office:value="-4.32517" calcext:value-type="float">
            <text:p>-4.32517</text:p>
          </table:table-cell>
          <table:table-cell office:value-type="float" office:value="1.93358" calcext:value-type="float">
            <text:p>1.93358</text:p>
          </table:table-cell>
          <table:table-cell table:formula="of:=[.C260]+[.A261]/96*0.5" office:value-type="float" office:value="0.0555447255208344" calcext:value-type="float">
            <text:p>0.0555447255</text:p>
          </table:table-cell>
          <table:table-cell table:formula="of:=[.D260]+[.B261]/61.2*0.5" office:value-type="float" office:value="0.429239990849673" calcext:value-type="float">
            <text:p>0.4292399908</text:p>
          </table:table-cell>
        </table:table-row>
        <table:table-row table:style-name="ro1">
          <table:table-cell office:value-type="float" office:value="-0.611497" calcext:value-type="float">
            <text:p>-0.611497</text:p>
          </table:table-cell>
          <table:table-cell office:value-type="float" office:value="1.01782" calcext:value-type="float">
            <text:p>1.01782</text:p>
          </table:table-cell>
          <table:table-cell table:formula="of:=[.C261]+[.A262]/96*0.5" office:value-type="float" office:value="0.0523598453125011" calcext:value-type="float">
            <text:p>0.0523598453</text:p>
          </table:table-cell>
          <table:table-cell table:formula="of:=[.D261]+[.B262]/61.2*0.5" office:value-type="float" office:value="0.43755551372549" calcext:value-type="float">
            <text:p>0.4375555137</text:p>
          </table:table-cell>
        </table:table-row>
        <table:table-row table:style-name="ro1">
          <table:table-cell office:value-type="float" office:value="-0.747295" calcext:value-type="float">
            <text:p>-0.747295</text:p>
          </table:table-cell>
          <table:table-cell office:value-type="float" office:value="-1.21619" calcext:value-type="float">
            <text:p>-1.21619</text:p>
          </table:table-cell>
          <table:table-cell table:formula="of:=[.C262]+[.A263]/96*0.5" office:value-type="float" office:value="0.0484676838541678" calcext:value-type="float">
            <text:p>0.0484676839</text:p>
          </table:table-cell>
          <table:table-cell table:formula="of:=[.D262]+[.B263]/61.2*0.5" office:value-type="float" office:value="0.427619320915033" calcext:value-type="float">
            <text:p>0.4276193209</text:p>
          </table:table-cell>
        </table:table-row>
        <table:table-row table:style-name="ro1">
          <table:table-cell office:value-type="float" office:value="-0.352276" calcext:value-type="float">
            <text:p>-0.352276</text:p>
          </table:table-cell>
          <table:table-cell office:value-type="float" office:value="-3.03082" calcext:value-type="float">
            <text:p>-3.03082</text:p>
          </table:table-cell>
          <table:table-cell table:formula="of:=[.C263]+[.A264]/96*0.5" office:value-type="float" office:value="0.0466329130208344" calcext:value-type="float">
            <text:p>0.046632913</text:p>
          </table:table-cell>
          <table:table-cell table:formula="of:=[.D263]+[.B264]/61.2*0.5" office:value-type="float" office:value="0.402857719607843" calcext:value-type="float">
            <text:p>0.4028577196</text:p>
          </table:table-cell>
        </table:table-row>
        <table:table-row table:style-name="ro1">
          <table:table-cell office:value-type="float" office:value="-1.71958" calcext:value-type="float">
            <text:p>-1.71958</text:p>
          </table:table-cell>
          <table:table-cell office:value-type="float" office:value="-0.855533" calcext:value-type="float">
            <text:p>-0.855533</text:p>
          </table:table-cell>
          <table:table-cell table:formula="of:=[.C264]+[.A265]/96*0.5" office:value-type="float" office:value="0.0376767671875011" calcext:value-type="float">
            <text:p>0.0376767672</text:p>
          </table:table-cell>
          <table:table-cell table:formula="of:=[.D264]+[.B265]/61.2*0.5" office:value-type="float" office:value="0.395868070915033" calcext:value-type="float">
            <text:p>0.3958680709</text:p>
          </table:table-cell>
        </table:table-row>
        <table:table-row table:style-name="ro1">
          <table:table-cell office:value-type="float" office:value="-4.43182" calcext:value-type="float">
            <text:p>-4.43182</text:p>
          </table:table-cell>
          <table:table-cell office:value-type="float" office:value="-1.60729" calcext:value-type="float">
            <text:p>-1.60729</text:p>
          </table:table-cell>
          <table:table-cell table:formula="of:=[.C265]+[.A266]/96*0.5" office:value-type="float" office:value="0.0145943713541678" calcext:value-type="float">
            <text:p>0.0145943714</text:p>
          </table:table-cell>
          <table:table-cell table:formula="of:=[.D265]+[.B266]/61.2*0.5" office:value-type="float" office:value="0.382736616666666" calcext:value-type="float">
            <text:p>0.3827366167</text:p>
          </table:table-cell>
        </table:table-row>
        <table:table-row table:style-name="ro1">
          <table:table-cell office:value-type="float" office:value="-2.89883" calcext:value-type="float">
            <text:p>-2.89883</text:p>
          </table:table-cell>
          <table:table-cell office:value-type="float" office:value="-1.44352" calcext:value-type="float">
            <text:p>-1.44352</text:p>
          </table:table-cell>
          <table:table-cell table:formula="of:=[.C266]+[.A267]/96*0.5" office:value-type="float" office:value="-0.000503701562498913" calcext:value-type="float">
            <text:p>-0.0005037016</text:p>
          </table:table-cell>
          <table:table-cell table:formula="of:=[.D266]+[.B267]/61.2*0.5" office:value-type="float" office:value="0.370943152614379" calcext:value-type="float">
            <text:p>0.3709431526</text:p>
          </table:table-cell>
        </table:table-row>
        <table:table-row table:style-name="ro1">
          <table:table-cell office:value-type="float" office:value="-4.2143" calcext:value-type="float">
            <text:p>-4.2143</text:p>
          </table:table-cell>
          <table:table-cell office:value-type="float" office:value="-3.44489" calcext:value-type="float">
            <text:p>-3.44489</text:p>
          </table:table-cell>
          <table:table-cell table:formula="of:=[.C267]+[.A268]/96*0.5" office:value-type="float" office:value="-0.0224531807291656" calcext:value-type="float">
            <text:p>-0.0224531807</text:p>
          </table:table-cell>
          <table:table-cell table:formula="of:=[.D267]+[.B268]/61.2*0.5" office:value-type="float" office:value="0.342798626470588" calcext:value-type="float">
            <text:p>0.3427986265</text:p>
          </table:table-cell>
        </table:table-row>
        <table:table-row table:style-name="ro1">
          <table:table-cell office:value-type="float" office:value="-2.27069" calcext:value-type="float">
            <text:p>-2.27069</text:p>
          </table:table-cell>
          <table:table-cell office:value-type="float" office:value="-0.863631" calcext:value-type="float">
            <text:p>-0.863631</text:p>
          </table:table-cell>
          <table:table-cell table:formula="of:=[.C268]+[.A269]/96*0.5" office:value-type="float" office:value="-0.0342796911458322" calcext:value-type="float">
            <text:p>-0.0342796911</text:p>
          </table:table-cell>
          <table:table-cell table:formula="of:=[.D268]+[.B269]/61.2*0.5" office:value-type="float" office:value="0.335742817647059" calcext:value-type="float">
            <text:p>0.3357428176</text:p>
          </table:table-cell>
        </table:table-row>
        <table:table-row table:style-name="ro1">
          <table:table-cell office:value-type="float" office:value="-2.53022" calcext:value-type="float">
            <text:p>-2.53022</text:p>
          </table:table-cell>
          <table:table-cell office:value-type="float" office:value="0.256685" calcext:value-type="float">
            <text:p>0.256685</text:p>
          </table:table-cell>
          <table:table-cell table:formula="of:=[.C269]+[.A270]/96*0.5" office:value-type="float" office:value="-0.0474579203124989" calcext:value-type="float">
            <text:p>-0.0474579203</text:p>
          </table:table-cell>
          <table:table-cell table:formula="of:=[.D269]+[.B270]/61.2*0.5" office:value-type="float" office:value="0.337839917320261" calcext:value-type="float">
            <text:p>0.3378399173</text:p>
          </table:table-cell>
        </table:table-row>
        <table:table-row table:style-name="ro1">
          <table:table-cell office:value-type="float" office:value="0.901399" calcext:value-type="float">
            <text:p>0.901399</text:p>
          </table:table-cell>
          <table:table-cell office:value-type="float" office:value="0.853641" calcext:value-type="float">
            <text:p>0.853641</text:p>
          </table:table-cell>
          <table:table-cell table:formula="of:=[.C270]+[.A271]/96*0.5" office:value-type="float" office:value="-0.0427631338541656" calcext:value-type="float">
            <text:p>-0.0427631339</text:p>
          </table:table-cell>
          <table:table-cell table:formula="of:=[.D270]+[.B271]/61.2*0.5" office:value-type="float" office:value="0.344814108496732" calcext:value-type="float">
            <text:p>0.3448141085</text:p>
          </table:table-cell>
        </table:table-row>
        <table:table-row table:style-name="ro1">
          <table:table-cell office:value-type="float" office:value="2.74098" calcext:value-type="float">
            <text:p>2.74098</text:p>
          </table:table-cell>
          <table:table-cell office:value-type="float" office:value="5.52947" calcext:value-type="float">
            <text:p>5.52947</text:p>
          </table:table-cell>
          <table:table-cell table:formula="of:=[.C271]+[.A272]/96*0.5" office:value-type="float" office:value="-0.0284871963541656" calcext:value-type="float">
            <text:p>-0.0284871964</text:p>
          </table:table-cell>
          <table:table-cell table:formula="of:=[.D271]+[.B272]/61.2*0.5" office:value-type="float" office:value="0.389989516993464" calcext:value-type="float">
            <text:p>0.389989517</text:p>
          </table:table-cell>
        </table:table-row>
        <table:table-row table:style-name="ro1">
          <table:table-cell office:value-type="float" office:value="1.98663" calcext:value-type="float">
            <text:p>1.98663</text:p>
          </table:table-cell>
          <table:table-cell office:value-type="float" office:value="8.46656" calcext:value-type="float">
            <text:p>8.46656</text:p>
          </table:table-cell>
          <table:table-cell table:formula="of:=[.C272]+[.A273]/96*0.5" office:value-type="float" office:value="-0.0181401651041656" calcext:value-type="float">
            <text:p>-0.0181401651</text:p>
          </table:table-cell>
          <table:table-cell table:formula="of:=[.D272]+[.B273]/61.2*0.5" office:value-type="float" office:value="0.459160758823529" calcext:value-type="float">
            <text:p>0.4591607588</text:p>
          </table:table-cell>
        </table:table-row>
        <table:table-row table:style-name="ro1">
          <table:table-cell office:value-type="float" office:value="-0.817286" calcext:value-type="float">
            <text:p>-0.817286</text:p>
          </table:table-cell>
          <table:table-cell office:value-type="float" office:value="5.50378" calcext:value-type="float">
            <text:p>5.50378</text:p>
          </table:table-cell>
          <table:table-cell table:formula="of:=[.C273]+[.A274]/96*0.5" office:value-type="float" office:value="-0.0223968630208322" calcext:value-type="float">
            <text:p>-0.022396863</text:p>
          </table:table-cell>
          <table:table-cell table:formula="of:=[.D273]+[.B274]/61.2*0.5" office:value-type="float" office:value="0.504126281699346" calcext:value-type="float">
            <text:p>0.5041262817</text:p>
          </table:table-cell>
        </table:table-row>
        <table:table-row table:style-name="ro1">
          <table:table-cell office:value-type="float" office:value="0.301679" calcext:value-type="float">
            <text:p>0.301679</text:p>
          </table:table-cell>
          <table:table-cell office:value-type="float" office:value="8.83134" calcext:value-type="float">
            <text:p>8.83134</text:p>
          </table:table-cell>
          <table:table-cell table:formula="of:=[.C274]+[.A275]/96*0.5" office:value-type="float" office:value="-0.0208256182291656" calcext:value-type="float">
            <text:p>-0.0208256182</text:p>
          </table:table-cell>
          <table:table-cell table:formula="of:=[.D274]+[.B275]/61.2*0.5" office:value-type="float" office:value="0.576277752287581" calcext:value-type="float">
            <text:p>0.5762777523</text:p>
          </table:table-cell>
        </table:table-row>
        <table:table-row table:style-name="ro1">
          <table:table-cell office:value-type="float" office:value="1.83651" calcext:value-type="float">
            <text:p>1.83651</text:p>
          </table:table-cell>
          <table:table-cell office:value-type="float" office:value="2.97463" calcext:value-type="float">
            <text:p>2.97463</text:p>
          </table:table-cell>
          <table:table-cell table:formula="of:=[.C275]+[.A276]/96*0.5" office:value-type="float" office:value="-0.0112604619791656" calcext:value-type="float">
            <text:p>-0.011260462</text:p>
          </table:table-cell>
          <table:table-cell table:formula="of:=[.D275]+[.B276]/61.2*0.5" office:value-type="float" office:value="0.60058028496732" calcext:value-type="float">
            <text:p>0.600580285</text:p>
          </table:table-cell>
        </table:table-row>
        <table:table-row table:style-name="ro1">
          <table:table-cell office:value-type="float" office:value="2.29056" calcext:value-type="float">
            <text:p>2.29056</text:p>
          </table:table-cell>
          <table:table-cell office:value-type="float" office:value="3.34802" calcext:value-type="float">
            <text:p>3.34802</text:p>
          </table:table-cell>
          <table:table-cell table:formula="of:=[.C276]+[.A277]/96*0.5" office:value-type="float" office:value="0.000669538020834429" calcext:value-type="float">
            <text:p>0.000669538</text:p>
          </table:table-cell>
          <table:table-cell table:formula="of:=[.D276]+[.B277]/61.2*0.5" office:value-type="float" office:value="0.627933389542483" calcext:value-type="float">
            <text:p>0.6279333895</text:p>
          </table:table-cell>
        </table:table-row>
        <table:table-row table:style-name="ro1">
          <table:table-cell office:value-type="float" office:value="0.0418825" calcext:value-type="float">
            <text:p>0.0418825</text:p>
          </table:table-cell>
          <table:table-cell office:value-type="float" office:value="1.19258" calcext:value-type="float">
            <text:p>1.19258</text:p>
          </table:table-cell>
          <table:table-cell table:formula="of:=[.C277]+[.A278]/96*0.5" office:value-type="float" office:value="0.000887676041667762" calcext:value-type="float">
            <text:p>0.000887676</text:p>
          </table:table-cell>
          <table:table-cell table:formula="of:=[.D277]+[.B278]/61.2*0.5" office:value-type="float" office:value="0.637676690196078" calcext:value-type="float">
            <text:p>0.6376766902</text:p>
          </table:table-cell>
        </table:table-row>
        <table:table-row table:style-name="ro1">
          <table:table-cell office:value-type="float" office:value="-3.72038" calcext:value-type="float">
            <text:p>-3.72038</text:p>
          </table:table-cell>
          <table:table-cell office:value-type="float" office:value="1.04538" calcext:value-type="float">
            <text:p>1.04538</text:p>
          </table:table-cell>
          <table:table-cell table:formula="of:=[.C278]+[.A279]/96*0.5" office:value-type="float" office:value="-0.0184893031249989" calcext:value-type="float">
            <text:p>-0.0184893031</text:p>
          </table:table-cell>
          <table:table-cell table:formula="of:=[.D278]+[.B279]/61.2*0.5" office:value-type="float" office:value="0.646217376470588" calcext:value-type="float">
            <text:p>0.6462173765</text:p>
          </table:table-cell>
        </table:table-row>
        <table:table-row table:style-name="ro1">
          <table:table-cell office:value-type="float" office:value="-4.09128" calcext:value-type="float">
            <text:p>-4.09128</text:p>
          </table:table-cell>
          <table:table-cell office:value-type="float" office:value="0.79569" calcext:value-type="float">
            <text:p>0.79569</text:p>
          </table:table-cell>
          <table:table-cell table:formula="of:=[.C279]+[.A280]/96*0.5" office:value-type="float" office:value="-0.0397980531249989" calcext:value-type="float">
            <text:p>-0.0397980531</text:p>
          </table:table-cell>
          <table:table-cell table:formula="of:=[.D279]+[.B280]/61.2*0.5" office:value-type="float" office:value="0.652718111764706" calcext:value-type="float">
            <text:p>0.6527181118</text:p>
          </table:table-cell>
        </table:table-row>
        <table:table-row table:style-name="ro1">
          <table:table-cell office:value-type="float" office:value="-1.09645" calcext:value-type="float">
            <text:p>-1.09645</text:p>
          </table:table-cell>
          <table:table-cell office:value-type="float" office:value="0.943773" calcext:value-type="float">
            <text:p>0.943773</text:p>
          </table:table-cell>
          <table:table-cell table:formula="of:=[.C280]+[.A281]/96*0.5" office:value-type="float" office:value="-0.0455087302083322" calcext:value-type="float">
            <text:p>-0.0455087302</text:p>
          </table:table-cell>
          <table:table-cell table:formula="of:=[.D280]+[.B281]/61.2*0.5" office:value-type="float" office:value="0.660428675490196" calcext:value-type="float">
            <text:p>0.6604286755</text:p>
          </table:table-cell>
        </table:table-row>
        <table:table-row table:style-name="ro1">
          <table:table-cell office:value-type="float" office:value="-1.16233" calcext:value-type="float">
            <text:p>-1.16233</text:p>
          </table:table-cell>
          <table:table-cell office:value-type="float" office:value="2.11217" calcext:value-type="float">
            <text:p>2.11217</text:p>
          </table:table-cell>
          <table:table-cell table:formula="of:=[.C281]+[.A282]/96*0.5" office:value-type="float" office:value="-0.0515625322916656" calcext:value-type="float">
            <text:p>-0.0515625323</text:p>
          </table:table-cell>
          <table:table-cell table:formula="of:=[.D281]+[.B282]/61.2*0.5" office:value-type="float" office:value="0.677684966339869" calcext:value-type="float">
            <text:p>0.6776849663</text:p>
          </table:table-cell>
        </table:table-row>
        <table:table-row table:style-name="ro1">
          <table:table-cell office:value-type="float" office:value="-0.384712" calcext:value-type="float">
            <text:p>-0.384712</text:p>
          </table:table-cell>
          <table:table-cell office:value-type="float" office:value="0.0189454" calcext:value-type="float">
            <text:p>0.0189454</text:p>
          </table:table-cell>
          <table:table-cell table:formula="of:=[.C282]+[.A283]/96*0.5" office:value-type="float" office:value="-0.0535662406249989" calcext:value-type="float">
            <text:p>-0.0535662406</text:p>
          </table:table-cell>
          <table:table-cell table:formula="of:=[.D282]+[.B283]/61.2*0.5" office:value-type="float" office:value="0.677839749019608" calcext:value-type="float">
            <text:p>0.677839749</text:p>
          </table:table-cell>
        </table:table-row>
        <table:table-row table:style-name="ro1">
          <table:table-cell office:value-type="float" office:value="-0.398226" calcext:value-type="float">
            <text:p>-0.398226</text:p>
          </table:table-cell>
          <table:table-cell office:value-type="float" office:value="-1.14328" calcext:value-type="float">
            <text:p>-1.14328</text:p>
          </table:table-cell>
          <table:table-cell table:formula="of:=[.C283]+[.A284]/96*0.5" office:value-type="float" office:value="-0.0556403343749989" calcext:value-type="float">
            <text:p>-0.0556403344</text:p>
          </table:table-cell>
          <table:table-cell table:formula="of:=[.D283]+[.B284]/61.2*0.5" office:value-type="float" office:value="0.668499226143791" calcext:value-type="float">
            <text:p>0.6684992261</text:p>
          </table:table-cell>
        </table:table-row>
        <table:table-row table:style-name="ro1">
          <table:table-cell office:value-type="float" office:value="0.0724881" calcext:value-type="float">
            <text:p>0.0724881</text:p>
          </table:table-cell>
          <table:table-cell office:value-type="float" office:value="-0.981358" calcext:value-type="float">
            <text:p>-0.981358</text:p>
          </table:table-cell>
          <table:table-cell table:formula="of:=[.C284]+[.A285]/96*0.5" office:value-type="float" office:value="-0.0552627921874989" calcext:value-type="float">
            <text:p>-0.0552627922</text:p>
          </table:table-cell>
          <table:table-cell table:formula="of:=[.D284]+[.B285]/61.2*0.5" office:value-type="float" office:value="0.660481595424836" calcext:value-type="float">
            <text:p>0.6604815954</text:p>
          </table:table-cell>
        </table:table-row>
        <table:table-row table:style-name="ro1">
          <table:table-cell office:value-type="float" office:value="0.487961" calcext:value-type="float">
            <text:p>0.487961</text:p>
          </table:table-cell>
          <table:table-cell office:value-type="float" office:value="-1.95678" calcext:value-type="float">
            <text:p>-1.95678</text:p>
          </table:table-cell>
          <table:table-cell table:formula="of:=[.C285]+[.A286]/96*0.5" office:value-type="float" office:value="-0.0527213286458322" calcext:value-type="float">
            <text:p>-0.0527213286</text:p>
          </table:table-cell>
          <table:table-cell table:formula="of:=[.D285]+[.B286]/61.2*0.5" office:value-type="float" office:value="0.644494830718954" calcext:value-type="float">
            <text:p>0.6444948307</text:p>
          </table:table-cell>
        </table:table-row>
        <table:table-row table:style-name="ro1">
          <table:table-cell office:value-type="float" office:value="0.0525614" calcext:value-type="float">
            <text:p>0.0525614</text:p>
          </table:table-cell>
          <table:table-cell office:value-type="float" office:value="-1.4738" calcext:value-type="float">
            <text:p>-1.4738</text:p>
          </table:table-cell>
          <table:table-cell table:formula="of:=[.C286]+[.A287]/96*0.5" office:value-type="float" office:value="-0.0524475713541656" calcext:value-type="float">
            <text:p>-0.0524475714</text:p>
          </table:table-cell>
          <table:table-cell table:formula="of:=[.D286]+[.B287]/61.2*0.5" office:value-type="float" office:value="0.632453981045751" calcext:value-type="float">
            <text:p>0.632453981</text:p>
          </table:table-cell>
        </table:table-row>
        <table:table-row table:style-name="ro1">
          <table:table-cell office:value-type="float" office:value="0.261266" calcext:value-type="float">
            <text:p>0.261266</text:p>
          </table:table-cell>
          <table:table-cell office:value-type="float" office:value="-3.44114" calcext:value-type="float">
            <text:p>-3.44114</text:p>
          </table:table-cell>
          <table:table-cell table:formula="of:=[.C287]+[.A288]/96*0.5" office:value-type="float" office:value="-0.0510868109374989" calcext:value-type="float">
            <text:p>-0.0510868109</text:p>
          </table:table-cell>
          <table:table-cell table:formula="of:=[.D287]+[.B288]/61.2*0.5" office:value-type="float" office:value="0.604340092156862" calcext:value-type="float">
            <text:p>0.6043400922</text:p>
          </table:table-cell>
        </table:table-row>
        <table:table-row table:style-name="ro1">
          <table:table-cell office:value-type="float" office:value="0.0527651" calcext:value-type="float">
            <text:p>0.0527651</text:p>
          </table:table-cell>
          <table:table-cell office:value-type="float" office:value="-0.949583" calcext:value-type="float">
            <text:p>-0.949583</text:p>
          </table:table-cell>
          <table:table-cell table:formula="of:=[.C288]+[.A289]/96*0.5" office:value-type="float" office:value="-0.0508119927083322" calcext:value-type="float">
            <text:p>-0.0508119927</text:p>
          </table:table-cell>
          <table:table-cell table:formula="of:=[.D288]+[.B289]/61.2*0.5" office:value-type="float" office:value="0.596582061111111" calcext:value-type="float">
            <text:p>0.5965820611</text:p>
          </table:table-cell>
        </table:table-row>
        <table:table-row table:style-name="ro1">
          <table:table-cell office:value-type="float" office:value="0.402196" calcext:value-type="float">
            <text:p>0.402196</text:p>
          </table:table-cell>
          <table:table-cell office:value-type="float" office:value="0.296883" calcext:value-type="float">
            <text:p>0.296883</text:p>
          </table:table-cell>
          <table:table-cell table:formula="of:=[.C289]+[.A290]/96*0.5" office:value-type="float" office:value="-0.0487172218749989" calcext:value-type="float">
            <text:p>-0.0487172219</text:p>
          </table:table-cell>
          <table:table-cell table:formula="of:=[.D289]+[.B290]/61.2*0.5" office:value-type="float" office:value="0.599007575816993" calcext:value-type="float">
            <text:p>0.5990075758</text:p>
          </table:table-cell>
        </table:table-row>
        <table:table-row table:style-name="ro1">
          <table:table-cell office:value-type="float" office:value="0.770255" calcext:value-type="float">
            <text:p>0.770255</text:p>
          </table:table-cell>
          <table:table-cell office:value-type="float" office:value="2.07926" calcext:value-type="float">
            <text:p>2.07926</text:p>
          </table:table-cell>
          <table:table-cell table:formula="of:=[.C290]+[.A291]/96*0.5" office:value-type="float" office:value="-0.0447054770833322" calcext:value-type="float">
            <text:p>-0.0447054771</text:p>
          </table:table-cell>
          <table:table-cell table:formula="of:=[.D290]+[.B291]/61.2*0.5" office:value-type="float" office:value="0.615994994117647" calcext:value-type="float">
            <text:p>0.6159949941</text:p>
          </table:table-cell>
        </table:table-row>
        <table:table-row table:style-name="ro1">
          <table:table-cell office:value-type="float" office:value="1.18544" calcext:value-type="float">
            <text:p>1.18544</text:p>
          </table:table-cell>
          <table:table-cell office:value-type="float" office:value="0.623528" calcext:value-type="float">
            <text:p>0.623528</text:p>
          </table:table-cell>
          <table:table-cell table:formula="of:=[.C291]+[.A292]/96*0.5" office:value-type="float" office:value="-0.0385313104166655" calcext:value-type="float">
            <text:p>-0.0385313104</text:p>
          </table:table-cell>
          <table:table-cell table:formula="of:=[.D291]+[.B292]/61.2*0.5" office:value-type="float" office:value="0.621089177124183" calcext:value-type="float">
            <text:p>0.6210891771</text:p>
          </table:table-cell>
        </table:table-row>
        <table:table-row table:style-name="ro1">
          <table:table-cell office:value-type="float" office:value="2.7151" calcext:value-type="float">
            <text:p>2.7151</text:p>
          </table:table-cell>
          <table:table-cell office:value-type="float" office:value="0.65825" calcext:value-type="float">
            <text:p>0.65825</text:p>
          </table:table-cell>
          <table:table-cell table:formula="of:=[.C292]+[.A293]/96*0.5" office:value-type="float" office:value="-0.0243901645833322" calcext:value-type="float">
            <text:p>-0.0243901646</text:p>
          </table:table-cell>
          <table:table-cell table:formula="of:=[.D292]+[.B293]/61.2*0.5" office:value-type="float" office:value="0.626467036601307" calcext:value-type="float">
            <text:p>0.6264670366</text:p>
          </table:table-cell>
        </table:table-row>
        <table:table-row table:style-name="ro1">
          <table:table-cell office:value-type="float" office:value="0.384585" calcext:value-type="float">
            <text:p>0.384585</text:p>
          </table:table-cell>
          <table:table-cell office:value-type="float" office:value="0.511973" calcext:value-type="float">
            <text:p>0.511973</text:p>
          </table:table-cell>
          <table:table-cell table:formula="of:=[.C293]+[.A294]/96*0.5" office:value-type="float" office:value="-0.0223871177083322" calcext:value-type="float">
            <text:p>-0.0223871177</text:p>
          </table:table-cell>
          <table:table-cell table:formula="of:=[.D293]+[.B294]/61.2*0.5" office:value-type="float" office:value="0.630649822549019" calcext:value-type="float">
            <text:p>0.6306498225</text:p>
          </table:table-cell>
        </table:table-row>
        <table:table-row table:style-name="ro1">
          <table:table-cell office:value-type="float" office:value="0.481191" calcext:value-type="float">
            <text:p>0.481191</text:p>
          </table:table-cell>
          <table:table-cell office:value-type="float" office:value="0.113968" calcext:value-type="float">
            <text:p>0.113968</text:p>
          </table:table-cell>
          <table:table-cell table:formula="of:=[.C294]+[.A295]/96*0.5" office:value-type="float" office:value="-0.0198809145833322" calcext:value-type="float">
            <text:p>-0.0198809146</text:p>
          </table:table-cell>
          <table:table-cell table:formula="of:=[.D294]+[.B295]/61.2*0.5" office:value-type="float" office:value="0.63158093366013" calcext:value-type="float">
            <text:p>0.6315809337</text:p>
          </table:table-cell>
        </table:table-row>
        <table:table-row table:style-name="ro1">
          <table:table-cell office:value-type="float" office:value="-0.29149" calcext:value-type="float">
            <text:p>-0.29149</text:p>
          </table:table-cell>
          <table:table-cell office:value-type="float" office:value="-1.8323" calcext:value-type="float">
            <text:p>-1.8323</text:p>
          </table:table-cell>
          <table:table-cell table:formula="of:=[.C295]+[.A296]/96*0.5" office:value-type="float" office:value="-0.0213990916666655" calcext:value-type="float">
            <text:p>-0.0213990917</text:p>
          </table:table-cell>
          <table:table-cell table:formula="of:=[.D295]+[.B296]/61.2*0.5" office:value-type="float" office:value="0.6166111624183" calcext:value-type="float">
            <text:p>0.6166111624</text:p>
          </table:table-cell>
        </table:table-row>
        <table:table-row table:style-name="ro1">
          <table:table-cell office:value-type="float" office:value="-0.443067" calcext:value-type="float">
            <text:p>-0.443067</text:p>
          </table:table-cell>
          <table:table-cell office:value-type="float" office:value="-1.03089" calcext:value-type="float">
            <text:p>-1.03089</text:p>
          </table:table-cell>
          <table:table-cell table:formula="of:=[.C296]+[.A297]/96*0.5" office:value-type="float" office:value="-0.0237067322916655" calcext:value-type="float">
            <text:p>-0.0237067323</text:p>
          </table:table-cell>
          <table:table-cell table:formula="of:=[.D296]+[.B297]/61.2*0.5" office:value-type="float" office:value="0.608188858496732" calcext:value-type="float">
            <text:p>0.6081888585</text:p>
          </table:table-cell>
        </table:table-row>
        <table:table-row table:style-name="ro1">
          <table:table-cell office:value-type="float" office:value="-0.981561" calcext:value-type="float">
            <text:p>-0.981561</text:p>
          </table:table-cell>
          <table:table-cell office:value-type="float" office:value="-1.1689" calcext:value-type="float">
            <text:p>-1.1689</text:p>
          </table:table-cell>
          <table:table-cell table:formula="of:=[.C297]+[.A298]/96*0.5" office:value-type="float" office:value="-0.0288190291666655" calcext:value-type="float">
            <text:p>-0.0288190292</text:p>
          </table:table-cell>
          <table:table-cell table:formula="of:=[.D297]+[.B298]/61.2*0.5" office:value-type="float" office:value="0.598639021895425" calcext:value-type="float">
            <text:p>0.5986390219</text:p>
          </table:table-cell>
        </table:table-row>
        <table:table-row table:style-name="ro1">
          <table:table-cell office:value-type="float" office:value="-0.0205549" calcext:value-type="float">
            <text:p>-0.0205549</text:p>
          </table:table-cell>
          <table:table-cell office:value-type="float" office:value="-0.0625014" calcext:value-type="float">
            <text:p>-0.0625014</text:p>
          </table:table-cell>
          <table:table-cell table:formula="of:=[.C298]+[.A299]/96*0.5" office:value-type="float" office:value="-0.0289260859374989" calcext:value-type="float">
            <text:p>-0.0289260859</text:p>
          </table:table-cell>
          <table:table-cell table:formula="of:=[.D298]+[.B299]/61.2*0.5" office:value-type="float" office:value="0.598128389542483" calcext:value-type="float">
            <text:p>0.5981283895</text:p>
          </table:table-cell>
        </table:table-row>
        <table:table-row table:style-name="ro1">
          <table:table-cell office:value-type="float" office:value="0.0148421" calcext:value-type="float">
            <text:p>0.0148421</text:p>
          </table:table-cell>
          <table:table-cell office:value-type="float" office:value="0.668015" calcext:value-type="float">
            <text:p>0.668015</text:p>
          </table:table-cell>
          <table:table-cell table:formula="of:=[.C299]+[.A300]/96*0.5" office:value-type="float" office:value="-0.0288487833333322" calcext:value-type="float">
            <text:p>-0.0288487833</text:p>
          </table:table-cell>
          <table:table-cell table:formula="of:=[.D299]+[.B300]/61.2*0.5" office:value-type="float" office:value="0.603586028431372" calcext:value-type="float">
            <text:p>0.6035860284</text:p>
          </table:table-cell>
        </table:table-row>
        <table:table-row table:style-name="ro1">
          <table:table-cell office:value-type="float" office:value="-0.116076" calcext:value-type="float">
            <text:p>-0.116076</text:p>
          </table:table-cell>
          <table:table-cell office:value-type="float" office:value="0.440896" calcext:value-type="float">
            <text:p>0.440896</text:p>
          </table:table-cell>
          <table:table-cell table:formula="of:=[.C300]+[.A301]/96*0.5" office:value-type="float" office:value="-0.0294533458333322" calcext:value-type="float">
            <text:p>-0.0294533458</text:p>
          </table:table-cell>
          <table:table-cell table:formula="of:=[.D300]+[.B301]/61.2*0.5" office:value-type="float" office:value="0.60718811993464" calcext:value-type="float">
            <text:p>0.6071881199</text:p>
          </table:table-cell>
        </table:table-row>
        <table:table-row table:style-name="ro1">
          <table:table-cell office:value-type="float" office:value="0.409855" calcext:value-type="float">
            <text:p>0.409855</text:p>
          </table:table-cell>
          <table:table-cell office:value-type="float" office:value="-0.253904" calcext:value-type="float">
            <text:p>-0.253904</text:p>
          </table:table-cell>
          <table:table-cell table:formula="of:=[.C301]+[.A302]/96*0.5" office:value-type="float" office:value="-0.0273186843749989" calcext:value-type="float">
            <text:p>-0.0273186844</text:p>
          </table:table-cell>
          <table:table-cell table:formula="of:=[.D301]+[.B302]/61.2*0.5" office:value-type="float" office:value="0.605113740849673" calcext:value-type="float">
            <text:p>0.6051137408</text:p>
          </table:table-cell>
        </table:table-row>
        <table:table-row table:style-name="ro1">
          <table:table-cell office:value-type="float" office:value="1.7783" calcext:value-type="float">
            <text:p>1.7783</text:p>
          </table:table-cell>
          <table:table-cell office:value-type="float" office:value="-1.50483" calcext:value-type="float">
            <text:p>-1.50483</text:p>
          </table:table-cell>
          <table:table-cell table:formula="of:=[.C302]+[.A303]/96*0.5" office:value-type="float" office:value="-0.0180567052083322" calcext:value-type="float">
            <text:p>-0.0180567052</text:p>
          </table:table-cell>
          <table:table-cell table:formula="of:=[.D302]+[.B303]/61.2*0.5" office:value-type="float" office:value="0.592819378104575" calcext:value-type="float">
            <text:p>0.59281937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5T20:03:00.240007437</dc:date>
    <meta:document-statistic meta:table-count="1" meta:cell-count="121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0cm" svg:y="0cm" style:legend-expansion="custom" chartooo:width="16cm" chartooo:height="9cm" style:legend-expansion-aspect-ratio="1.77777777777778" chart:style-name="ch2"/>
        <chart:plot-area chart:style-name="ch3" table:cell-range-address="Sheet1.C2:Sheet1.C500 Sheet1.D3:Sheet1.D500" svg:x="0.32cm" svg:y="0.18cm" svg:width="15.36cm" svg:height="8.64cm">
          <chartooo:coordinate-region svg:x="0.611cm" svg:y="0.379cm" svg:width="14.82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500" chart:class="chart:scatter">
            <chart:domain table:cell-range-address="Sheet1.C2:Sheet1.C500"/>
            <chart:data-point chart:repeated="4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500</svg:desc>
                </draw:g>
              </table:table-cell>
              <table:table-cell office:value-type="float" office:value="-0.000557163398692811">
                <text:p>-0.000557163398692811</text:p>
                <draw:g>
                  <svg:desc>Sheet1.D3:Sheet1.D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0802953125">
                <text:p>-0.0000802953125</text:p>
              </table:table-cell>
              <table:table-cell office:value-type="float" office:value="-0.00515305392156863">
                <text:p>-0.005153053921568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203964947916667">
                <text:p>-0.00203964947916667</text:p>
              </table:table-cell>
              <table:table-cell office:value-type="float" office:value="-0.0155858970588235">
                <text:p>-0.01558589705882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36168578125">
                <text:p>-0.0036168578125</text:p>
              </table:table-cell>
              <table:table-cell office:value-type="float" office:value="-0.030194066993464">
                <text:p>-0.0301940669934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435786302083333">
                <text:p>-0.00435786302083333</text:p>
              </table:table-cell>
              <table:table-cell office:value-type="float" office:value="-0.0460747859477124">
                <text:p>-0.04607478594771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427505260416667">
                <text:p>-0.00427505260416667</text:p>
              </table:table-cell>
              <table:table-cell office:value-type="float" office:value="-0.0598340179738562">
                <text:p>-0.05983401797385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37394953125">
                <text:p>-0.0037394953125</text:p>
              </table:table-cell>
              <table:table-cell office:value-type="float" office:value="-0.0686854885620915">
                <text:p>-0.06868548856209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29132296875">
                <text:p>-0.0029132296875</text:p>
              </table:table-cell>
              <table:table-cell office:value-type="float" office:value="-0.0724488545751634">
                <text:p>-0.07244885457516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183150052083333">
                <text:p>-0.00183150052083333</text:p>
              </table:table-cell>
              <table:table-cell office:value-type="float" office:value="-0.071959397875817">
                <text:p>-0.0719593978758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133727552083333">
                <text:p>-0.00133727552083333</text:p>
              </table:table-cell>
              <table:table-cell office:value-type="float" office:value="-0.061612012254902">
                <text:p>-0.0616120122549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27058171875">
                <text:p>-0.0027058171875</text:p>
              </table:table-cell>
              <table:table-cell office:value-type="float" office:value="-0.0576254272875817">
                <text:p>-0.0576254272875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64723640625">
                <text:p>-0.0064723640625</text:p>
              </table:table-cell>
              <table:table-cell office:value-type="float" office:value="-0.054011897875817">
                <text:p>-0.0540118978758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126666869791667">
                <text:p>-0.0126666869791667</text:p>
              </table:table-cell>
              <table:table-cell office:value-type="float" office:value="-0.0513433031045752">
                <text:p>-0.05134330310457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130723984375">
                <text:p>-0.0130723984375</text:p>
              </table:table-cell>
              <table:table-cell office:value-type="float" office:value="-0.046285647875817">
                <text:p>-0.0462856478758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126567947916667">
                <text:p>-0.0126567947916667</text:p>
              </table:table-cell>
              <table:table-cell office:value-type="float" office:value="-0.0329145694444444">
                <text:p>-0.032914569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122184625">
                <text:p>-0.0122184625</text:p>
              </table:table-cell>
              <table:table-cell office:value-type="float" office:value="-0.0240184093137255">
                <text:p>-0.0240184093137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14246384375">
                <text:p>-0.014246384375</text:p>
              </table:table-cell>
              <table:table-cell office:value-type="float" office:value="-0.0242398382352941">
                <text:p>-0.0242398382352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1305611875">
                <text:p>-0.01305611875</text:p>
              </table:table-cell>
              <table:table-cell office:value-type="float" office:value="-0.0266335718954248">
                <text:p>-0.02663357189542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1187199375">
                <text:p>-0.01187199375</text:p>
              </table:table-cell>
              <table:table-cell office:value-type="float" office:value="-0.0324692908496732">
                <text:p>-0.03246929084967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10082728125">
                <text:p>-0.010082728125</text:p>
              </table:table-cell>
              <table:table-cell office:value-type="float" office:value="-0.0335790784313726">
                <text:p>-0.03357907843137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98645609375">
                <text:p>-0.0098645609375</text:p>
              </table:table-cell>
              <table:table-cell office:value-type="float" office:value="-0.0351002875816994">
                <text:p>-0.03510028758169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835714947916667">
                <text:p>-0.00835714947916667</text:p>
              </table:table-cell>
              <table:table-cell office:value-type="float" office:value="-0.036603841503268">
                <text:p>-0.0366038415032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820268854166667">
                <text:p>-0.00820268854166667</text:p>
              </table:table-cell>
              <table:table-cell office:value-type="float" office:value="-0.0374444705882353">
                <text:p>-0.03744447058823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921233958333334">
                <text:p>-0.00921233958333334</text:p>
              </table:table-cell>
              <table:table-cell office:value-type="float" office:value="-0.0422028692810458">
                <text:p>-0.04220286928104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128955635416667">
                <text:p>-0.0128955635416667</text:p>
              </table:table-cell>
              <table:table-cell office:value-type="float" office:value="-0.0446411862745098">
                <text:p>-0.04464118627450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152639489583333">
                <text:p>-0.0152639489583333</text:p>
              </table:table-cell>
              <table:table-cell office:value-type="float" office:value="-0.0457966846405229">
                <text:p>-0.04579668464052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210471260416667">
                <text:p>-0.0210471260416667</text:p>
              </table:table-cell>
              <table:table-cell office:value-type="float" office:value="-0.0427048055555556">
                <text:p>-0.0427048055555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250654958333333">
                <text:p>-0.0250654958333333</text:p>
              </table:table-cell>
              <table:table-cell office:value-type="float" office:value="-0.0424351037581699">
                <text:p>-0.04243510375816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26177959375">
                <text:p>-0.026177959375</text:p>
              </table:table-cell>
              <table:table-cell office:value-type="float" office:value="-0.0454805694444444">
                <text:p>-0.04548056944444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287166104166667">
                <text:p>-0.0287166104166667</text:p>
              </table:table-cell>
              <table:table-cell office:value-type="float" office:value="-0.0468836331699346">
                <text:p>-0.04688363316993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28472746875">
                <text:p>-0.028472746875</text:p>
              </table:table-cell>
              <table:table-cell office:value-type="float" office:value="-0.0460938366013072">
                <text:p>-0.04609383660130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249380697916667">
                <text:p>-0.0249380697916667</text:p>
              </table:table-cell>
              <table:table-cell office:value-type="float" office:value="-0.0441718431372549">
                <text:p>-0.04417184313725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238306010416667">
                <text:p>-0.0238306010416667</text:p>
              </table:table-cell>
              <table:table-cell office:value-type="float" office:value="-0.0413147107843137">
                <text:p>-0.04131471078431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230363666666667">
                <text:p>-0.0230363666666667</text:p>
              </table:table-cell>
              <table:table-cell office:value-type="float" office:value="-0.0403412794117647">
                <text:p>-0.04034127941176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234071244791667">
                <text:p>-0.0234071244791667</text:p>
              </table:table-cell>
              <table:table-cell office:value-type="float" office:value="-0.0402809928104575">
                <text:p>-0.04028099281045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223124265625">
                <text:p>-0.0223124265625</text:p>
              </table:table-cell>
              <table:table-cell office:value-type="float" office:value="-0.0409632779411765">
                <text:p>-0.04096327794117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191286401041667">
                <text:p>-0.0191286401041667</text:p>
              </table:table-cell>
              <table:table-cell office:value-type="float" office:value="-0.0400901897058824">
                <text:p>-0.04009018970588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198225463541667">
                <text:p>-0.0198225463541667</text:p>
              </table:table-cell>
              <table:table-cell office:value-type="float" office:value="-0.0371351733660131">
                <text:p>-0.03713517336601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209641765625">
                <text:p>-0.0209641765625</text:p>
              </table:table-cell>
              <table:table-cell office:value-type="float" office:value="-0.0367868433006536">
                <text:p>-0.03678684330065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215237911458333">
                <text:p>-0.0215237911458333</text:p>
              </table:table-cell>
              <table:table-cell office:value-type="float" office:value="-0.0404190410130719">
                <text:p>-0.04041904101307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234566973958333">
                <text:p>-0.0234566973958333</text:p>
              </table:table-cell>
              <table:table-cell office:value-type="float" office:value="-0.0436144168300654">
                <text:p>-0.04361441683006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257798432291667">
                <text:p>-0.0257798432291667</text:p>
              </table:table-cell>
              <table:table-cell office:value-type="float" office:value="-0.0499851439542484">
                <text:p>-0.04998514395424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297733067708333">
                <text:p>-0.0297733067708333</text:p>
              </table:table-cell>
              <table:table-cell office:value-type="float" office:value="-0.0498942526143791">
                <text:p>-0.04989425261437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322300984375">
                <text:p>-0.0322300984375</text:p>
              </table:table-cell>
              <table:table-cell office:value-type="float" office:value="-0.0487899797385621">
                <text:p>-0.04878997973856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362172182291667">
                <text:p>-0.0362172182291667</text:p>
              </table:table-cell>
              <table:table-cell office:value-type="float" office:value="-0.052511662745098">
                <text:p>-0.0525116627450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397862755208333">
                <text:p>-0.0397862755208333</text:p>
              </table:table-cell>
              <table:table-cell office:value-type="float" office:value="-0.0717889503267974">
                <text:p>-0.07178895032679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469011713541667">
                <text:p>-0.0469011713541667</text:p>
              </table:table-cell>
              <table:table-cell office:value-type="float" office:value="-0.099201368627451">
                <text:p>-0.0992013686274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510257130208333">
                <text:p>-0.0510257130208333</text:p>
              </table:table-cell>
              <table:table-cell office:value-type="float" office:value="-0.109990747712418">
                <text:p>-0.1099907477124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507548713541667">
                <text:p>-0.0507548713541667</text:p>
              </table:table-cell>
              <table:table-cell office:value-type="float" office:value="-0.110950567973856">
                <text:p>-0.1109505679738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553896942708333">
                <text:p>-0.0553896942708333</text:p>
              </table:table-cell>
              <table:table-cell office:value-type="float" office:value="-0.108224849019608">
                <text:p>-0.1082248490196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576598140625">
                <text:p>-0.0576598140625</text:p>
              </table:table-cell>
              <table:table-cell office:value-type="float" office:value="-0.108774425816993">
                <text:p>-0.1087744258169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551933453125">
                <text:p>-0.0551933453125</text:p>
              </table:table-cell>
              <table:table-cell office:value-type="float" office:value="-0.104606844117647">
                <text:p>-0.1046068441176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542173973958333">
                <text:p>-0.0542173973958333</text:p>
              </table:table-cell>
              <table:table-cell office:value-type="float" office:value="-0.0673894421568628">
                <text:p>-0.06738944215686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524295276041667">
                <text:p>-0.0524295276041667</text:p>
              </table:table-cell>
              <table:table-cell office:value-type="float" office:value="-0.0389658310457516">
                <text:p>-0.03896583104575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466017671875">
                <text:p>-0.0466017671875</text:p>
              </table:table-cell>
              <table:table-cell office:value-type="float" office:value="0.0160712604575163">
                <text:p>0.01607126045751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320116109375">
                <text:p>-0.0320116109375</text:p>
              </table:table-cell>
              <table:table-cell office:value-type="float" office:value="0.0412965055555555">
                <text:p>0.04129650555555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298048401041667">
                <text:p>-0.0298048401041667</text:p>
              </table:table-cell>
              <table:table-cell office:value-type="float" office:value="0.0711566362745098">
                <text:p>0.07115663627450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212761421875">
                <text:p>-0.0212761421875</text:p>
              </table:table-cell>
              <table:table-cell office:value-type="float" office:value="0.0741090382352941">
                <text:p>0.07410903823529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128269755208333">
                <text:p>-0.0128269755208333</text:p>
              </table:table-cell>
              <table:table-cell office:value-type="float" office:value="0.0787494549019608">
                <text:p>0.07874945490196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265724322916667">
                <text:p>0.00265724322916667</text:p>
              </table:table-cell>
              <table:table-cell office:value-type="float" office:value="0.10324447124183">
                <text:p>0.103244471241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26556286458333">
                <text:p>0.0126556286458333</text:p>
              </table:table-cell>
              <table:table-cell office:value-type="float" office:value="0.120820533333333">
                <text:p>0.1208205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97648473958333">
                <text:p>0.0197648473958333</text:p>
              </table:table-cell>
              <table:table-cell office:value-type="float" office:value="0.142612608496732">
                <text:p>0.1426126084967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54416703125">
                <text:p>0.0254416703125</text:p>
              </table:table-cell>
              <table:table-cell office:value-type="float" office:value="0.167961137908497">
                <text:p>0.1679611379084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03138473958333">
                <text:p>0.0303138473958333</text:p>
              </table:table-cell>
              <table:table-cell office:value-type="float" office:value="0.21228605620915">
                <text:p>0.212286056209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23697328125">
                <text:p>0.0423697328125</text:p>
              </table:table-cell>
              <table:table-cell office:value-type="float" office:value="0.233438915686274">
                <text:p>0.2334389156862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593891598958333">
                <text:p>0.0593891598958333</text:p>
              </table:table-cell>
              <table:table-cell office:value-type="float" office:value="0.243198964705882">
                <text:p>0.2431989647058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96173890625">
                <text:p>0.0696173890625</text:p>
              </table:table-cell>
              <table:table-cell office:value-type="float" office:value="0.246865418954248">
                <text:p>0.2468654189542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743927276041667">
                <text:p>0.0743927276041667</text:p>
              </table:table-cell>
              <table:table-cell office:value-type="float" office:value="0.253161497385621">
                <text:p>0.2531614973856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836558526041667">
                <text:p>0.0836558526041667</text:p>
              </table:table-cell>
              <table:table-cell office:value-type="float" office:value="0.253654244117647">
                <text:p>0.2536542441176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929712692708333">
                <text:p>0.0929712692708333</text:p>
              </table:table-cell>
              <table:table-cell office:value-type="float" office:value="0.252799930392157">
                <text:p>0.2527999303921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19634758854167">
                <text:p>0.119634758854167</text:p>
              </table:table-cell>
              <table:table-cell office:value-type="float" office:value="0.256270232679738">
                <text:p>0.2562702326797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317265296875">
                <text:p>0.1317265296875</text:p>
              </table:table-cell>
              <table:table-cell office:value-type="float" office:value="0.270008958169935">
                <text:p>0.2700089581699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1739081770833">
                <text:p>0.151739081770833</text:p>
              </table:table-cell>
              <table:table-cell office:value-type="float" office:value="0.276723467973856">
                <text:p>0.2767234679738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60766113020833">
                <text:p>0.160766113020833</text:p>
              </table:table-cell>
              <table:table-cell office:value-type="float" office:value="0.278735747385621">
                <text:p>0.2787357473856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77693196354167">
                <text:p>0.177693196354167</text:p>
              </table:table-cell>
              <table:table-cell office:value-type="float" office:value="0.273165788235294">
                <text:p>0.2731657882352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802146546875">
                <text:p>0.1802146546875</text:p>
              </table:table-cell>
              <table:table-cell office:value-type="float" office:value="0.271588892810457">
                <text:p>0.2715888928104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80537602604167">
                <text:p>0.180537602604167</text:p>
              </table:table-cell>
              <table:table-cell office:value-type="float" office:value="0.27319440751634">
                <text:p>0.273194407516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98946352604167">
                <text:p>0.198946352604167</text:p>
              </table:table-cell>
              <table:table-cell office:value-type="float" office:value="0.279982217973856">
                <text:p>0.2799822179738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18151665104167">
                <text:p>0.218151665104167</text:p>
              </table:table-cell>
              <table:table-cell office:value-type="float" office:value="0.308521760457516">
                <text:p>0.3085217604575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53094321354167">
                <text:p>0.253094321354167</text:p>
              </table:table-cell>
              <table:table-cell office:value-type="float" office:value="0.323795698366013">
                <text:p>0.3237956983660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659871859375">
                <text:p>0.2659871859375</text:p>
              </table:table-cell>
              <table:table-cell office:value-type="float" office:value="0.33749439117647">
                <text:p>0.337494391176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91830206770833">
                <text:p>0.291830206770833</text:p>
              </table:table-cell>
              <table:table-cell office:value-type="float" office:value="0.333023059477124">
                <text:p>0.3330230594771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17194269270833">
                <text:p>0.317194269270833</text:p>
              </table:table-cell>
              <table:table-cell office:value-type="float" office:value="0.32249086993464">
                <text:p>0.322490869934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98582796875">
                <text:p>0.3398582796875</text:p>
              </table:table-cell>
              <table:table-cell office:value-type="float" office:value="0.303157291503268">
                <text:p>0.3031572915032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812764046875">
                <text:p>0.3812764046875</text:p>
              </table:table-cell>
              <table:table-cell office:value-type="float" office:value="0.299298288235294">
                <text:p>0.2992982882352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997237484375">
                <text:p>0.3997237484375</text:p>
              </table:table-cell>
              <table:table-cell office:value-type="float" office:value="0.28876086993464">
                <text:p>0.288760869934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41212602604167">
                <text:p>0.441212602604167</text:p>
              </table:table-cell>
              <table:table-cell office:value-type="float" office:value="0.274584399346405">
                <text:p>0.2745843993464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77906977604167">
                <text:p>0.477906977604167</text:p>
              </table:table-cell>
              <table:table-cell office:value-type="float" office:value="0.260474840522876">
                <text:p>0.2604748405228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00453488020833">
                <text:p>0.500453488020833</text:p>
              </table:table-cell>
              <table:table-cell office:value-type="float" office:value="0.233525984313725">
                <text:p>0.2335259843137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431734359375">
                <text:p>0.5431734359375</text:p>
              </table:table-cell>
              <table:table-cell office:value-type="float" office:value="0.214706131372549">
                <text:p>0.2147061313725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734256234375">
                <text:p>0.5734256234375</text:p>
              </table:table-cell>
              <table:table-cell office:value-type="float" office:value="0.196609807843137">
                <text:p>0.1966098078431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178082796875">
                <text:p>0.6178082796875</text:p>
              </table:table-cell>
              <table:table-cell office:value-type="float" office:value="0.193960469607843">
                <text:p>0.1939604696078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41033644270833">
                <text:p>0.641033644270833</text:p>
              </table:table-cell>
              <table:table-cell office:value-type="float" office:value="0.193677797222222">
                <text:p>0.1936777972222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613823421875">
                <text:p>0.6613823421875</text:p>
              </table:table-cell>
              <table:table-cell office:value-type="float" office:value="0.190124725326797">
                <text:p>0.1901247253267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82398019270833">
                <text:p>0.682398019270833</text:p>
              </table:table-cell>
              <table:table-cell office:value-type="float" office:value="0.180274235130719">
                <text:p>0.1802742351307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08537550520833">
                <text:p>0.708537550520833</text:p>
              </table:table-cell>
              <table:table-cell office:value-type="float" office:value="0.159647110947712">
                <text:p>0.1596471109477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469553109375">
                <text:p>0.7469553109375</text:p>
              </table:table-cell>
              <table:table-cell office:value-type="float" office:value="0.133889758006536">
                <text:p>0.1338897580065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812239046875">
                <text:p>0.7812239046875</text:p>
              </table:table-cell>
              <table:table-cell office:value-type="float" office:value="0.121562143627451">
                <text:p>0.1215621436274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14889113020833">
                <text:p>0.814889113020833</text:p>
              </table:table-cell>
              <table:table-cell office:value-type="float" office:value="0.119742633823529">
                <text:p>0.1197426338235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51007133854167">
                <text:p>0.851007133854167</text:p>
              </table:table-cell>
              <table:table-cell office:value-type="float" office:value="0.121268704084967">
                <text:p>0.1212687040849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71904633854167">
                <text:p>0.871904633854167</text:p>
              </table:table-cell>
              <table:table-cell office:value-type="float" office:value="0.123418687745098">
                <text:p>0.1234186877450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923104671875">
                <text:p>0.8923104671875</text:p>
              </table:table-cell>
              <table:table-cell office:value-type="float" office:value="0.125143516176471">
                <text:p>0.1251435161764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280949984375">
                <text:p>0.9280949984375</text:p>
              </table:table-cell>
              <table:table-cell office:value-type="float" office:value="0.123143107679739">
                <text:p>0.1231431076797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53771508854167">
                <text:p>0.953771508854167</text:p>
              </table:table-cell>
              <table:table-cell office:value-type="float" office:value="0.123250548856209">
                <text:p>0.1232505488562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763235921875">
                <text:p>0.9763235921875</text:p>
              </table:table-cell>
              <table:table-cell office:value-type="float" office:value="0.124844592973856">
                <text:p>0.1248445929738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93872081770834">
                <text:p>0.993872081770834</text:p>
              </table:table-cell>
              <table:table-cell office:value-type="float" office:value="0.128983833169935">
                <text:p>0.1289838331699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99314477604167">
                <text:p>0.999314477604167</text:p>
              </table:table-cell>
              <table:table-cell office:value-type="float" office:value="0.13219234624183">
                <text:p>0.132192346241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2439020677083">
                <text:p>1.02439020677083</text:p>
              </table:table-cell>
              <table:table-cell office:value-type="float" office:value="0.140973310294118">
                <text:p>0.1409733102941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6499666510417">
                <text:p>1.06499666510417</text:p>
              </table:table-cell>
              <table:table-cell office:value-type="float" office:value="0.144107027614379">
                <text:p>0.1441070276143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704307135417">
                <text:p>1.09704307135417</text:p>
              </table:table-cell>
              <table:table-cell office:value-type="float" office:value="0.129965851143791">
                <text:p>0.1299658511437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3328197760417">
                <text:p>1.13328197760417</text:p>
              </table:table-cell>
              <table:table-cell office:value-type="float" office:value="0.116357109313725">
                <text:p>0.1163571093137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5392260260417">
                <text:p>1.15392260260417</text:p>
              </table:table-cell>
              <table:table-cell office:value-type="float" office:value="0.0902797400326797">
                <text:p>0.09027974003267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8909583177083">
                <text:p>1.18909583177083</text:p>
              </table:table-cell>
              <table:table-cell office:value-type="float" office:value="0.0802212433006535">
                <text:p>0.08022124330065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22434150885417">
                <text:p>1.22434150885417</text:p>
              </table:table-cell>
              <table:table-cell office:value-type="float" office:value="0.0836275831699346">
                <text:p>0.08362758316993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2458178109375">
                <text:p>1.2458178109375</text:p>
              </table:table-cell>
              <table:table-cell office:value-type="float" office:value="0.104446128921569">
                <text:p>0.1044461289215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28231880052083">
                <text:p>1.28231880052083</text:p>
              </table:table-cell>
              <table:table-cell office:value-type="float" office:value="0.117694658333333">
                <text:p>0.117694658333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30311255052083">
                <text:p>1.30311255052083</text:p>
              </table:table-cell>
              <table:table-cell office:value-type="float" office:value="0.143199315196078">
                <text:p>0.1431993151960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3296793734375">
                <text:p>1.3296793734375</text:p>
              </table:table-cell>
              <table:table-cell office:value-type="float" office:value="0.156536488398693">
                <text:p>0.1565364883986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35482223802083">
                <text:p>1.35482223802083</text:p>
              </table:table-cell>
              <table:table-cell office:value-type="float" office:value="0.158099347875817">
                <text:p>0.1580993478758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7057380052083">
                <text:p>1.37057380052083</text:p>
              </table:table-cell>
              <table:table-cell office:value-type="float" office:value="0.161837043954248">
                <text:p>0.1618370439542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40495854010417">
                <text:p>1.40495854010417</text:p>
              </table:table-cell>
              <table:table-cell office:value-type="float" office:value="0.165626186111111">
                <text:p>0.1656261861111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42065854010417">
                <text:p>1.42065854010417</text:p>
              </table:table-cell>
              <table:table-cell office:value-type="float" office:value="0.174274715522876">
                <text:p>0.1742747155228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45260926927083">
                <text:p>1.45260926927083</text:p>
              </table:table-cell>
              <table:table-cell office:value-type="float" office:value="0.171605336437908">
                <text:p>0.1716053364379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4684914046875">
                <text:p>1.4684914046875</text:p>
              </table:table-cell>
              <table:table-cell office:value-type="float" office:value="0.167536496568627">
                <text:p>0.1675364965686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4857459359375">
                <text:p>1.4857459359375</text:p>
              </table:table-cell>
              <table:table-cell office:value-type="float" office:value="0.165405083169935">
                <text:p>0.1654050831699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50184322760417">
                <text:p>1.50184322760417</text:p>
              </table:table-cell>
              <table:table-cell office:value-type="float" office:value="0.17101211748366">
                <text:p>0.171012117483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5360773421875">
                <text:p>1.5360773421875</text:p>
              </table:table-cell>
              <table:table-cell office:value-type="float" office:value="0.175757836437908">
                <text:p>0.1757578364379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55566551927083">
                <text:p>1.55566551927083</text:p>
              </table:table-cell>
              <table:table-cell office:value-type="float" office:value="0.180812869117647">
                <text:p>0.1808128691176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57613541510417">
                <text:p>1.57613541510417</text:p>
              </table:table-cell>
              <table:table-cell office:value-type="float" office:value="0.18872745245098">
                <text:p>0.188727452450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9814682135417">
                <text:p>1.59814682135417</text:p>
              </table:table-cell>
              <table:table-cell office:value-type="float" office:value="0.201870916503268">
                <text:p>0.2018709165032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62135192552083">
                <text:p>1.62135192552083</text:p>
              </table:table-cell>
              <table:table-cell office:value-type="float" office:value="0.220301063562091">
                <text:p>0.2203010635620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6463365609375">
                <text:p>1.6463365609375</text:p>
              </table:table-cell>
              <table:table-cell office:value-type="float" office:value="0.241655148529412">
                <text:p>0.2416551485294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67082525885417">
                <text:p>1.67082525885417</text:p>
              </table:table-cell>
              <table:table-cell office:value-type="float" office:value="0.254389870751634">
                <text:p>0.2543898707516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67204769635417">
                <text:p>1.67204769635417</text:p>
              </table:table-cell>
              <table:table-cell office:value-type="float" office:value="0.282174429575163">
                <text:p>0.2821744295751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70358457135417">
                <text:p>1.70358457135417</text:p>
              </table:table-cell>
              <table:table-cell office:value-type="float" office:value="0.290626226960784">
                <text:p>0.2906262269607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73681629010417">
                <text:p>1.73681629010417</text:p>
              </table:table-cell>
              <table:table-cell office:value-type="float" office:value="0.281916831535948">
                <text:p>0.2819168315359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7559530609375">
                <text:p>1.7559530609375</text:p>
              </table:table-cell>
              <table:table-cell office:value-type="float" office:value="0.26842426617647">
                <text:p>0.268424266176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7757019671875">
                <text:p>1.7757019671875</text:p>
              </table:table-cell>
              <table:table-cell office:value-type="float" office:value="0.254742648529412">
                <text:p>0.2547426485294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79489769635417">
                <text:p>1.79489769635417</text:p>
              </table:table-cell>
              <table:table-cell office:value-type="float" office:value="0.244504004738562">
                <text:p>0.2445040047385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82898379010417">
                <text:p>1.82898379010417</text:p>
              </table:table-cell>
              <table:table-cell office:value-type="float" office:value="0.24533495245098">
                <text:p>0.245334952450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86710097760417">
                <text:p>1.86710097760417</text:p>
              </table:table-cell>
              <table:table-cell office:value-type="float" office:value="0.244440581535948">
                <text:p>0.2444405815359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9014499359375">
                <text:p>1.9014499359375</text:p>
              </table:table-cell>
              <table:table-cell office:value-type="float" office:value="0.240742509640523">
                <text:p>0.2407425096405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92347920677083">
                <text:p>1.92347920677083</text:p>
              </table:table-cell>
              <table:table-cell office:value-type="float" office:value="0.239405377287582">
                <text:p>0.2394053772875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93731733177083">
                <text:p>1.93731733177083</text:p>
              </table:table-cell>
              <table:table-cell office:value-type="float" office:value="0.238244682843137">
                <text:p>0.2382446828431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9696386859375">
                <text:p>1.9696386859375</text:p>
              </table:table-cell>
              <table:table-cell office:value-type="float" office:value="0.239961790686274">
                <text:p>0.2399617906862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99306670677083">
                <text:p>1.99306670677083</text:p>
              </table:table-cell>
              <table:table-cell office:value-type="float" office:value="0.255319470424837">
                <text:p>0.2553194704248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02702530052083">
                <text:p>2.02702530052083</text:p>
              </table:table-cell>
              <table:table-cell office:value-type="float" office:value="0.26582665996732">
                <text:p>0.265826659967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0435622796875">
                <text:p>2.0435622796875</text:p>
              </table:table-cell>
              <table:table-cell office:value-type="float" office:value="0.277168408333333">
                <text:p>0.277168408333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07478988385417">
                <text:p>2.07478988385417</text:p>
              </table:table-cell>
              <table:table-cell office:value-type="float" office:value="0.281953400163399">
                <text:p>0.2819534001633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0953471234375">
                <text:p>2.0953471234375</text:p>
              </table:table-cell>
              <table:table-cell office:value-type="float" office:value="0.276351896895425">
                <text:p>0.2763518968954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1246313421875">
                <text:p>2.1246313421875</text:p>
              </table:table-cell>
              <table:table-cell office:value-type="float" office:value="0.276771020261438">
                <text:p>0.2767710202614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14229972760417">
                <text:p>2.14229972760417</text:p>
              </table:table-cell>
              <table:table-cell office:value-type="float" office:value="0.282975391176471">
                <text:p>0.2829753911764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16016592552083">
                <text:p>2.16016592552083</text:p>
              </table:table-cell>
              <table:table-cell office:value-type="float" office:value="0.293197286601307">
                <text:p>0.2931972866013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18152847760417">
                <text:p>2.18152847760417</text:p>
              </table:table-cell>
              <table:table-cell office:value-type="float" office:value="0.30135507254902">
                <text:p>0.301355072549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18413439947917">
                <text:p>2.18413439947917</text:p>
              </table:table-cell>
              <table:table-cell office:value-type="float" office:value="0.30916824248366">
                <text:p>0.309168242483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18155363385417">
                <text:p>2.18155363385417</text:p>
              </table:table-cell>
              <table:table-cell office:value-type="float" office:value="0.304279378104575">
                <text:p>0.3042793781045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18227530572917">
                <text:p>2.18227530572917</text:p>
              </table:table-cell>
              <table:table-cell office:value-type="float" office:value="0.291782727777778">
                <text:p>0.2917827277777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18515694114583">
                <text:p>2.18515694114583</text:p>
              </table:table-cell>
              <table:table-cell office:value-type="float" office:value="0.287584092156863">
                <text:p>0.2875840921568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1936011078125">
                <text:p>2.1936011078125</text:p>
              </table:table-cell>
              <table:table-cell office:value-type="float" office:value="0.299549778431372">
                <text:p>0.2995497784313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193182071875">
                <text:p>2.193182071875</text:p>
              </table:table-cell>
              <table:table-cell office:value-type="float" office:value="0.307562441830065">
                <text:p>0.3075624418300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194878478125">
                <text:p>2.194878478125</text:p>
              </table:table-cell>
              <table:table-cell office:value-type="float" office:value="0.32900892875817">
                <text:p>0.329008928758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19446686354167">
                <text:p>2.19446686354167</text:p>
              </table:table-cell>
              <table:table-cell office:value-type="float" office:value="0.358968977777778">
                <text:p>0.3589689777777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19326381145833">
                <text:p>2.19326381145833</text:p>
              </table:table-cell>
              <table:table-cell office:value-type="float" office:value="0.378567670588235">
                <text:p>0.3785676705882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18703823854167">
                <text:p>2.18703823854167</text:p>
              </table:table-cell>
              <table:table-cell office:value-type="float" office:value="0.407853536601307">
                <text:p>0.4078535366013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17413428020833">
                <text:p>2.17413428020833</text:p>
              </table:table-cell>
              <table:table-cell office:value-type="float" office:value="0.418795530065359">
                <text:p>0.4187955300653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16050865520833">
                <text:p>2.16050865520833</text:p>
              </table:table-cell>
              <table:table-cell office:value-type="float" office:value="0.425003838888889">
                <text:p>0.4250038388888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13016084270833">
                <text:p>2.13016084270833</text:p>
              </table:table-cell>
              <table:table-cell office:value-type="float" office:value="0.419207351960784">
                <text:p>0.4192073519607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103908446875">
                <text:p>2.103908446875</text:p>
              </table:table-cell>
              <table:table-cell office:value-type="float" office:value="0.409613070915033">
                <text:p>0.4096130709150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08346042604167">
                <text:p>2.08346042604167</text:p>
              </table:table-cell>
              <table:table-cell office:value-type="float" office:value="0.39427017875817">
                <text:p>0.394270178758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05559948854167">
                <text:p>2.05559948854167</text:p>
              </table:table-cell>
              <table:table-cell office:value-type="float" office:value="0.38583586503268">
                <text:p>0.385835865032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03272631145833">
                <text:p>2.03272631145833</text:p>
              </table:table-cell>
              <table:table-cell office:value-type="float" office:value="0.373456861764706">
                <text:p>0.3734568617647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99576021770833">
                <text:p>1.99576021770833</text:p>
              </table:table-cell>
              <table:table-cell office:value-type="float" office:value="0.366109933660131">
                <text:p>0.3661099336601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97679323854167">
                <text:p>1.97679323854167</text:p>
              </table:table-cell>
              <table:table-cell office:value-type="float" office:value="0.350577499019608">
                <text:p>0.3505774990196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94626276979167">
                <text:p>1.94626276979167</text:p>
              </table:table-cell>
              <table:table-cell office:value-type="float" office:value="0.347075824183006">
                <text:p>0.3470758241830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93362339479167">
                <text:p>1.93362339479167</text:p>
              </table:table-cell>
              <table:table-cell office:value-type="float" office:value="0.329961036601307">
                <text:p>0.3299610366013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90944151979167">
                <text:p>1.90944151979167</text:p>
              </table:table-cell>
              <table:table-cell office:value-type="float" office:value="0.316025088888889">
                <text:p>0.3160250888888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88899683229167">
                <text:p>1.88899683229167</text:p>
              </table:table-cell>
              <table:table-cell office:value-type="float" office:value="0.309385914052288">
                <text:p>0.3093859140522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85848396770833">
                <text:p>1.85848396770833</text:p>
              </table:table-cell>
              <table:table-cell office:value-type="float" office:value="0.312708250653595">
                <text:p>0.3127082506535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82829756145833">
                <text:p>1.82829756145833</text:p>
              </table:table-cell>
              <table:table-cell office:value-type="float" office:value="0.312981940196078">
                <text:p>0.3129819401960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0545730104167">
                <text:p>1.80545730104167</text:p>
              </table:table-cell>
              <table:table-cell office:value-type="float" office:value="0.312545172222222">
                <text:p>0.3125451722222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77784214479167">
                <text:p>1.77784214479167</text:p>
              </table:table-cell>
              <table:table-cell office:value-type="float" office:value="0.311211185294118">
                <text:p>0.3112111852941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740559228125">
                <text:p>1.740559228125</text:p>
              </table:table-cell>
              <table:table-cell office:value-type="float" office:value="0.311839067647059">
                <text:p>0.3118390676470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72289167604167">
                <text:p>1.72289167604167</text:p>
              </table:table-cell>
              <table:table-cell office:value-type="float" office:value="0.313515889542484">
                <text:p>0.3135158895424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69412834270833">
                <text:p>1.69412834270833</text:p>
              </table:table-cell>
              <table:table-cell office:value-type="float" office:value="0.31581097124183">
                <text:p>0.315810971241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672034696875">
                <text:p>1.672034696875</text:p>
              </table:table-cell>
              <table:table-cell office:value-type="float" office:value="0.311268749019608">
                <text:p>0.3112687490196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63864568645833">
                <text:p>1.63864568645833</text:p>
              </table:table-cell>
              <table:table-cell office:value-type="float" office:value="0.304607016993464">
                <text:p>0.3046070169934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61718006145833">
                <text:p>1.61718006145833</text:p>
              </table:table-cell>
              <table:table-cell office:value-type="float" office:value="0.301045538235294">
                <text:p>0.3010455382352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599379071875">
                <text:p>1.599379071875</text:p>
              </table:table-cell>
              <table:table-cell office:value-type="float" office:value="0.305079500653595">
                <text:p>0.3050795006535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58205740520833">
                <text:p>1.58205740520833</text:p>
              </table:table-cell>
              <table:table-cell office:value-type="float" office:value="0.332884075816993">
                <text:p>0.3328840758169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552013446875">
                <text:p>1.552013446875</text:p>
              </table:table-cell>
              <table:table-cell office:value-type="float" office:value="0.368044288235294">
                <text:p>0.3680442882352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52260693645833">
                <text:p>1.52260693645833</text:p>
              </table:table-cell>
              <table:table-cell office:value-type="float" office:value="0.378123046405229">
                <text:p>0.3781230464052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50354355104167">
                <text:p>1.50354355104167</text:p>
              </table:table-cell>
              <table:table-cell office:value-type="float" office:value="0.373653945098039">
                <text:p>0.3736539450980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484811884375">
                <text:p>1.484811884375</text:p>
              </table:table-cell>
              <table:table-cell office:value-type="float" office:value="0.355286624836601">
                <text:p>0.3552866248366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45280053020833">
                <text:p>1.45280053020833</text:p>
              </table:table-cell>
              <table:table-cell office:value-type="float" office:value="0.341223226143791">
                <text:p>0.3412232261437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427402040625">
                <text:p>1.427402040625</text:p>
              </table:table-cell>
              <table:table-cell office:value-type="float" office:value="0.33018164117647">
                <text:p>0.330181641176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39419209270833">
                <text:p>1.39419209270833</text:p>
              </table:table-cell>
              <table:table-cell office:value-type="float" office:value="0.331760562745098">
                <text:p>0.3317605627450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36721714479167">
                <text:p>1.36721714479167</text:p>
              </table:table-cell>
              <table:table-cell office:value-type="float" office:value="0.330948387091503">
                <text:p>0.3309483870915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32933178020833">
                <text:p>1.32933178020833</text:p>
              </table:table-cell>
              <table:table-cell office:value-type="float" office:value="0.334623109313725">
                <text:p>0.3346231093137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29750995729167">
                <text:p>1.29750995729167</text:p>
              </table:table-cell>
              <table:table-cell office:value-type="float" office:value="0.337282455718954">
                <text:p>0.3372824557189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25956792604167">
                <text:p>1.25956792604167</text:p>
              </table:table-cell>
              <table:table-cell office:value-type="float" office:value="0.337636044771242">
                <text:p>0.3376360447712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2049276979167">
                <text:p>1.22049276979167</text:p>
              </table:table-cell>
              <table:table-cell office:value-type="float" office:value="0.338621788235294">
                <text:p>0.3386217882352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9742026979167">
                <text:p>1.19742026979167</text:p>
              </table:table-cell>
              <table:table-cell office:value-type="float" office:value="0.341050415686274">
                <text:p>0.3410504156862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16394745729167">
                <text:p>1.16394745729167</text:p>
              </table:table-cell>
              <table:table-cell office:value-type="float" office:value="0.34828188627451">
                <text:p>0.348281886274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13887756145833">
                <text:p>1.13887756145833</text:p>
              </table:table-cell>
              <table:table-cell office:value-type="float" office:value="0.356921673856209">
                <text:p>0.3569216738562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1818568645833">
                <text:p>1.11818568645833</text:p>
              </table:table-cell>
              <table:table-cell office:value-type="float" office:value="0.367413503921569">
                <text:p>0.3674135039215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086319384375">
                <text:p>1.086319384375</text:p>
              </table:table-cell>
              <table:table-cell office:value-type="float" office:value="0.357309664052288">
                <text:p>0.3573096640522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052325009375">
                <text:p>1.052325009375</text:p>
              </table:table-cell>
              <table:table-cell office:value-type="float" office:value="0.346428454901961">
                <text:p>0.3464284549019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2947928020833">
                <text:p>1.02947928020833</text:p>
              </table:table-cell>
              <table:table-cell office:value-type="float" office:value="0.338301453267974">
                <text:p>0.3383014532679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00059037395833">
                <text:p>1.00059037395833</text:p>
              </table:table-cell>
              <table:table-cell office:value-type="float" office:value="0.334378879738562">
                <text:p>0.3343788797385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62733915625001">
                <text:p>0.962733915625001</text:p>
              </table:table-cell>
              <table:table-cell office:value-type="float" office:value="0.322353552941176">
                <text:p>0.3223535529411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22549488541668">
                <text:p>0.922549488541668</text:p>
              </table:table-cell>
              <table:table-cell office:value-type="float" office:value="0.311310007189542">
                <text:p>0.3113100071895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05793238541668">
                <text:p>0.905793238541668</text:p>
              </table:table-cell>
              <table:table-cell office:value-type="float" office:value="0.29944007254902">
                <text:p>0.299440072549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68738134375001">
                <text:p>0.868738134375001</text:p>
              </table:table-cell>
              <table:table-cell office:value-type="float" office:value="0.298919530882353">
                <text:p>0.2989195308823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31335582291668">
                <text:p>0.831335582291668</text:p>
              </table:table-cell>
              <table:table-cell office:value-type="float" office:value="0.301319016176471">
                <text:p>0.3013190161764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10297301041668">
                <text:p>0.810297301041668</text:p>
              </table:table-cell>
              <table:table-cell office:value-type="float" office:value="0.307457545588235">
                <text:p>0.3074575455882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73504332291668">
                <text:p>0.773504332291668</text:p>
              </table:table-cell>
              <table:table-cell office:value-type="float" office:value="0.316220535784314">
                <text:p>0.3162205357843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51709176041668">
                <text:p>0.751709176041668</text:p>
              </table:table-cell>
              <table:table-cell office:value-type="float" office:value="0.339239735130719">
                <text:p>0.3392397351307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19774905208334">
                <text:p>0.719774905208334</text:p>
              </table:table-cell>
              <table:table-cell office:value-type="float" office:value="0.35117061748366">
                <text:p>0.3511706174836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05192040625001">
                <text:p>0.705192040625001</text:p>
              </table:table-cell>
              <table:table-cell office:value-type="float" office:value="0.359208762908497">
                <text:p>0.3592087629084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85310686458334">
                <text:p>0.685310686458334</text:p>
              </table:table-cell>
              <table:table-cell office:value-type="float" office:value="0.360294065196078">
                <text:p>0.3602940651960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72335217708334">
                <text:p>0.672335217708334</text:p>
              </table:table-cell>
              <table:table-cell office:value-type="float" office:value="0.358489449183006">
                <text:p>0.3584894491830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58699019791668">
                <text:p>0.658699019791668</text:p>
              </table:table-cell>
              <table:table-cell office:value-type="float" office:value="0.354362962254902">
                <text:p>0.3543629622549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647185217708334">
                <text:p>0.647185217708334</text:p>
              </table:table-cell>
              <table:table-cell office:value-type="float" office:value="0.349701001470588">
                <text:p>0.3497010014705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635438498958334">
                <text:p>0.635438498958334</text:p>
              </table:table-cell>
              <table:table-cell office:value-type="float" office:value="0.332162439379085">
                <text:p>0.3321624393790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608212092708334">
                <text:p>0.608212092708334</text:p>
              </table:table-cell>
              <table:table-cell office:value-type="float" office:value="0.308650919771242">
                <text:p>0.3086509197712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77135738541668">
                <text:p>0.577135738541668</text:p>
              </table:table-cell>
              <table:table-cell office:value-type="float" office:value="0.301662390359477">
                <text:p>0.3016623903594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44512769791668">
                <text:p>0.544512769791668</text:p>
              </table:table-cell>
              <table:table-cell office:value-type="float" office:value="0.314644743300653">
                <text:p>0.3146447433006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05663446875001">
                <text:p>0.505663446875001</text:p>
              </table:table-cell>
              <table:table-cell office:value-type="float" office:value="0.329421458986928">
                <text:p>0.3294214589869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74295217708334">
                <text:p>0.474295217708334</text:p>
              </table:table-cell>
              <table:table-cell office:value-type="float" office:value="0.36063436748366">
                <text:p>0.360634367483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29264071875001">
                <text:p>0.429264071875001</text:p>
              </table:table-cell>
              <table:table-cell office:value-type="float" office:value="0.380439106045751">
                <text:p>0.3804391060457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04288551041668">
                <text:p>0.404288551041668</text:p>
              </table:table-cell>
              <table:table-cell office:value-type="float" office:value="0.405727586437908">
                <text:p>0.4057275864379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66118603125001">
                <text:p>0.366118603125001</text:p>
              </table:table-cell>
              <table:table-cell office:value-type="float" office:value="0.413889351143791">
                <text:p>0.4138893511437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46775634375001">
                <text:p>0.346775634375001</text:p>
              </table:table-cell>
              <table:table-cell office:value-type="float" office:value="0.431780527614379">
                <text:p>0.4317805276143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04954280208334">
                <text:p>0.304954280208334</text:p>
              </table:table-cell>
              <table:table-cell office:value-type="float" office:value="0.435137006372549">
                <text:p>0.4351370063725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89820738541668">
                <text:p>0.289820738541668</text:p>
              </table:table-cell>
              <table:table-cell office:value-type="float" office:value="0.428693689379085">
                <text:p>0.4286936893790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83857769791668">
                <text:p>0.283857769791668</text:p>
              </table:table-cell>
              <table:table-cell office:value-type="float" office:value="0.424828746568627">
                <text:p>0.42482874656862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73390061458334">
                <text:p>0.273390061458334</text:p>
              </table:table-cell>
              <table:table-cell office:value-type="float" office:value="0.422055290686274">
                <text:p>0.4220552906862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61546051041668">
                <text:p>0.261546051041668</text:p>
              </table:table-cell>
              <table:table-cell office:value-type="float" office:value="0.416906197549019">
                <text:p>0.4169061975490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43994748958334">
                <text:p>0.243994748958334</text:p>
              </table:table-cell>
              <table:table-cell office:value-type="float" office:value="0.395946802124183">
                <text:p>0.3959468021241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24060113541668">
                <text:p>0.224060113541668</text:p>
              </table:table-cell>
              <table:table-cell office:value-type="float" office:value="0.390043575">
                <text:p>0.3900435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09457301041668">
                <text:p>0.209457301041668</text:p>
              </table:table-cell>
              <table:table-cell office:value-type="float" office:value="0.398392104411765">
                <text:p>0.3983921044117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02919905208334">
                <text:p>0.202919905208334</text:p>
              </table:table-cell>
              <table:table-cell office:value-type="float" office:value="0.41727061748366">
                <text:p>0.417270617483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83474853125001">
                <text:p>0.183474853125001</text:p>
              </table:table-cell>
              <table:table-cell office:value-type="float" office:value="0.416543038235294">
                <text:p>0.4165430382352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76351051041668">
                <text:p>0.176351051041668</text:p>
              </table:table-cell>
              <table:table-cell office:value-type="float" office:value="0.400605211437908">
                <text:p>0.4006052114379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71356139583334">
                <text:p>0.171356139583334</text:p>
              </table:table-cell>
              <table:table-cell office:value-type="float" office:value="0.394857883006536">
                <text:p>0.3948578830065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66086347916668">
                <text:p>0.166086347916668</text:p>
              </table:table-cell>
              <table:table-cell office:value-type="float" office:value="0.396953217973856">
                <text:p>0.3969532179738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66234090104168">
                <text:p>0.166234090104168</text:p>
              </table:table-cell>
              <table:table-cell office:value-type="float" office:value="0.402958414052287">
                <text:p>0.4029584140522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71964871354168">
                <text:p>0.171964871354168</text:p>
              </table:table-cell>
              <table:table-cell office:value-type="float" office:value="0.404910538235294">
                <text:p>0.4049105382352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71314006770834">
                <text:p>0.171314006770834</text:p>
              </table:table-cell>
              <table:table-cell office:value-type="float" office:value="0.406446371568627">
                <text:p>0.40644637156862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65913746354168">
                <text:p>0.165913746354168</text:p>
              </table:table-cell>
              <table:table-cell office:value-type="float" office:value="0.404608087254902">
                <text:p>0.4046080872549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60886798437501">
                <text:p>0.160886798437501</text:p>
              </table:table-cell>
              <table:table-cell office:value-type="float" office:value="0.41495539117647">
                <text:p>0.414955391176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40398152604168">
                <text:p>0.140398152604168</text:p>
              </table:table-cell>
              <table:table-cell office:value-type="float" office:value="0.449916175490196">
                <text:p>0.4499161754901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29324246354168">
                <text:p>0.129324246354168</text:p>
              </table:table-cell>
              <table:table-cell office:value-type="float" office:value="0.464311518627451">
                <text:p>0.4643115186274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27749881770834">
                <text:p>0.127749881770834</text:p>
              </table:table-cell>
              <table:table-cell office:value-type="float" office:value="0.469321845424836">
                <text:p>0.4693218454248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18737277604168">
                <text:p>0.118737277604168</text:p>
              </table:table-cell>
              <table:table-cell office:value-type="float" office:value="0.459351093790849">
                <text:p>0.4593510937908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11205923437501">
                <text:p>0.111205923437501</text:p>
              </table:table-cell>
              <table:table-cell office:value-type="float" office:value="0.432871927124183">
                <text:p>0.43287192712418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01090350520834">
                <text:p>0.101090350520834</text:p>
              </table:table-cell>
              <table:table-cell office:value-type="float" office:value="0.415733038235294">
                <text:p>0.41573303823529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897785796875011">
                <text:p>0.0897785796875011</text:p>
              </table:table-cell>
              <table:table-cell office:value-type="float" office:value="0.413442768627451">
                <text:p>0.4134427686274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780716526041678">
                <text:p>0.0780716526041678</text:p>
              </table:table-cell>
              <table:table-cell office:value-type="float" office:value="0.429239990849673">
                <text:p>0.4292399908496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555447255208344">
                <text:p>0.0555447255208344</text:p>
              </table:table-cell>
              <table:table-cell office:value-type="float" office:value="0.43755551372549">
                <text:p>0.4375555137254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523598453125011">
                <text:p>0.0523598453125011</text:p>
              </table:table-cell>
              <table:table-cell office:value-type="float" office:value="0.427619320915033">
                <text:p>0.4276193209150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484676838541678">
                <text:p>0.0484676838541678</text:p>
              </table:table-cell>
              <table:table-cell office:value-type="float" office:value="0.402857719607843">
                <text:p>0.4028577196078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466329130208344">
                <text:p>0.0466329130208344</text:p>
              </table:table-cell>
              <table:table-cell office:value-type="float" office:value="0.395868070915033">
                <text:p>0.3958680709150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376767671875011">
                <text:p>0.0376767671875011</text:p>
              </table:table-cell>
              <table:table-cell office:value-type="float" office:value="0.382736616666666">
                <text:p>0.38273661666666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145943713541678">
                <text:p>0.0145943713541678</text:p>
              </table:table-cell>
              <table:table-cell office:value-type="float" office:value="0.370943152614379">
                <text:p>0.3709431526143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00503701562498913">
                <text:p>-0.000503701562498913</text:p>
              </table:table-cell>
              <table:table-cell office:value-type="float" office:value="0.342798626470588">
                <text:p>0.34279862647058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224531807291656">
                <text:p>-0.0224531807291656</text:p>
              </table:table-cell>
              <table:table-cell office:value-type="float" office:value="0.335742817647059">
                <text:p>0.3357428176470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342796911458322">
                <text:p>-0.0342796911458322</text:p>
              </table:table-cell>
              <table:table-cell office:value-type="float" office:value="0.337839917320261">
                <text:p>0.33783991732026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474579203124989">
                <text:p>-0.0474579203124989</text:p>
              </table:table-cell>
              <table:table-cell office:value-type="float" office:value="0.344814108496732">
                <text:p>0.3448141084967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427631338541656">
                <text:p>-0.0427631338541656</text:p>
              </table:table-cell>
              <table:table-cell office:value-type="float" office:value="0.389989516993464">
                <text:p>0.3899895169934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284871963541656">
                <text:p>-0.0284871963541656</text:p>
              </table:table-cell>
              <table:table-cell office:value-type="float" office:value="0.459160758823529">
                <text:p>0.45916075882352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181401651041656">
                <text:p>-0.0181401651041656</text:p>
              </table:table-cell>
              <table:table-cell office:value-type="float" office:value="0.504126281699346">
                <text:p>0.5041262816993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223968630208322">
                <text:p>-0.0223968630208322</text:p>
              </table:table-cell>
              <table:table-cell office:value-type="float" office:value="0.576277752287581">
                <text:p>0.57627775228758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208256182291656">
                <text:p>-0.0208256182291656</text:p>
              </table:table-cell>
              <table:table-cell office:value-type="float" office:value="0.60058028496732">
                <text:p>0.600580284967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112604619791656">
                <text:p>-0.0112604619791656</text:p>
              </table:table-cell>
              <table:table-cell office:value-type="float" office:value="0.627933389542483">
                <text:p>0.62793338954248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669538020834429">
                <text:p>0.000669538020834429</text:p>
              </table:table-cell>
              <table:table-cell office:value-type="float" office:value="0.637676690196078">
                <text:p>0.6376766901960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887676041667762">
                <text:p>0.000887676041667762</text:p>
              </table:table-cell>
              <table:table-cell office:value-type="float" office:value="0.646217376470588">
                <text:p>0.6462173764705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184893031249989">
                <text:p>-0.0184893031249989</text:p>
              </table:table-cell>
              <table:table-cell office:value-type="float" office:value="0.652718111764706">
                <text:p>0.6527181117647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397980531249989">
                <text:p>-0.0397980531249989</text:p>
              </table:table-cell>
              <table:table-cell office:value-type="float" office:value="0.660428675490196">
                <text:p>0.6604286754901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455087302083322">
                <text:p>-0.0455087302083322</text:p>
              </table:table-cell>
              <table:table-cell office:value-type="float" office:value="0.677684966339869">
                <text:p>0.6776849663398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515625322916656">
                <text:p>-0.0515625322916656</text:p>
              </table:table-cell>
              <table:table-cell office:value-type="float" office:value="0.677839749019608">
                <text:p>0.6778397490196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535662406249989">
                <text:p>-0.0535662406249989</text:p>
              </table:table-cell>
              <table:table-cell office:value-type="float" office:value="0.668499226143791">
                <text:p>0.6684992261437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556403343749989">
                <text:p>-0.0556403343749989</text:p>
              </table:table-cell>
              <table:table-cell office:value-type="float" office:value="0.660481595424836">
                <text:p>0.6604815954248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552627921874989">
                <text:p>-0.0552627921874989</text:p>
              </table:table-cell>
              <table:table-cell office:value-type="float" office:value="0.644494830718954">
                <text:p>0.64449483071895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527213286458322">
                <text:p>-0.0527213286458322</text:p>
              </table:table-cell>
              <table:table-cell office:value-type="float" office:value="0.632453981045751">
                <text:p>0.63245398104575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524475713541656">
                <text:p>-0.0524475713541656</text:p>
              </table:table-cell>
              <table:table-cell office:value-type="float" office:value="0.604340092156862">
                <text:p>0.6043400921568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510868109374989">
                <text:p>-0.0510868109374989</text:p>
              </table:table-cell>
              <table:table-cell office:value-type="float" office:value="0.596582061111111">
                <text:p>0.5965820611111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0508119927083322">
                <text:p>-0.0508119927083322</text:p>
              </table:table-cell>
              <table:table-cell office:value-type="float" office:value="0.599007575816993">
                <text:p>0.5990075758169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0487172218749989">
                <text:p>-0.0487172218749989</text:p>
              </table:table-cell>
              <table:table-cell office:value-type="float" office:value="0.615994994117647">
                <text:p>0.6159949941176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447054770833322">
                <text:p>-0.0447054770833322</text:p>
              </table:table-cell>
              <table:table-cell office:value-type="float" office:value="0.621089177124183">
                <text:p>0.6210891771241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385313104166655">
                <text:p>-0.0385313104166655</text:p>
              </table:table-cell>
              <table:table-cell office:value-type="float" office:value="0.626467036601307">
                <text:p>0.62646703660130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243901645833322">
                <text:p>-0.0243901645833322</text:p>
              </table:table-cell>
              <table:table-cell office:value-type="float" office:value="0.630649822549019">
                <text:p>0.6306498225490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223871177083322">
                <text:p>-0.0223871177083322</text:p>
              </table:table-cell>
              <table:table-cell office:value-type="float" office:value="0.63158093366013">
                <text:p>0.631580933660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198809145833322">
                <text:p>-0.0198809145833322</text:p>
              </table:table-cell>
              <table:table-cell office:value-type="float" office:value="0.6166111624183">
                <text:p>0.61661116241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213990916666655">
                <text:p>-0.0213990916666655</text:p>
              </table:table-cell>
              <table:table-cell office:value-type="float" office:value="0.608188858496732">
                <text:p>0.6081888584967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237067322916655">
                <text:p>-0.0237067322916655</text:p>
              </table:table-cell>
              <table:table-cell office:value-type="float" office:value="0.598639021895425">
                <text:p>0.5986390218954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288190291666655">
                <text:p>-0.0288190291666655</text:p>
              </table:table-cell>
              <table:table-cell office:value-type="float" office:value="0.598128389542483">
                <text:p>0.59812838954248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289260859374989">
                <text:p>-0.0289260859374989</text:p>
              </table:table-cell>
              <table:table-cell office:value-type="float" office:value="0.603586028431372">
                <text:p>0.6035860284313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288487833333322">
                <text:p>-0.0288487833333322</text:p>
              </table:table-cell>
              <table:table-cell office:value-type="float" office:value="0.60718811993464">
                <text:p>0.607188119934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0294533458333322">
                <text:p>-0.0294533458333322</text:p>
              </table:table-cell>
              <table:table-cell office:value-type="float" office:value="0.605113740849673">
                <text:p>0.6051137408496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273186843749989">
                <text:p>-0.0273186843749989</text:p>
              </table:table-cell>
              <table:table-cell office:value-type="float" office:value="0.592819378104575">
                <text:p>0.5928193781045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0180567052083322">
                <text:p>-0.0180567052083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